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order="0.99pt groove #000000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="0.99pt outset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7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8pt" style:font-size-asian="8pt" style:font-size-complex="8pt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Default">
      <style:table-cell-properties fo:border-bottom="0.06pt solid #000000" fo:border-left="none" fo:border-right="none" fo:border-top="0.06pt solid #000000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0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6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110">
      <style:table-cell-properties style:text-align-source="fix" style:repeat-content="false" fo:border="0.06pt solid #000000" style:vertical-align="middle"/>
      <style:paragraph-properties fo:text-align="center"/>
    </style:style>
    <style:style style:name="ce36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6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8pt" style:font-size-asian="8pt" style:font-size-complex="8pt"/>
    </style:style>
    <style:style style:name="ce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cm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a933" fo:font-size="8pt" style:font-size-asian="8pt" style:font-size-complex="8pt"/>
    </style:style>
    <style:style style:name="ce76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0.74pt solid #000000" style:rotation-align="none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" style:family="table-cell" style:parent-style-name="Default">
      <style:table-cell-properties fo:border-bottom="0.06pt solid #000000" style:diagonal-bl-tr="none" style:diagonal-tl-br="none" style:text-align-source="fix" style:repeat-content="false" fo:border-left="0.74pt solid #000000" fo:border-right="0.74pt solid #000000" style:rotation-align="none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0" style:family="table-cell" style:parent-style-name="Default">
      <style:table-cell-properties fo:border-bottom="0.06pt solid #ff0000" fo:border-left="0.06pt solid #ff0000" fo:border-right="none" fo:border-top="0.06pt solid #ff0000"/>
    </style:style>
    <style:style style:name="ce81" style:family="table-cell" style:parent-style-name="Default">
      <style:table-cell-properties fo:border-bottom="0.06pt solid #ff0000" fo:border-left="none" fo:border-right="none" fo:border-top="0.06pt solid #ff0000"/>
    </style:style>
    <style:style style:name="ce82" style:family="table-cell" style:parent-style-name="Default">
      <style:table-cell-properties fo:border-bottom="0.06pt solid #ff0000" fo:border-left="none" fo:border-right="0.06pt solid #ff0000" fo:border-top="0.06pt solid #ff0000"/>
    </style:style>
    <style:style style:name="ce1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87" style:family="table-cell" style:parent-style-name="Default">
      <style:table-cell-properties fo:border-bottom="none" fo:background-color="#d9d9d9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order-bottom="none" fo:border-left="0.06pt solid #000000" fo:border-right="0.06pt solid #000000" fo:border-top="none"/>
    </style:style>
    <style:style style:name="ce8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9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547cm" fo:min-width="0.94cm" fo:wrap-option="no-wrap"/>
      <style:paragraph-properties style:writing-mode="lr-tb"/>
    </style:style>
    <style:style style:name="gr2" style:family="graphic">
      <style:graphic-properties svg:stroke-color="#ff0000" draw:fill-color="#ff0000" draw:textarea-horizontal-align="justify" draw:textarea-vertical-align="middle" draw:auto-grow-height="false" fo:min-height="0.26cm" fo:min-width="0.218cm"/>
      <style:paragraph-properties style:writing-mode="lr-tb"/>
    </style:style>
    <style:style style:name="gr3" style:family="graphic">
      <style:graphic-properties draw:textarea-horizontal-align="center" draw:textarea-vertical-align="middle"/>
    </style:style>
    <style:style style:name="P1" style:family="paragraph">
      <style:paragraph-properties fo:text-align="center" style:writing-mode="lr-tb"/>
      <style:text-properties fo:font-size="16pt" style:font-size-asian="16pt" style:font-size-complex="16pt"/>
    </style:style>
    <style:style style:name="P2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style:paragraph-properties fo:text-align="center" style:writing-mode="lr-tb"/>
      <style:text-properties fo:color="#ffffff" loext:opacity="100%" fo:font-size="13pt" style:font-size-asian="13pt" style:font-size-complex="13pt"/>
    </style:style>
    <style:style style:name="P4" style:family="paragraph">
      <loext:graphic-properties draw:fill-color="#ff0000"/>
      <style:paragraph-properties fo:text-align="center" style:writing-mode="lr-tb"/>
      <style:text-properties fo:color="#ffffff" loext:opacity="100%" fo:font-size="13pt" style:font-size-asian="13pt" style:font-size-complex="13pt"/>
    </style:style>
    <style:style style:name="P5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ffffff" loext:opacity="100%"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column table:style-name="co1" table:default-cell-style-name="ce27"/>
        <table:table-row table:style-name="ro1" table:number-rows-repeated="3">
          <table:table-cell table:number-columns-repeated="2"/>
          <table:table-cell table:style-name="Default"/>
          <table:table-cell table:number-columns-repeated="11"/>
          <table:table-cell table:style-name="Default"/>
        </table:table-row>
        <table:table-row table:style-name="ro1">
          <table:table-cell table:number-columns-repeated="2"/>
          <table:table-cell table:style-name="ce1" office:value-type="string" calcext:value-type="string">
            <text:p>body</text:p>
          </table:table-cell>
          <table:table-cell table:style-name="ce5" table:number-columns-repeated="11"/>
          <table:table-cell table:style-name="ce10"/>
        </table:table-row>
        <table:table-row table:style-name="ro1" table:number-rows-repeated="7">
          <table:table-cell table:number-columns-repeated="15"/>
        </table:table-row>
        <table:table-row table:style-name="ro1">
          <table:table-cell table:number-columns-repeated="2"/>
          <table:table-cell table:style-name="ce15" office:value-type="string" calcext:value-type="string">
            <text:p>過去</text:p>
          </table:table-cell>
          <table:table-cell table:style-name="ce20" office:value-type="string" calcext:value-type="string">
            <text:p>現在</text:p>
          </table:table-cell>
          <table:table-cell table:style-name="ce20" office:value-type="string" calcext:value-type="string">
            <text:p>未来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div row</text:p>
          </table:table-cell>
          <table:table-cell table:style-name="ce5" table:number-columns-repeated="11"/>
          <table:table-cell table:style-name="ce10"/>
        </table:table-row>
        <table:table-row table:style-name="ro1">
          <table:table-cell table:number-columns-repeated="3"/>
          <table:table-cell table:style-name="ce3" office:value-type="string" calcext:value-type="string">
            <text:p>canvas width height</text:p>
          </table:table-cell>
          <table:table-cell table:style-name="ce5" table:number-columns-repeated="9"/>
          <table:table-cell table:style-name="ce10"/>
          <table:table-cell/>
        </table:table-row>
        <table:table-row table:style-name="ro1">
          <table:table-cell table:number-columns-repeated="3"/>
          <table:table-cell table:style-name="ce2"/>
          <table:table-cell table:style-name="ce7" table:number-columns-repeated="9"/>
          <table:table-cell table:style-name="ce27"/>
          <table:table-cell/>
        </table:table-row>
        <table:table-row table:style-name="ro1"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27"/>
          <table:table-cell/>
        </table:table-row>
        <table:table-row table:style-name="ro1">
          <table:table-cell table:number-columns-repeated="3"/>
          <table:table-cell table:style-name="ce2"/>
          <table:table-cell table:style-name="ce3" office:value-type="string" calcext:value-type="string">
            <text:p>span </text:p>
          </table:table-cell>
          <table:table-cell table:style-name="ce10"/>
          <table:table-cell/>
          <table:table-cell table:style-name="ce3" office:value-type="string" calcext:value-type="string">
            <text:p>span</text:p>
          </table:table-cell>
          <table:table-cell table:style-name="ce10"/>
          <table:table-cell/>
          <table:table-cell table:style-name="ce3" office:value-type="string" calcext:value-type="string">
            <text:p>span</text:p>
          </table:table-cell>
          <table:table-cell table:style-name="ce10"/>
          <table:table-cell table:style-name="ce7"/>
          <table:table-cell table:style-name="ce27"/>
          <table:table-cell/>
        </table:table-row>
        <table:table-row table:style-name="ro1">
          <table:table-cell table:number-columns-repeated="3"/>
          <table:table-cell table:style-name="ce2"/>
          <table:table-cell table:style-name="ce8" office:value-type="string" calcext:value-type="string" table:number-columns-spanned="2" table:number-rows-spanned="1">
            <text:p>ホゲホゲ</text:p>
          </table:table-cell>
          <table:covered-table-cell table:style-name="ce31"/>
          <table:table-cell table:style-name="ce5"/>
          <table:table-cell table:style-name="ce8" office:value-type="string" calcext:value-type="string" table:number-columns-spanned="2" table:number-rows-spanned="1">
            <text:p>友達</text:p>
          </table:table-cell>
          <table:covered-table-cell table:style-name="ce31"/>
          <table:table-cell table:style-name="ce5"/>
          <table:table-cell table:style-name="ce8" office:value-type="string" calcext:value-type="string" table:number-columns-spanned="2" table:number-rows-spanned="1">
            <text:p>フガフガ</text:p>
          </table:table-cell>
          <table:covered-table-cell table:style-name="ce31"/>
          <table:table-cell table:style-name="ce7"/>
          <table:table-cell table:style-name="ce27"/>
          <table:table-cell/>
        </table:table-row>
        <table:table-row table:style-name="ro1">
          <table:table-cell table:number-columns-repeated="3"/>
          <table:table-cell table:style-name="ce2"/>
          <table:table-cell table:style-name="ce4"/>
          <table:table-cell table:style-name="ce12"/>
          <table:table-cell/>
          <table:table-cell table:style-name="ce4"/>
          <table:table-cell table:style-name="ce12"/>
          <table:table-cell/>
          <table:table-cell table:style-name="ce4"/>
          <table:table-cell table:style-name="ce12"/>
          <table:table-cell table:style-name="ce7"/>
          <table:table-cell table:style-name="ce27"/>
          <table:table-cell/>
        </table:table-row>
        <table:table-row table:style-name="ro1" table:number-rows-repeated="6">
          <table:table-cell table:number-columns-repeated="3"/>
          <table:table-cell table:style-name="ce2"/>
          <table:table-cell table:style-name="ce7"/>
          <table:table-cell table:number-columns-repeated="7"/>
          <table:table-cell table:style-name="ce7"/>
          <table:table-cell table:style-name="ce27"/>
          <table:table-cell/>
        </table:table-row>
        <table:table-row table:style-name="ro1">
          <table:table-cell table:number-columns-repeated="3"/>
          <table:table-cell table:style-name="ce2"/>
          <table:table-cell table:style-name="ce7" table:number-columns-repeated="9"/>
          <table:table-cell table:style-name="ce27"/>
          <table:table-cell/>
        </table:table-row>
        <table:table-row table:style-name="ro1">
          <table:table-cell table:number-columns-repeated="3"/>
          <table:table-cell table:style-name="ce4"/>
          <table:table-cell table:style-name="ce6" table:number-columns-repeated="9"/>
          <table:table-cell table:style-name="ce12"/>
          <table:table-cell/>
        </table:table-row>
        <table:table-row table:style-name="ro1">
          <table:table-cell table:number-columns-repeated="2"/>
          <table:table-cell table:style-name="ce4"/>
          <table:table-cell table:style-name="ce6" table:number-columns-repeated="11"/>
          <table:table-cell table:style-name="ce12"/>
        </table:table-row>
        <table:table-row table:style-name="ro1">
          <table:table-cell table:number-columns-repeated="2"/>
          <table:table-cell table:style-name="ce3" office:value-type="string" calcext:value-type="string">
            <text:p>div row</text:p>
          </table:table-cell>
          <table:table-cell table:style-name="ce5" table:number-columns-repeated="3"/>
          <table:table-cell table:style-name="ce10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登場人物</text:p>
          </table:table-cell>
          <table:table-cell table:style-name="ce9"/>
          <table:table-cell table:style-name="ce13"/>
          <table:table-cell table:style-name="ce27"/>
          <table:table-cell table:number-columns-repeated="8"/>
        </table:table-row>
        <table:table-row table:style-name="ro1">
          <table:table-cell table:number-columns-repeated="4"/>
          <table:table-cell table:style-name="ce7" table:number-columns-repeated="2"/>
          <table:table-cell table:style-name="ce27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関係</text:p>
          </table:table-cell>
          <table:table-cell table:style-name="ce9"/>
          <table:table-cell table:style-name="ce13"/>
          <table:table-cell table:style-name="ce27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27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対象</text:p>
          </table:table-cell>
          <table:table-cell table:style-name="ce9"/>
          <table:table-cell table:style-name="ce13"/>
          <table:table-cell table:style-name="ce27"/>
          <table:table-cell table:number-columns-repeated="8"/>
        </table:table-row>
        <table:table-row table:style-name="ro1">
          <table:table-cell table:number-columns-repeated="5"/>
          <table:table-cell table:style-name="ce7"/>
          <table:table-cell table:style-name="ce27"/>
          <table:table-cell table:number-columns-repeated="8"/>
        </table:table-row>
        <table:table-row table:style-name="ro1">
          <table:table-cell table:number-columns-repeated="3"/>
          <table:table-cell table:style-name="ce19" office:value-type="string" calcext:value-type="string">
            <text:p>送信</text:p>
          </table:table-cell>
          <table:table-cell/>
          <table:table-cell table:style-name="ce7"/>
          <table:table-cell table:style-name="ce27"/>
          <table:table-cell table:number-columns-repeated="8"/>
        </table:table-row>
        <table:table-row table:style-name="ro1" table:number-rows-repeated="3">
          <table:table-cell table:number-columns-repeated="5"/>
          <table:table-cell table:style-name="ce7"/>
          <table:table-cell table:style-name="ce27"/>
          <table:table-cell table:number-columns-repeated="8"/>
        </table:table-row>
        <table:table-row table:style-name="ro1">
          <table:table-cell table:number-columns-repeated="2"/>
          <table:table-cell table:style-name="ce4"/>
          <table:table-cell table:style-name="ce6" table:number-columns-repeated="3"/>
          <table:table-cell table:style-name="ce12"/>
          <table:table-cell table:style-name="ce6" table:number-columns-repeated="7"/>
          <table:table-cell table:style-name="ce12"/>
        </table:table-row>
      </table:table>
      <table:table table:name="ログイン" table:style-name="ta1">
        <table:shapes>
          <draw:custom-shape draw:z-index="0" draw:style-name="gr1" draw:text-style-name="P2" svg:width="1.014cm" svg:height="0.589cm" svg:x="7.999cm" svg:y="2.947cm">
            <text:p text:style-name="P1"><text:span text:style-name="T1">①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" draw:style-name="gr1" draw:text-style-name="P2" svg:width="1.014cm" svg:height="0.589cm" svg:x="8.005cm" svg:y="3.839cm">
            <text:p text:style-name="P1"><text:span text:style-name="T1">②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style-name="gr1" draw:text-style-name="P2" svg:width="1.014cm" svg:height="0.589cm" svg:x="5.689cm" svg:y="5.787cm">
            <text:p text:style-name="P1"><text:span text:style-name="T1">③</text:span></text:p>
            <draw:enhanced-geometry svg:viewBox="0 0 21600 21600" draw:text-areas="800 800 20800 20800" draw:type="round-rectangular-callout" draw:modifiers="-6533.20197044335 -6113.898305084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1" draw:text-style-name="P2" svg:width="1.014cm" svg:height="0.589cm" svg:x="8.559cm" svg:y="8.146cm">
            <text:p text:style-name="P1"><text:span text:style-name="T1">④</text:span></text:p>
            <draw:enhanced-geometry svg:viewBox="0 0 21600 21600" draw:text-areas="800 800 20800 20800" draw:type="round-rectangular-callout" draw:modifiers="-6894.97536945813 21453.55932203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2" table:default-cell-style-name="Default"/>
        <table:table-column table:style-name="co2" table:number-columns-repeated="2" table:default-cell-style-name="ce2"/>
        <table:table-column table:style-name="co2" table:number-columns-repeated="3" table:default-cell-style-name="ce7"/>
        <table:table-column table:style-name="co2" table:number-columns-repeated="5" table:default-cell-style-name="Default"/>
        <table:table-column table:style-name="co2" table:default-cell-style-name="ce49"/>
        <table:table-column table:style-name="co2" table:number-columns-repeated="3" table:default-cell-style-name="ce7"/>
        <table:table-column table:style-name="co2" table:default-cell-style-name="ce31"/>
        <table:table-column table:style-name="co2" table:number-columns-repeated="16" table:default-cell-style-name="Default"/>
        <table:table-column table:style-name="co2" table:default-cell-style-name="ce7"/>
        <table:table-column table:style-name="co2" table:number-columns-repeated="9" table:default-cell-style-name="Default"/>
        <table:table-column table:style-name="co2" table:number-columns-repeated="2" table:default-cell-style-name="ce7"/>
        <table:table-column table:style-name="co2" table:number-columns-repeated="19" table:default-cell-style-name="Default"/>
        <table:table-column table:style-name="co2" table:default-cell-style-name="ce31"/>
        <table:table-row table:style-name="ro1">
          <table:table-cell/>
          <table:table-cell table:style-name="Default" table:number-columns-repeated="5"/>
          <table:table-cell table:number-columns-repeated="5"/>
          <table:table-cell table:style-name="Default" table:number-columns-repeated="5"/>
          <table:table-cell table:number-columns-repeated="16"/>
          <table:table-cell table:style-name="Default"/>
          <table:table-cell table:number-columns-repeated="9"/>
          <table:table-cell table:style-name="Default" table:number-columns-repeated="2"/>
          <table:table-cell table:number-columns-repeated="19"/>
          <table:table-cell table:style-name="Default"/>
        </table:table-row>
        <table:table-row table:style-name="ro1">
          <table:table-cell/>
          <table:table-cell table:style-name="ce30" office:value-type="string" calcext:value-type="string" table:number-columns-spanned="17" table:number-rows-spanned="1">
            <text:p>論理画面名</text:p>
          </table:table-cell>
          <table:covered-table-cell table:number-columns-repeated="15" table:style-name="ce5"/>
          <table:covered-table-cell table:style-name="ce10"/>
          <table:table-cell table:style-name="ce30" office:value-type="string" calcext:value-type="string" table:number-columns-spanned="17" table:number-rows-spanned="1">
            <text:p>物理画面名</text:p>
          </table:table-cell>
          <table:covered-table-cell table:number-columns-repeated="15" table:style-name="ce5"/>
          <table:covered-table-cell table:style-name="ce10"/>
          <table:table-cell table:style-name="ce44" office:value-type="string" calcext:value-type="string" table:number-columns-spanned="6" table:number-rows-spanned="1">
            <text:p>日付</text:p>
          </table:table-cell>
          <table:covered-table-cell table:number-columns-repeated="5" table:style-name="ce36"/>
          <table:table-cell table:style-name="ce5" table:number-columns-repeated="22"/>
          <table:table-cell table:style-name="ce10"/>
        </table:table-row>
        <table:table-row table:style-name="ro1">
          <table:table-cell/>
          <table:table-cell table:style-name="ce44" office:value-type="string" calcext:value-type="string" table:number-columns-spanned="17" table:number-rows-spanned="1">
            <text:p>ログイン画面</text:p>
          </table:table-cell>
          <table:covered-table-cell table:number-columns-repeated="15" table:style-name="ce6"/>
          <table:covered-table-cell table:style-name="ce12"/>
          <table:table-cell table:style-name="ce44" office:value-type="string" calcext:value-type="string" table:number-columns-spanned="17" table:number-rows-spanned="1">
            <text:p>login.php</text:p>
          </table:table-cell>
          <table:covered-table-cell table:number-columns-repeated="15" table:style-name="ce6"/>
          <table:covered-table-cell table:style-name="ce12"/>
          <table:table-cell table:style-name="ce37" office:value-type="date" office:date-value="2021-01-09" calcext:value-type="date" table:number-columns-spanned="6" table:number-rows-spanned="1">
            <text:p>2021年1月9日</text:p>
          </table:table-cell>
          <table:covered-table-cell table:number-columns-repeated="5" table:style-name="ce36"/>
          <table:table-cell table:style-name="ce6" table:number-columns-repeated="22"/>
          <table:table-cell table:style-name="ce12"/>
        </table:table-row>
        <table:table-row table:style-name="ro1">
          <table:table-cell table:number-columns-repeated="2"/>
          <table:table-cell table:style-name="ce32"/>
          <table:table-cell table:number-columns-repeated="3"/>
          <table:table-cell table:style-name="ce7" table:number-columns-repeated="6"/>
          <table:table-cell table:number-columns-repeated="3"/>
          <table:table-cell table:style-name="Default"/>
          <table:table-cell table:number-columns-repeated="16"/>
          <table:table-cell table:style-name="Default"/>
          <table:table-cell table:number-columns-repeated="9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48"/>
          <table:table-cell table:style-name="ce5" table:number-columns-repeated="2"/>
          <table:table-cell table:style-name="ce55" table:number-columns-spanned="3" table:number-rows-spanned="1"/>
          <table:covered-table-cell table:number-columns-repeated="2" table:style-name="ce5"/>
          <table:table-cell table:style-name="ce55" table:number-columns-spanned="3" table:number-rows-spanned="1"/>
          <table:covered-table-cell table:number-columns-repeated="2" table:style-name="ce5"/>
          <table:table-cell table:style-name="ce5" table:number-columns-repeated="4"/>
          <table:table-cell table:style-name="ce10"/>
          <table:table-cell table:style-name="ce7" table:number-columns-repeated="8"/>
          <table:table-cell table:number-columns-repeated="6"/>
          <table:table-cell table:style-name="ce7" table:number-columns-repeated="2"/>
          <table:table-cell table:number-columns-repeated="10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ログイン</text:p>
          </table:table-cell>
          <table:table-cell table:style-name="ce7" table:number-columns-repeated="4"/>
          <table:table-cell table:number-columns-repeated="4"/>
          <table:table-cell table:style-name="ce7" table:number-columns-repeated="8"/>
          <table:table-cell table:number-columns-repeated="6"/>
          <table:table-cell table:style-name="ce7" table:number-columns-repeated="2"/>
          <table:table-cell/>
          <table:table-cell table:style-name="ce7" table:number-columns-repeated="9"/>
          <table:table-cell table:number-columns-repeated="22"/>
        </table:table-row>
        <table:table-row table:style-name="ro1">
          <table:table-cell table:number-columns-repeated="4"/>
          <table:table-cell table:style-name="ce6" table:number-columns-repeated="9"/>
          <table:table-cell table:number-columns-repeated="3"/>
          <table:table-cell table:style-name="ce7" table:number-columns-repeated="10"/>
          <table:table-cell/>
          <table:table-cell table:style-name="ce7" table:number-columns-repeated="5"/>
          <table:table-cell/>
          <table:table-cell table:style-name="ce7" table:number-columns-repeated="9"/>
          <table:table-cell table:number-columns-repeated="2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1"/>
        </table:table-row>
        <table:table-row table:style-name="ro1">
          <table:table-cell table:number-columns-repeated="4"/>
          <table:table-cell office:value-type="string" calcext:value-type="string">
            <text:p>ユーザID</text:p>
          </table:table-cell>
          <table:table-cell/>
          <table:table-cell table:style-name="ce7" table:number-columns-repeated="2"/>
          <table:table-cell table:style-name="ce9"/>
          <table:table-cell table:style-name="ce58" table:number-columns-repeated="3"/>
          <table:table-cell table:style-name="ce13"/>
          <table:table-cell table:number-columns-repeated="51"/>
        </table:table-row>
        <table:table-row table:style-name="ro1">
          <table:table-cell table:number-columns-repeated="6"/>
          <table:table-cell table:style-name="ce7" table:number-columns-repeated="6"/>
          <table:table-cell table:number-columns-repeated="6"/>
          <table:table-cell table:style-name="ce7" table:number-columns-repeated="4"/>
          <table:table-cell table:number-columns-repeated="42"/>
        </table:table-row>
        <table:table-row table:style-name="ro1">
          <table:table-cell table:number-columns-repeated="4"/>
          <table:table-cell office:value-type="string" calcext:value-type="string">
            <text:p>パスワード</text:p>
          </table:table-cell>
          <table:table-cell table:style-name="Default"/>
          <table:table-cell table:number-columns-repeated="2"/>
          <table:table-cell table:style-name="ce9"/>
          <table:table-cell table:style-name="ce58" table:number-columns-repeated="3"/>
          <table:table-cell table:style-name="ce13"/>
          <table:table-cell table:style-name="Default"/>
          <table:table-cell table:number-columns-repeated="2"/>
          <table:table-cell table:style-name="ce7" table:number-columns-repeated="2"/>
          <table:table-cell table:style-name="ce38" table:number-columns-spanned="3" table:number-rows-spanned="1"/>
          <table:covered-table-cell table:number-columns-repeated="2"/>
          <table:table-cell table:style-name="ce7"/>
          <table:table-cell table:number-columns-repeated="42"/>
        </table:table-row>
        <table:table-row table:style-name="ro1">
          <table:table-cell table:number-columns-repeated="6"/>
          <table:table-cell table:style-name="ce7" table:number-columns-repeated="2"/>
          <table:table-cell table:number-columns-repeated="3"/>
          <table:table-cell table:style-name="ce7"/>
          <table:table-cell table:number-columns-repeated="6"/>
          <table:table-cell table:style-name="ce7" table:number-columns-repeated="4"/>
          <table:table-cell/>
          <table:table-cell table:style-name="ce38" table:number-columns-spanned="3" table:number-rows-spanned="1"/>
          <table:covered-table-cell table:number-columns-repeated="2"/>
          <table:table-cell table:number-columns-repeated="38"/>
        </table:table-row>
        <table:table-row table:style-name="ro1">
          <table:table-cell table:number-columns-repeated="4"/>
          <table:table-cell table:style-name="ce50"/>
          <table:table-cell table:number-columns-repeated="2"/>
          <table:table-cell table:style-name="ce44" office:value-type="string" calcext:value-type="string" table:number-columns-spanned="2" table:number-rows-spanned="1">
            <text:p>送信</text:p>
          </table:table-cell>
          <table:covered-table-cell table:style-name="ce7"/>
          <table:table-cell table:style-name="ce7" table:number-columns-repeated="2"/>
          <table:table-cell table:style-name="ce50" table:number-columns-spanned="2" table:number-rows-spanned="1"/>
          <table:covered-table-cell/>
          <table:table-cell table:number-columns-repeated="51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2"/>
        </table:table-row>
        <table:table-row table:style-name="ro1">
          <table:table-cell table:number-columns-repeated="2"/>
          <table:table-cell table:style-name="ce4"/>
          <table:table-cell table:style-name="ce6" table:number-columns-repeated="12"/>
          <table:table-cell table:style-name="ce12"/>
          <table:table-cell table:number-columns-repeated="48"/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48"/>
        </table:table-row>
        <table:table-row table:style-name="ro1">
          <table:table-cell table:number-columns-repeated="2"/>
          <table:table-cell table:style-name="ce48"/>
          <table:table-cell table:style-name="ce5" table:number-columns-repeated="2"/>
          <table:table-cell table:style-name="ce55" table:number-columns-spanned="3" table:number-rows-spanned="1"/>
          <table:covered-table-cell table:number-columns-repeated="2" table:style-name="ce5"/>
          <table:table-cell table:style-name="ce55" table:number-columns-spanned="3" table:number-rows-spanned="1"/>
          <table:covered-table-cell table:number-columns-repeated="2" table:style-name="ce5"/>
          <table:table-cell table:style-name="ce5" table:number-columns-repeated="4"/>
          <table:table-cell table:style-name="ce10"/>
          <table:table-cell table:number-columns-repeated="48"/>
        </table:table-row>
        <table:table-row table:style-name="ro1">
          <table:table-cell table:number-columns-repeated="7"/>
          <table:table-cell office:value-type="string" calcext:value-type="string">
            <text:p>ログイン</text:p>
          </table:table-cell>
          <table:table-cell table:style-name="ce7" table:number-columns-repeated="4"/>
          <table:table-cell table:number-columns-repeated="52"/>
        </table:table-row>
        <table:table-row table:style-name="ro1">
          <table:table-cell table:number-columns-repeated="6"/>
          <table:table-cell table:style-name="ce7" table:number-columns-repeated="6"/>
          <table:table-cell table:number-columns-repeated="52"/>
        </table:table-row>
        <table:table-row table:style-name="ro1">
          <table:table-cell table:number-columns-repeated="3"/>
          <table:table-cell table:style-name="ce50"/>
          <table:table-cell table:style-name="ce51" office:value-type="string" calcext:value-type="string">
            <text:p>ユーザIDもしくはパスワードが一致しません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51"/>
        </table:table-row>
        <table:table-row table:style-name="ro1">
          <table:table-cell table:number-columns-repeated="4"/>
          <table:table-cell table:style-name="ce6" table:number-columns-repeated="9"/>
          <table:table-cell table:number-columns-repeated="5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1"/>
        </table:table-row>
        <table:table-row table:style-name="ro1">
          <table:table-cell table:number-columns-repeated="4"/>
          <table:table-cell office:value-type="string" calcext:value-type="string">
            <text:p>ユーザID</text:p>
          </table:table-cell>
          <table:table-cell/>
          <table:table-cell table:style-name="ce7" table:number-columns-repeated="2"/>
          <table:table-cell table:style-name="ce9"/>
          <table:table-cell table:style-name="ce58" table:number-columns-repeated="3"/>
          <table:table-cell table:style-name="ce13"/>
          <table:table-cell table:style-name="Default"/>
          <table:table-cell table:number-columns-repeated="2"/>
          <table:table-cell table:style-name="ce7" table:number-columns-repeated="16"/>
          <table:table-cell table:number-columns-repeated="32"/>
        </table:table-row>
        <table:table-row table:style-name="ro1">
          <table:table-cell table:number-columns-repeated="6"/>
          <table:table-cell table:style-name="ce7" table:number-columns-repeated="6"/>
          <table:table-cell table:number-columns-repeated="20"/>
          <table:table-cell table:style-name="Default"/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パスワード</text:p>
          </table:table-cell>
          <table:table-cell table:style-name="Default"/>
          <table:table-cell table:number-columns-repeated="2"/>
          <table:table-cell table:style-name="ce9"/>
          <table:table-cell table:style-name="ce58" table:number-columns-repeated="3"/>
          <table:table-cell table:style-name="ce13"/>
          <table:table-cell table:number-columns-repeated="19"/>
          <table:table-cell table:style-name="Default"/>
          <table:table-cell table:number-columns-repeated="31"/>
        </table:table-row>
        <table:table-row table:style-name="ro1">
          <table:table-cell table:number-columns-repeated="6"/>
          <table:table-cell table:style-name="ce7" table:number-columns-repeated="2"/>
          <table:table-cell table:number-columns-repeated="3"/>
          <table:table-cell table:style-name="ce7"/>
          <table:table-cell table:number-columns-repeated="20"/>
          <table:table-cell table:style-name="Default"/>
          <table:table-cell table:number-columns-repeated="31"/>
        </table:table-row>
        <table:table-row table:style-name="ro1">
          <table:table-cell table:number-columns-repeated="4"/>
          <table:table-cell table:style-name="ce50"/>
          <table:table-cell table:number-columns-repeated="2"/>
          <table:table-cell table:style-name="ce44" office:value-type="string" calcext:value-type="string" table:number-columns-spanned="2" table:number-rows-spanned="1">
            <text:p>送信</text:p>
          </table:table-cell>
          <table:covered-table-cell table:style-name="ce7"/>
          <table:table-cell table:style-name="ce7" table:number-columns-repeated="2"/>
          <table:table-cell table:style-name="ce50" table:number-columns-spanned="2" table:number-rows-spanned="1"/>
          <table:covered-table-cell/>
          <table:table-cell table:number-columns-repeated="19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4"/>
          <table:table-cell table:style-name="ce6" table:number-columns-repeated="12"/>
          <table:table-cell table:style-name="ce12"/>
          <table:table-cell table:number-columns-repeated="16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7"/>
          <table:table-cell table:number-columns-repeated="3"/>
          <table:table-cell table:style-name="ce7"/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16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7"/>
          <table:table-cell table:style-name="Default" table:number-columns-repeated="2"/>
          <table:table-cell/>
          <table:table-cell table:style-name="ce7"/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16"/>
          <table:table-cell table:style-name="Default"/>
          <table:table-cell table:number-columns-repeated="9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45" office:value-type="string" calcext:value-type="string" table:number-columns-spanned="3" table:number-rows-spanned="1">
            <text:p>action</text:p>
          </table:table-cell>
          <table:covered-table-cell table:number-columns-repeated="2" table:style-name="ce49"/>
          <table:table-cell table:style-name="ce67" office:value-type="string" calcext:value-type="string" table:number-columns-spanned="17" table:number-rows-spanned="1">
            <text:p>LoginControl.php</text:p>
          </table:table-cell>
          <table:covered-table-cell table:number-columns-repeated="5" table:style-name="ce56"/>
          <table:covered-table-cell table:style-name="ce59"/>
          <table:covered-table-cell/>
          <table:covered-table-cell table:number-columns-repeated="9" table:style-name="ce49"/>
          <table:table-cell table:style-name="ce45" office:value-type="string" calcext:value-type="string" table:number-columns-spanned="8" table:number-rows-spanned="1">
            <text:p>method</text:p>
          </table:table-cell>
          <table:covered-table-cell table:style-name="ce49"/>
          <table:covered-table-cell table:style-name="ce101"/>
          <table:covered-table-cell table:style-name="ce49"/>
          <table:covered-table-cell table:number-columns-repeated="4" table:style-name="ce101"/>
          <table:table-cell table:style-name="ce93" office:value-type="string" calcext:value-type="string" table:number-columns-spanned="5" table:number-rows-spanned="1">
            <text:p>POST</text:p>
          </table:table-cell>
          <table:covered-table-cell table:number-columns-repeated="4" table:style-name="ce101"/>
          <table:table-cell table:style-name="ce101" table:number-columns-repeated="29"/>
          <table:table-cell table:style-name="ce68"/>
        </table:table-row>
        <table:table-row table:style-name="ro1">
          <table:table-cell/>
          <table:table-cell table:style-name="ce45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number-columns-repeated="2" table:style-name="ce49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style-name="ce49"/>
          <table:covered-table-cell/>
          <table:covered-table-cell table:number-columns-repeated="3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62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45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46" office:value-type="string" calcext:value-type="string" table:number-columns-spanned="3" table:number-rows-spanned="1">
            <text:p>①</text:p>
          </table:table-cell>
          <table:covered-table-cell table:number-columns-repeated="2" table:style-name="ce49"/>
          <table:table-cell table:style-name="ce93" table:number-columns-spanned="2" table:number-rows-spanned="1"/>
          <table:covered-table-cell table:style-name="ce49"/>
          <table:table-cell table:style-name="ce93" office:value-type="string" calcext:value-type="string" table:number-columns-spanned="3" table:number-rows-spanned="1">
            <text:p>text</text:p>
          </table:table-cell>
          <table:covered-table-cell table:style-name="ce49"/>
          <table:covered-table-cell table:style-name="ce97"/>
          <table:table-cell table:style-name="ce97" office:value-type="string" calcext:value-type="string" table:number-columns-spanned="6" table:number-rows-spanned="1">
            <text:p>user_id</text:p>
          </table:table-cell>
          <table:covered-table-cell table:style-name="ce49"/>
          <table:covered-table-cell/>
          <table:covered-table-cell table:number-columns-repeated="3" table:style-name="ce49"/>
          <table:table-cell table:style-name="ce93" table:number-columns-spanned="14" table:number-rows-spanned="1"/>
          <table:covered-table-cell table:number-columns-repeated="13" table:style-name="ce49"/>
          <table:table-cell table:style-name="ce63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63" table:number-columns-spanned="30" table:number-rows-spanned="1"/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45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 office:value-type="string" calcext:value-type="string">
            <text:p>name</text:p>
          </table:covered-table-cell>
          <table:table-cell table:style-name="ce45" office:value-type="string" calcext:value-type="string" table:number-columns-spanned="6" table:number-rows-spanned="1">
            <text:p>name</text:p>
          </table:table-cell>
          <table:covered-table-cell table:style-name="ce49"/>
          <table:covered-table-cell/>
          <table:covered-table-cell table:number-columns-repeated="3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62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45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46" office:value-type="string" calcext:value-type="string" table:number-columns-spanned="3" table:number-rows-spanned="1">
            <text:p>②</text:p>
          </table:table-cell>
          <table:covered-table-cell table:number-columns-repeated="2" table:style-name="ce49"/>
          <table:table-cell table:style-name="ce93" table:number-columns-spanned="2" table:number-rows-spanned="1"/>
          <table:covered-table-cell table:style-name="ce49"/>
          <table:table-cell table:style-name="ce93" office:value-type="string" calcext:value-type="string" table:number-columns-spanned="3" table:number-rows-spanned="1">
            <text:p>password</text:p>
          </table:table-cell>
          <table:covered-table-cell table:number-columns-repeated="2" table:style-name="ce49"/>
          <table:table-cell table:style-name="ce97" office:value-type="string" calcext:value-type="string" table:number-columns-spanned="6" table:number-rows-spanned="1">
            <text:p>password</text:p>
          </table:table-cell>
          <table:covered-table-cell table:style-name="ce49"/>
          <table:covered-table-cell/>
          <table:covered-table-cell table:number-columns-repeated="3" table:style-name="ce49"/>
          <table:table-cell table:style-name="ce93" table:number-columns-spanned="14" table:number-rows-spanned="1"/>
          <table:covered-table-cell table:number-columns-repeated="13" table:style-name="ce49"/>
          <table:table-cell table:style-name="ce63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63" table:number-columns-spanned="30" table:number-rows-spanned="1"/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45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style-name="ce49"/>
          <table:covered-table-cell/>
          <table:covered-table-cell table:number-columns-repeated="3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62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45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46" office:value-type="string" calcext:value-type="string" table:number-columns-spanned="3" table:number-rows-spanned="1">
            <text:p>③</text:p>
          </table:table-cell>
          <table:covered-table-cell table:number-columns-repeated="2" table:style-name="ce49"/>
          <table:table-cell table:style-name="ce93" table:number-columns-spanned="2" table:number-rows-spanned="1"/>
          <table:covered-table-cell table:style-name="ce49"/>
          <table:table-cell table:style-name="ce93" office:value-type="string" calcext:value-type="string" table:number-columns-spanned="3" table:number-rows-spanned="1">
            <text:p>submit</text:p>
          </table:table-cell>
          <table:covered-table-cell table:style-name="ce49"/>
          <table:covered-table-cell table:style-name="ce97"/>
          <table:table-cell table:style-name="ce97" table:number-columns-spanned="6" table:number-rows-spanned="1"/>
          <table:covered-table-cell table:style-name="ce49"/>
          <table:covered-table-cell/>
          <table:covered-table-cell table:number-columns-repeated="3" table:style-name="ce49"/>
          <table:table-cell table:style-name="ce93" table:number-columns-spanned="14" table:number-rows-spanned="1"/>
          <table:covered-table-cell table:number-columns-repeated="13" table:style-name="ce49"/>
          <table:table-cell table:style-name="ce63" table:number-columns-spanned="3" table:number-rows-spanned="1"/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63" office:value-type="string" calcext:value-type="string" table:number-columns-spanned="30" table:number-rows-spanned="1">
            <text:p>LoginControl.phpに遷移する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45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style-name="ce49"/>
          <table:covered-table-cell/>
          <table:covered-table-cell table:number-columns-repeated="3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62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45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46" office:value-type="string" calcext:value-type="string" table:number-columns-spanned="3" table:number-rows-spanned="1">
            <text:p>④</text:p>
          </table:table-cell>
          <table:covered-table-cell table:number-columns-repeated="2" table:style-name="ce49"/>
          <table:table-cell table:style-name="ce52" table:number-columns-spanned="2" table:number-rows-spanned="1"/>
          <table:covered-table-cell table:style-name="ce49"/>
          <table:table-cell table:style-name="ce93" table:number-columns-spanned="3" table:number-rows-spanned="1"/>
          <table:covered-table-cell table:style-name="ce49"/>
          <table:covered-table-cell table:style-name="ce97"/>
          <table:table-cell table:style-name="ce97" table:number-columns-spanned="6" table:number-rows-spanned="1"/>
          <table:covered-table-cell table:style-name="ce49"/>
          <table:covered-table-cell/>
          <table:covered-table-cell table:number-columns-repeated="3" table:style-name="ce49"/>
          <table:table-cell table:style-name="ce93" office:value-type="string" calcext:value-type="string" table:number-columns-spanned="14" table:number-rows-spanned="1">
            <text:p>ユーザIDもしくはパスワードが一致しません</text:p>
          </table:table-cell>
          <table:covered-table-cell table:number-columns-repeated="13" table:style-name="ce49"/>
          <table:table-cell table:style-name="ce63" table:number-columns-spanned="3" table:number-rows-spanned="1"/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65" office:value-type="string" calcext:value-type="string" table:number-columns-spanned="30" table:number-rows-spanned="1">
            <text:p>文字はalert-danger（赤） を使用</text:p>
          </table:table-cell>
          <table:covered-table-cell table:number-columns-repeated="28" table:style-name="ce49"/>
          <table:covered-table-cell table:style-name="ce69"/>
        </table:table-row>
      </table:table>
      <table:table table:name="ログアウト" table:style-name="ta1">
        <table:shapes>
          <draw:custom-shape draw:z-index="0" draw:style-name="gr1" draw:text-style-name="P2" svg:width="1.014cm" svg:height="0.589cm" svg:x="7.976cm" svg:y="3.759cm">
            <text:p text:style-name="P1"><text:span text:style-name="T1">①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2" table:default-cell-style-name="Default"/>
        <table:table-column table:style-name="co2" table:default-cell-style-name="ce2"/>
        <table:table-column table:style-name="co2" table:number-columns-repeated="5" table:default-cell-style-name="ce7"/>
        <table:table-column table:style-name="co2" table:default-cell-style-name="Default"/>
        <table:table-column table:style-name="co2" table:number-columns-repeated="8" table:default-cell-style-name="ce7"/>
        <table:table-column table:style-name="co2" table:number-columns-repeated="16" table:default-cell-style-name="Default"/>
        <table:table-column table:style-name="co2" table:default-cell-style-name="ce7"/>
        <table:table-column table:style-name="co2" table:number-columns-repeated="9" table:default-cell-style-name="Default"/>
        <table:table-column table:style-name="co2" table:number-columns-repeated="2" table:default-cell-style-name="ce7"/>
        <table:table-column table:style-name="co2" table:number-columns-repeated="19" table:default-cell-style-name="Default"/>
        <table:table-column table:style-name="co2" table:default-cell-style-name="ce31"/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8"/>
          <table:table-cell table:number-columns-repeated="16"/>
          <table:table-cell table:style-name="Default"/>
          <table:table-cell table:number-columns-repeated="9"/>
          <table:table-cell table:style-name="Default" table:number-columns-repeated="2"/>
          <table:table-cell table:number-columns-repeated="19"/>
          <table:table-cell table:style-name="Default"/>
        </table:table-row>
        <table:table-row table:style-name="ro1">
          <table:table-cell/>
          <table:table-cell table:style-name="ce30" office:value-type="string" calcext:value-type="string" table:number-columns-spanned="17" table:number-rows-spanned="1">
            <text:p>論理画面名</text:p>
          </table:table-cell>
          <table:covered-table-cell table:number-columns-repeated="15" table:style-name="ce5"/>
          <table:covered-table-cell table:style-name="ce10"/>
          <table:table-cell table:style-name="ce30" office:value-type="string" calcext:value-type="string" table:number-columns-spanned="17" table:number-rows-spanned="1">
            <text:p>物理画面名</text:p>
          </table:table-cell>
          <table:covered-table-cell table:number-columns-repeated="15" table:style-name="ce5"/>
          <table:covered-table-cell table:style-name="ce10"/>
          <table:table-cell table:style-name="ce44" office:value-type="string" calcext:value-type="string" table:number-columns-spanned="6" table:number-rows-spanned="1">
            <text:p>日付</text:p>
          </table:table-cell>
          <table:covered-table-cell table:number-columns-repeated="5" table:style-name="ce36"/>
          <table:table-cell table:style-name="ce5" table:number-columns-repeated="22"/>
          <table:table-cell table:style-name="ce10"/>
        </table:table-row>
        <table:table-row table:style-name="ro1">
          <table:table-cell/>
          <table:table-cell table:style-name="ce44" office:value-type="string" calcext:value-type="string" table:number-columns-spanned="17" table:number-rows-spanned="1">
            <text:p>ログアウト画面</text:p>
          </table:table-cell>
          <table:covered-table-cell table:number-columns-repeated="15" table:style-name="ce6"/>
          <table:covered-table-cell table:style-name="ce12"/>
          <table:table-cell table:style-name="ce44" office:value-type="string" calcext:value-type="string" table:number-columns-spanned="17" table:number-rows-spanned="1">
            <text:p>logout.php</text:p>
          </table:table-cell>
          <table:covered-table-cell table:number-columns-repeated="15" table:style-name="ce6"/>
          <table:covered-table-cell table:style-name="ce12"/>
          <table:table-cell table:style-name="ce37" office:value-type="date" office:date-value="2021-01-15" calcext:value-type="date" table:number-columns-spanned="6" table:number-rows-spanned="1">
            <text:p>2021年1月15日</text:p>
          </table:table-cell>
          <table:covered-table-cell table:number-columns-repeated="5" table:style-name="ce36"/>
          <table:table-cell table:style-name="ce6" table:number-columns-repeated="22"/>
          <table:table-cell table:style-name="ce12"/>
        </table:table-row>
        <table:table-row table:style-name="ro1">
          <table:table-cell table:number-columns-repeated="2"/>
          <table:table-cell table:style-name="ce32"/>
          <table:table-cell table:number-columns-repeated="4"/>
          <table:table-cell table:style-name="ce7"/>
          <table:table-cell table:number-columns-repeated="7"/>
          <table:table-cell table:style-name="Default"/>
          <table:table-cell table:number-columns-repeated="16"/>
          <table:table-cell table:style-name="Default"/>
          <table:table-cell table:number-columns-repeated="9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48"/>
          <table:table-cell table:style-name="ce5" table:number-columns-repeated="2"/>
          <table:table-cell table:style-name="ce55" table:number-columns-spanned="3" table:number-rows-spanned="1"/>
          <table:covered-table-cell table:number-columns-repeated="2" table:style-name="ce5"/>
          <table:table-cell table:style-name="ce55" table:number-columns-spanned="3" table:number-rows-spanned="1"/>
          <table:covered-table-cell table:number-columns-repeated="2" table:style-name="ce5"/>
          <table:table-cell table:style-name="ce5" table:number-columns-repeated="4"/>
          <table:table-cell table:style-name="ce10"/>
          <table:table-cell table:style-name="ce7" table:number-columns-repeated="8"/>
          <table:table-cell table:number-columns-repeated="6"/>
          <table:table-cell table:style-name="ce7" table:number-columns-repeated="2"/>
          <table:table-cell table:number-columns-repeated="10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string" calcext:value-type="string">
            <text:p>ログアウト</text:p>
          </table:table-cell>
          <table:table-cell table:number-columns-repeated="7"/>
          <table:table-cell table:style-name="ce31"/>
          <table:table-cell table:style-name="ce7" table:number-columns-repeated="8"/>
          <table:table-cell table:number-columns-repeated="6"/>
          <table:table-cell table:style-name="ce7" table:number-columns-repeated="2"/>
          <table:table-cell/>
          <table:table-cell table:style-name="ce7" table:number-columns-repeated="9"/>
          <table:table-cell table:number-columns-repeated="22"/>
        </table:table-row>
        <table:table-row table:style-name="ro1">
          <table:table-cell table:number-columns-repeated="2"/>
          <table:table-cell table:style-name="ce2"/>
          <table:table-cell table:number-columns-repeated="4"/>
          <table:table-cell table:style-name="ce7"/>
          <table:table-cell table:number-columns-repeated="7"/>
          <table:table-cell table:style-name="ce31"/>
          <table:table-cell table:style-name="ce7" table:number-columns-repeated="10"/>
          <table:table-cell/>
          <table:table-cell table:style-name="ce7" table:number-columns-repeated="5"/>
          <table:table-cell/>
          <table:table-cell table:style-name="ce7" table:number-columns-repeated="9"/>
          <table:table-cell table:number-columns-repeated="22"/>
        </table:table-row>
        <table:table-row table:style-name="ro1">
          <table:table-cell table:number-columns-repeated="2"/>
          <table:table-cell table:style-name="ce2"/>
          <table:table-cell table:style-name="ce50"/>
          <table:table-cell table:style-name="ce79" office:value-type="string" calcext:value-type="string" table:number-columns-spanned="9" table:number-rows-spanned="1">
            <text:p>ログアウトしました</text:p>
          </table:table-cell>
          <table:covered-table-cell table:number-columns-repeated="2" table:style-name="Default"/>
          <table:covered-table-cell/>
          <table:covered-table-cell table:number-columns-repeated="5" table:style-name="Default"/>
          <table:table-cell table:number-columns-repeated="2"/>
          <table:table-cell table:style-name="ce31"/>
          <table:table-cell table:number-columns-repeated="48"/>
        </table:table-row>
        <table:table-row table:style-name="ro1">
          <table:table-cell table:number-columns-repeated="2"/>
          <table:table-cell table:style-name="ce2"/>
          <table:table-cell/>
          <table:table-cell table:style-name="ce6" table:number-columns-repeated="9"/>
          <table:table-cell table:number-columns-repeated="2"/>
          <table:table-cell table:style-name="ce31"/>
          <table:table-cell table:number-columns-repeated="48"/>
        </table:table-row>
        <table:table-row table:style-name="ro1">
          <table:table-cell table:number-columns-repeated="2"/>
          <table:table-cell table:style-name="ce2"/>
          <table:table-cell/>
          <table:table-cell table:style-name="Default" table:number-columns-repeated="3"/>
          <table:table-cell/>
          <table:table-cell table:style-name="Default" table:number-columns-repeated="5"/>
          <table:table-cell table:number-columns-repeated="2"/>
          <table:table-cell table:style-name="ce31"/>
          <table:table-cell table:number-columns-repeated="2"/>
          <table:table-cell table:style-name="ce7" table:number-columns-repeated="4"/>
          <table:table-cell table:number-columns-repeated="42"/>
        </table:table-row>
        <table:table-row table:style-name="ro1">
          <table:table-cell table:number-columns-repeated="2"/>
          <table:table-cell table:style-name="ce2"/>
          <table:table-cell/>
          <table:table-cell table:style-name="ce44" office:value-type="string" calcext:value-type="string" table:number-columns-spanned="9" table:number-rows-spanned="1">
            <text:p>戻る</text:p>
          </table:table-cell>
          <table:covered-table-cell table:number-columns-repeated="2"/>
          <table:covered-table-cell table:style-name="ce44"/>
          <table:covered-table-cell table:number-columns-repeated="5"/>
          <table:table-cell table:style-name="Default"/>
          <table:table-cell/>
          <table:table-cell table:style-name="ce31"/>
          <table:table-cell table:style-name="ce7" table:number-columns-repeated="2"/>
          <table:table-cell table:style-name="ce50" table:number-columns-spanned="3" table:number-rows-spanned="1"/>
          <table:covered-table-cell table:number-columns-repeated="2"/>
          <table:table-cell table:style-name="ce7"/>
          <table:table-cell table:number-columns-repeated="42"/>
        </table:table-row>
        <table:table-row table:style-name="ro1">
          <table:table-cell table:number-columns-repeated="2"/>
          <table:table-cell table:style-name="ce2"/>
          <table:table-cell table:number-columns-repeated="4"/>
          <table:table-cell table:style-name="ce7"/>
          <table:table-cell table:number-columns-repeated="7"/>
          <table:table-cell table:style-name="ce31"/>
          <table:table-cell table:number-columns-repeated="2"/>
          <table:table-cell table:style-name="ce7" table:number-columns-repeated="4"/>
          <table:table-cell/>
          <table:table-cell table:style-name="ce50" table:number-columns-spanned="3" table:number-rows-spanned="1"/>
          <table:covered-table-cell table:number-columns-repeated="2"/>
          <table:table-cell table:number-columns-repeated="38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Default" table:number-columns-repeated="2"/>
          <table:table-cell table:number-columns-repeated="8"/>
          <table:table-cell table:style-name="ce31"/>
          <table:table-cell table:number-columns-repeated="48"/>
        </table:table-row>
        <table:table-row table:style-name="ro1">
          <table:table-cell table:number-columns-repeated="2"/>
          <table:table-cell table:style-name="ce2"/>
          <table:table-cell table:number-columns-repeated="4"/>
          <table:table-cell table:style-name="ce7"/>
          <table:table-cell table:style-name="Default" table:number-columns-repeated="3"/>
          <table:table-cell table:number-columns-repeated="4"/>
          <table:table-cell table:style-name="ce31"/>
          <table:table-cell table:number-columns-repeated="48"/>
        </table:table-row>
        <table:table-row table:style-name="ro1">
          <table:table-cell table:number-columns-repeated="2"/>
          <table:table-cell table:style-name="ce2"/>
          <table:table-cell/>
          <table:table-cell table:style-name="ce50"/>
          <table:table-cell/>
          <table:table-cell table:style-name="Default"/>
          <table:table-cell table:number-columns-repeated="4"/>
          <table:table-cell table:style-name="ce50" table:number-columns-spanned="2" table:number-rows-spanned="1"/>
          <table:covered-table-cell/>
          <table:table-cell table:number-columns-repeated="2"/>
          <table:table-cell table:style-name="ce31"/>
          <table:table-cell table:number-columns-repeated="48"/>
        </table:table-row>
        <table:table-row table:style-name="ro1">
          <table:table-cell table:number-columns-repeated="2"/>
          <table:table-cell table:style-name="ce4"/>
          <table:table-cell table:style-name="ce6" table:number-columns-repeated="12"/>
          <table:table-cell table:style-name="ce12"/>
          <table:table-cell table:number-columns-repeated="48"/>
        </table:table-row>
        <table:table-row table:style-name="ro1">
          <table:table-cell table:number-columns-repeated="2"/>
          <table:table-cell table:style-name="ce50"/>
          <table:table-cell table:number-columns-repeated="2"/>
          <table:table-cell table:style-name="ce50" table:number-columns-spanned="3" table:number-rows-spanned="1"/>
          <table:covered-table-cell/>
          <table:covered-table-cell table:style-name="ce7"/>
          <table:table-cell table:style-name="ce50" table:number-columns-spanned="3" table:number-rows-spanned="1"/>
          <table:covered-table-cell table:number-columns-repeated="2"/>
          <table:table-cell table:number-columns-repeated="53"/>
        </table:table-row>
        <table:table-row table:style-name="ro1">
          <table:table-cell table:number-columns-repeated="6"/>
          <table:table-cell table:style-name="Default"/>
          <table:table-cell table:number-columns-repeated="57"/>
        </table:table-row>
        <table:table-row table:style-name="ro1">
          <table:table-cell table:number-columns-repeated="7"/>
          <table:table-cell table:style-name="ce7"/>
          <table:table-cell table:number-columns-repeated="56"/>
        </table:table-row>
        <table:table-row table:style-name="ro1">
          <table:table-cell table:number-columns-repeated="3"/>
          <table:table-cell table:style-name="ce50"/>
          <table:table-cell table:style-name="ce51"/>
          <table:table-cell table:style-name="Default" table:number-columns-repeated="2"/>
          <table:table-cell/>
          <table:table-cell table:style-name="Default" table:number-columns-repeated="5"/>
          <table:table-cell table:number-columns-repeated="51"/>
        </table:table-row>
        <table:table-row table:style-name="ro1">
          <table:table-cell table:number-columns-repeated="7"/>
          <table:table-cell table:style-name="ce7"/>
          <table:table-cell table:number-columns-repeated="56"/>
        </table:table-row>
        <table:table-row table:style-name="ro1">
          <table:table-cell table:number-columns-repeated="4"/>
          <table:table-cell table:style-name="Default" table:number-columns-repeated="3"/>
          <table:table-cell/>
          <table:table-cell table:style-name="Default" table:number-columns-repeated="5"/>
          <table:table-cell table:number-columns-repeated="51"/>
        </table:table-row>
        <table:table-row table:style-name="ro1">
          <table:table-cell table:number-columns-repeated="7"/>
          <table:table-cell table:style-name="ce7"/>
          <table:table-cell table:number-columns-repeated="5"/>
          <table:table-cell table:style-name="Default"/>
          <table:table-cell table:number-columns-repeated="2"/>
          <table:table-cell table:style-name="ce7" table:number-columns-repeated="16"/>
          <table:table-cell table:number-columns-repeated="32"/>
        </table:table-row>
        <table:table-row table:style-name="ro1">
          <table:table-cell table:number-columns-repeated="7"/>
          <table:table-cell table:style-name="ce7"/>
          <table:table-cell table:number-columns-repeated="24"/>
          <table:table-cell table:style-name="Default"/>
          <table:table-cell table:number-columns-repeated="31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5"/>
          <table:table-cell table:style-name="Default"/>
          <table:table-cell table:number-columns-repeated="31"/>
        </table:table-row>
        <table:table-row table:style-name="ro1">
          <table:table-cell table:number-columns-repeated="7"/>
          <table:table-cell table:style-name="ce7"/>
          <table:table-cell table:style-name="Default" table:number-columns-repeated="3"/>
          <table:table-cell table:number-columns-repeated="21"/>
          <table:table-cell table:style-name="Default"/>
          <table:table-cell table:number-columns-repeated="31"/>
        </table:table-row>
        <table:table-row table:style-name="ro1">
          <table:table-cell table:number-columns-repeated="4"/>
          <table:table-cell table:style-name="ce50"/>
          <table:table-cell/>
          <table:table-cell table:style-name="Default"/>
          <table:table-cell table:style-name="ce50" table:number-columns-spanned="2" table:number-rows-spanned="1"/>
          <table:covered-table-cell/>
          <table:table-cell table:number-columns-repeated="2"/>
          <table:table-cell table:style-name="ce50" table:number-columns-spanned="2" table:number-rows-spanned="1"/>
          <table:covered-table-cell/>
          <table:table-cell table:number-columns-repeated="19"/>
          <table:table-cell table:style-name="Default"/>
          <table:table-cell table:number-columns-repeated="31"/>
        </table:table-row>
        <table:table-row table:style-name="ro1">
          <table:table-cell table:number-columns-repeated="7"/>
          <table:table-cell table:style-name="ce7"/>
          <table:table-cell table:number-columns-repeated="24"/>
          <table:table-cell table:style-name="Default"/>
          <table:table-cell table:number-columns-repeated="31"/>
        </table:table-row>
        <table:table-row table:style-name="ro1">
          <table:table-cell table:number-columns-repeated="8"/>
          <table:table-cell table:style-name="Default" table:number-columns-repeated="6"/>
          <table:table-cell/>
          <table:table-cell table:style-name="Default"/>
          <table:table-cell table:number-columns-repeated="16"/>
          <table:table-cell table:style-name="Default"/>
          <table:table-cell table:number-columns-repeated="31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6"/>
          <table:table-cell/>
          <table:table-cell table:style-name="Default"/>
          <table:table-cell table:number-columns-repeated="16"/>
          <table:table-cell table:style-name="Default"/>
          <table:table-cell table:number-columns-repeated="9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45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number-columns-repeated="2" table:style-name="ce49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5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62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45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1" office:value-type="string" calcext:value-type="string" table:number-columns-spanned="3" table:number-rows-spanned="1">
            <text:p>①</text:p>
          </table:table-cell>
          <table:covered-table-cell table:number-columns-repeated="2" table:style-name="ce49"/>
          <table:table-cell table:style-name="ce67" table:number-columns-spanned="2" table:number-rows-spanned="1"/>
          <table:covered-table-cell table:style-name="ce49"/>
          <table:table-cell table:style-name="ce93" office:value-type="string" calcext:value-type="string" table:number-columns-spanned="3" table:number-rows-spanned="1">
            <text:p>button</text:p>
          </table:table-cell>
          <table:covered-table-cell table:style-name="ce49"/>
          <table:covered-table-cell table:style-name="ce97"/>
          <table:table-cell table:style-name="ce97" table:number-columns-spanned="6" table:number-rows-spanned="1"/>
          <table:covered-table-cell table:number-columns-repeated="5" table:style-name="ce49"/>
          <table:table-cell table:style-name="ce93" table:number-columns-spanned="14" table:number-rows-spanned="1"/>
          <table:covered-table-cell table:number-columns-repeated="13" table:style-name="ce49"/>
          <table:table-cell table:style-name="ce63" table:number-columns-spanned="3" table:number-rows-spanned="1"/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85" office:value-type="string" calcext:value-type="string" table:number-columns-spanned="30" table:number-rows-spanned="1">
            <text:p>login.phpに遷移する</text:p>
          </table:table-cell>
          <table:covered-table-cell table:number-columns-repeated="28" table:style-name="ce49"/>
          <table:covered-table-cell table:style-name="ce69"/>
        </table:table-row>
      </table:table>
      <table:table table:name="新規登録" table:style-name="ta1">
        <table:shapes>
          <draw:custom-shape draw:z-index="0" draw:style-name="gr1" draw:text-style-name="P2" svg:width="1.014cm" svg:height="0.589cm" svg:x="8.141cm" svg:y="2.981cm">
            <text:p text:style-name="P1"><text:span text:style-name="T1">①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" draw:style-name="gr1" draw:text-style-name="P2" svg:width="1.014cm" svg:height="0.589cm" svg:x="8.118cm" svg:y="3.907cm">
            <text:p text:style-name="P1"><text:span text:style-name="T1">②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style-name="gr1" draw:text-style-name="P2" svg:width="1.014cm" svg:height="0.589cm" svg:x="5.726cm" svg:y="5.737cm">
            <text:p text:style-name="P1"><text:span text:style-name="T1">③</text:span></text:p>
            <draw:enhanced-geometry svg:viewBox="0 0 21600 21600" draw:text-areas="800 800 20800 20800" draw:type="round-rectangular-callout" draw:modifiers="-7320.59113300493 -3331.525423728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1" draw:text-style-name="P2" svg:width="1.014cm" svg:height="0.589cm" svg:x="7.244cm" svg:y="7.926cm">
            <text:p text:style-name="P1"><text:span text:style-name="T1">④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1" draw:text-style-name="P2" svg:width="1.014cm" svg:height="0.589cm" svg:x="16.421cm" svg:y="2.44cm">
            <text:p text:style-name="P1"><text:span text:style-name="T1">⑤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2" table:default-cell-style-name="Default"/>
        <table:table-column table:style-name="co2" table:number-columns-repeated="2" table:default-cell-style-name="ce2"/>
        <table:table-column table:style-name="co2" table:number-columns-repeated="3" table:default-cell-style-name="ce7"/>
        <table:table-column table:style-name="co2" table:number-columns-repeated="6" table:default-cell-style-name="Default"/>
        <table:table-column table:style-name="co2" table:number-columns-repeated="3" table:default-cell-style-name="ce7"/>
        <table:table-column table:style-name="co2" table:default-cell-style-name="ce31"/>
        <table:table-column table:style-name="co2" table:number-columns-repeated="16" table:default-cell-style-name="Default"/>
        <table:table-column table:style-name="co2" table:default-cell-style-name="ce7"/>
        <table:table-column table:style-name="co2" table:number-columns-repeated="9" table:default-cell-style-name="Default"/>
        <table:table-column table:style-name="co2" table:number-columns-repeated="2" table:default-cell-style-name="ce7"/>
        <table:table-column table:style-name="co2" table:number-columns-repeated="19" table:default-cell-style-name="Default"/>
        <table:table-column table:style-name="co2" table:default-cell-style-name="ce31"/>
        <table:table-row table:style-name="ro1">
          <table:table-cell/>
          <table:table-cell table:style-name="Default" table:number-columns-repeated="5"/>
          <table:table-cell table:number-columns-repeated="6"/>
          <table:table-cell table:style-name="Default" table:number-columns-repeated="4"/>
          <table:table-cell table:number-columns-repeated="16"/>
          <table:table-cell table:style-name="Default"/>
          <table:table-cell table:number-columns-repeated="9"/>
          <table:table-cell table:style-name="Default" table:number-columns-repeated="2"/>
          <table:table-cell table:number-columns-repeated="19"/>
          <table:table-cell table:style-name="Default"/>
        </table:table-row>
        <table:table-row table:style-name="ro1">
          <table:table-cell/>
          <table:table-cell table:style-name="ce30" office:value-type="string" calcext:value-type="string" table:number-columns-spanned="17" table:number-rows-spanned="1">
            <text:p>論理画面名</text:p>
          </table:table-cell>
          <table:covered-table-cell table:number-columns-repeated="15" table:style-name="ce5"/>
          <table:covered-table-cell table:style-name="ce10"/>
          <table:table-cell table:style-name="ce30" office:value-type="string" calcext:value-type="string" table:number-columns-spanned="17" table:number-rows-spanned="1">
            <text:p>物理画面名</text:p>
          </table:table-cell>
          <table:covered-table-cell table:number-columns-repeated="15" table:style-name="ce5"/>
          <table:covered-table-cell table:style-name="ce10"/>
          <table:table-cell table:style-name="ce44" office:value-type="string" calcext:value-type="string" table:number-columns-spanned="6" table:number-rows-spanned="1">
            <text:p>日付</text:p>
          </table:table-cell>
          <table:covered-table-cell table:number-columns-repeated="5" table:style-name="ce36"/>
          <table:table-cell table:style-name="ce5" table:number-columns-repeated="22"/>
          <table:table-cell table:style-name="ce10"/>
        </table:table-row>
        <table:table-row table:style-name="ro1">
          <table:table-cell/>
          <table:table-cell table:style-name="ce44" office:value-type="string" calcext:value-type="string" table:number-columns-spanned="17" table:number-rows-spanned="1">
            <text:p>新規登録画面</text:p>
          </table:table-cell>
          <table:covered-table-cell table:number-columns-repeated="15" table:style-name="ce6"/>
          <table:covered-table-cell table:style-name="ce12"/>
          <table:table-cell table:style-name="ce44" office:value-type="string" calcext:value-type="string" table:number-columns-spanned="17" table:number-rows-spanned="1">
            <text:p>create.php</text:p>
          </table:table-cell>
          <table:covered-table-cell table:number-columns-repeated="15" table:style-name="ce6"/>
          <table:covered-table-cell table:style-name="ce12"/>
          <table:table-cell table:style-name="ce37" office:value-type="date" office:date-value="2021-01-10" calcext:value-type="date" table:number-columns-spanned="6" table:number-rows-spanned="1">
            <text:p>2021年1月10日</text:p>
          </table:table-cell>
          <table:covered-table-cell table:number-columns-repeated="5" table:style-name="ce36"/>
          <table:table-cell table:style-name="ce6" table:number-columns-repeated="22"/>
          <table:table-cell table:style-name="ce12"/>
        </table:table-row>
        <table:table-row table:style-name="ro1">
          <table:table-cell/>
          <table:table-cell table:style-name="ce3"/>
          <table:table-cell table:style-name="ce73"/>
          <table:table-cell table:style-name="ce5" table:number-columns-repeated="60"/>
          <table:table-cell table:style-name="ce10"/>
        </table:table-row>
        <table:table-row table:style-name="ro1">
          <table:table-cell table:number-columns-repeated="2"/>
          <table:table-cell table:style-name="ce48"/>
          <table:table-cell table:style-name="ce5" table:number-columns-repeated="2"/>
          <table:table-cell table:style-name="ce55" table:number-columns-spanned="3" table:number-rows-spanned="1"/>
          <table:covered-table-cell table:number-columns-repeated="2" table:style-name="ce5"/>
          <table:table-cell table:style-name="ce55" table:number-columns-spanned="3" table:number-rows-spanned="1"/>
          <table:covered-table-cell table:number-columns-repeated="2" table:style-name="ce5"/>
          <table:table-cell table:style-name="ce5" table:number-columns-repeated="4"/>
          <table:table-cell table:style-name="ce10"/>
          <table:table-cell table:style-name="ce7"/>
          <table:table-cell table:style-name="ce48"/>
          <table:table-cell table:style-name="ce5" table:number-columns-repeated="2"/>
          <table:table-cell table:style-name="ce55" table:number-columns-spanned="3" table:number-rows-spanned="1"/>
          <table:covered-table-cell table:number-columns-repeated="2" table:style-name="ce5"/>
          <table:table-cell table:style-name="ce55" table:number-columns-spanned="3" table:number-rows-spanned="1"/>
          <table:covered-table-cell table:number-columns-repeated="2" table:style-name="ce5"/>
          <table:table-cell table:style-name="ce5" table:number-columns-repeated="4"/>
          <table:table-cell table:style-name="ce10"/>
          <table:table-cell table:style-name="ce7"/>
          <table:table-cell table:number-columns-repeated="10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新規登録</text:p>
          </table:table-cell>
          <table:table-cell table:style-name="ce7" table:number-columns-repeated="4"/>
          <table:table-cell table:number-columns-repeated="4"/>
          <table:table-cell table:style-name="ce7"/>
          <table:table-cell table:style-name="ce2"/>
          <table:table-cell table:style-name="ce7" table:number-columns-repeated="3"/>
          <table:table-cell/>
          <table:table-cell office:value-type="string" calcext:value-type="string">
            <text:p>新規登録</text:p>
          </table:table-cell>
          <table:table-cell table:style-name="ce7" table:number-columns-repeated="7"/>
          <table:table-cell table:style-name="ce31"/>
          <table:table-cell table:style-name="ce7"/>
          <table:table-cell/>
          <table:table-cell table:style-name="ce7" table:number-columns-repeated="9"/>
          <table:table-cell table:number-columns-repeated="22"/>
        </table:table-row>
        <table:table-row table:style-name="ro1">
          <table:table-cell table:number-columns-repeated="4"/>
          <table:table-cell table:style-name="ce6" table:number-columns-repeated="9"/>
          <table:table-cell table:number-columns-repeated="3"/>
          <table:table-cell table:style-name="ce7"/>
          <table:table-cell table:style-name="ce2"/>
          <table:table-cell table:style-name="ce7" table:number-columns-repeated="12"/>
          <table:table-cell table:style-name="ce31"/>
          <table:table-cell table:style-name="ce7"/>
          <table:table-cell/>
          <table:table-cell table:style-name="ce7" table:number-columns-repeated="9"/>
          <table:table-cell table:number-columns-repeated="2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  <table:table-cell table:style-name="Default"/>
          <table:table-cell table:number-columns-repeated="4"/>
          <table:table-cell table:style-name="ce2"/>
          <table:table-cell table:style-name="ce50"/>
          <table:table-cell table:style-name="ce79" office:value-type="string" calcext:value-type="string" table:number-columns-spanned="9" table:number-rows-spanned="1">
            <text:p>必須項目が入力されていません</text:p>
          </table:table-cell>
          <table:covered-table-cell table:number-columns-repeated="8"/>
          <table:table-cell table:style-name="ce7" table:number-columns-repeated="2"/>
          <table:table-cell table:style-name="ce31"/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ユーザ名</text:p>
          </table:table-cell>
          <table:table-cell/>
          <table:table-cell table:style-name="ce7" table:number-columns-repeated="2"/>
          <table:table-cell table:style-name="ce9"/>
          <table:table-cell table:style-name="ce58" table:number-columns-repeated="3"/>
          <table:table-cell table:style-name="ce13"/>
          <table:table-cell table:number-columns-repeated="4"/>
          <table:table-cell table:style-name="ce2"/>
          <table:table-cell table:style-name="ce7"/>
          <table:table-cell table:style-name="ce6" table:number-columns-repeated="9"/>
          <table:table-cell table:style-name="ce7" table:number-columns-repeated="2"/>
          <table:table-cell table:style-name="ce31"/>
          <table:table-cell table:number-columns-repeated="33"/>
        </table:table-row>
        <table:table-row table:style-name="ro1">
          <table:table-cell table:number-columns-repeated="6"/>
          <table:table-cell table:style-name="ce7" table:number-columns-repeated="6"/>
          <table:table-cell table:number-columns-repeated="5"/>
          <table:table-cell table:style-name="ce2"/>
          <table:table-cell table:style-name="ce7"/>
          <table:table-cell table:number-columns-repeated="9"/>
          <table:table-cell table:style-name="ce7" table:number-columns-repeated="2"/>
          <table:table-cell table:style-name="ce31"/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パスワード</text:p>
          </table:table-cell>
          <table:table-cell table:style-name="Default"/>
          <table:table-cell table:number-columns-repeated="2"/>
          <table:table-cell table:style-name="ce9"/>
          <table:table-cell table:style-name="ce58" table:number-columns-repeated="3"/>
          <table:table-cell table:style-name="ce13"/>
          <table:table-cell table:style-name="Default"/>
          <table:table-cell table:number-columns-repeated="2"/>
          <table:table-cell table:style-name="ce7"/>
          <table:table-cell table:style-name="ce2"/>
          <table:table-cell table:style-name="ce7"/>
          <table:table-cell table:style-name="ce7" office:value-type="string" calcext:value-type="string">
            <text:p>ユーザ名</text:p>
          </table:table-cell>
          <table:table-cell table:style-name="ce7" table:number-columns-repeated="3"/>
          <table:table-cell table:style-name="ce80"/>
          <table:table-cell table:style-name="ce81" table:number-columns-repeated="3"/>
          <table:table-cell table:style-name="ce82"/>
          <table:table-cell table:style-name="ce7" table:number-columns-repeated="2"/>
          <table:table-cell table:style-name="ce31"/>
          <table:table-cell table:number-columns-repeated="33"/>
        </table:table-row>
        <table:table-row table:style-name="ro1">
          <table:table-cell table:number-columns-repeated="6"/>
          <table:table-cell table:style-name="ce7" table:number-columns-repeated="2"/>
          <table:table-cell table:number-columns-repeated="3"/>
          <table:table-cell table:style-name="ce7"/>
          <table:table-cell table:number-columns-repeated="5"/>
          <table:table-cell table:style-name="ce2"/>
          <table:table-cell table:style-name="ce7" table:number-columns-repeated="12"/>
          <table:table-cell table:style-name="ce31"/>
          <table:table-cell table:number-columns-repeated="33"/>
        </table:table-row>
        <table:table-row table:style-name="ro1">
          <table:table-cell table:number-columns-repeated="4"/>
          <table:table-cell table:style-name="ce50"/>
          <table:table-cell table:number-columns-repeated="2"/>
          <table:table-cell table:style-name="ce44" office:value-type="string" calcext:value-type="string" table:number-columns-spanned="2" table:number-rows-spanned="1">
            <text:p>送信</text:p>
          </table:table-cell>
          <table:covered-table-cell table:style-name="ce7"/>
          <table:table-cell table:style-name="ce7" table:number-columns-repeated="2"/>
          <table:table-cell table:style-name="ce50" table:number-columns-spanned="2" table:number-rows-spanned="1"/>
          <table:covered-table-cell/>
          <table:table-cell table:number-columns-repeated="4"/>
          <table:table-cell table:style-name="ce2"/>
          <table:table-cell table:style-name="ce7"/>
          <table:table-cell table:style-name="ce7" office:value-type="string" calcext:value-type="string">
            <text:p>パスワード</text:p>
          </table:table-cell>
          <table:table-cell table:number-columns-repeated="3"/>
          <table:table-cell table:style-name="ce80"/>
          <table:table-cell table:style-name="ce81" table:number-columns-repeated="3"/>
          <table:table-cell table:style-name="ce82"/>
          <table:table-cell table:style-name="ce7" table:number-columns-repeated="2"/>
          <table:table-cell table:style-name="ce31"/>
          <table:table-cell table:number-columns-repeated="33"/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2"/>
          <table:table-cell table:style-name="ce7" table:number-columns-repeated="5"/>
          <table:table-cell table:number-columns-repeated="3"/>
          <table:table-cell table:style-name="ce7" table:number-columns-repeated="4"/>
          <table:table-cell table:style-name="ce31"/>
          <table:table-cell table:number-columns-repeated="33"/>
        </table:table-row>
        <table:table-row table:style-name="ro1">
          <table:table-cell table:number-columns-repeated="2"/>
          <table:table-cell table:style-name="ce4"/>
          <table:table-cell table:style-name="ce6" table:number-columns-repeated="12"/>
          <table:table-cell table:style-name="ce12"/>
          <table:table-cell/>
          <table:table-cell table:style-name="ce2"/>
          <table:table-cell table:style-name="ce7"/>
          <table:table-cell table:style-name="ce50"/>
          <table:table-cell table:style-name="ce7"/>
          <table:table-cell/>
          <table:table-cell table:style-name="ce44" office:value-type="string" calcext:value-type="string" table:number-columns-spanned="2" table:number-rows-spanned="1">
            <text:p>送信</text:p>
          </table:table-cell>
          <table:covered-table-cell table:style-name="ce7"/>
          <table:table-cell table:style-name="ce7" table:number-columns-repeated="2"/>
          <table:table-cell table:style-name="ce50" table:number-columns-spanned="2" table:number-rows-spanned="1"/>
          <table:covered-table-cell table:style-name="ce7"/>
          <table:table-cell/>
          <table:table-cell table:style-name="ce7"/>
          <table:table-cell table:style-name="ce31"/>
          <table:table-cell table:number-columns-repeated="33"/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style-name="Default"/>
          <table:table-cell table:number-columns-repeated="9"/>
          <table:table-cell table:style-name="Default"/>
          <table:table-cell/>
          <table:table-cell table:style-name="ce4"/>
          <table:table-cell table:style-name="ce6" table:number-columns-repeated="12"/>
          <table:table-cell table:style-name="ce12"/>
          <table:table-cell table:number-columns-repeated="33"/>
        </table:table-row>
        <table:table-row table:style-name="ro1">
          <table:table-cell table:number-columns-repeated="2"/>
          <table:table-cell table:style-name="ce48"/>
          <table:table-cell table:style-name="ce5" table:number-columns-repeated="2"/>
          <table:table-cell table:style-name="ce55" table:number-columns-spanned="3" table:number-rows-spanned="1"/>
          <table:covered-table-cell table:number-columns-repeated="2" table:style-name="ce5"/>
          <table:table-cell table:style-name="ce55" table:number-columns-spanned="3" table:number-rows-spanned="1"/>
          <table:covered-table-cell table:number-columns-repeated="2" table:style-name="ce5"/>
          <table:table-cell table:style-name="ce5" table:number-columns-repeated="4"/>
          <table:table-cell table:style-name="ce10"/>
          <table:table-cell table:number-columns-repeated="48"/>
        </table:table-row>
        <table:table-row table:style-name="ro1">
          <table:table-cell table:number-columns-repeated="7"/>
          <table:table-cell office:value-type="string" calcext:value-type="string">
            <text:p>新規登録</text:p>
          </table:table-cell>
          <table:table-cell table:style-name="ce7" table:number-columns-repeated="4"/>
          <table:table-cell table:number-columns-repeated="52"/>
        </table:table-row>
        <table:table-row table:style-name="ro1">
          <table:table-cell table:number-columns-repeated="6"/>
          <table:table-cell table:style-name="ce7" table:number-columns-repeated="6"/>
          <table:table-cell table:number-columns-repeated="52"/>
        </table:table-row>
        <table:table-row table:style-name="ro1">
          <table:table-cell table:number-columns-repeated="3"/>
          <table:table-cell table:style-name="ce50"/>
          <table:table-cell table:style-name="ce75" office:value-type="string" calcext:value-type="string" table:number-columns-spanned="9" table:number-rows-spanned="1">
            <text:p>ユーザ登録が完了しました</text:p>
          </table:table-cell>
          <table:covered-table-cell table:style-name="Default"/>
          <table:covered-table-cell table:number-columns-repeated="6"/>
          <table:covered-table-cell table:style-name="Default"/>
          <table:table-cell table:number-columns-repeated="51"/>
        </table:table-row>
        <table:table-row table:style-name="ro1">
          <table:table-cell table:number-columns-repeated="4"/>
          <table:table-cell table:style-name="ce6" table:number-columns-repeated="9"/>
          <table:table-cell table:number-columns-repeated="5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  <table:table-cell table:style-name="Default"/>
          <table:table-cell table:number-columns-repeated="51"/>
        </table:table-row>
        <table:table-row table:style-name="ro1">
          <table:table-cell table:number-columns-repeated="4"/>
          <table:table-cell office:value-type="string" calcext:value-type="string">
            <text:p>ユーザ名</text:p>
          </table:table-cell>
          <table:table-cell/>
          <table:table-cell table:style-name="ce7" table:number-columns-repeated="2"/>
          <table:table-cell table:style-name="ce9"/>
          <table:table-cell table:style-name="ce58" table:number-columns-repeated="3"/>
          <table:table-cell table:style-name="ce13"/>
          <table:table-cell table:number-columns-repeated="19"/>
          <table:table-cell table:style-name="Default"/>
          <table:table-cell table:number-columns-repeated="31"/>
        </table:table-row>
        <table:table-row table:style-name="ro1">
          <table:table-cell table:number-columns-repeated="6"/>
          <table:table-cell table:style-name="ce7" table:number-columns-repeated="6"/>
          <table:table-cell table:number-columns-repeated="20"/>
          <table:table-cell table:style-name="Default"/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パスワード</text:p>
          </table:table-cell>
          <table:table-cell table:style-name="Default"/>
          <table:table-cell table:number-columns-repeated="2"/>
          <table:table-cell table:style-name="ce9"/>
          <table:table-cell table:style-name="ce58" table:number-columns-repeated="3"/>
          <table:table-cell table:style-name="ce13"/>
          <table:table-cell table:number-columns-repeated="19"/>
          <table:table-cell table:style-name="Default"/>
          <table:table-cell table:number-columns-repeated="31"/>
        </table:table-row>
        <table:table-row table:style-name="ro1">
          <table:table-cell table:number-columns-repeated="6"/>
          <table:table-cell table:style-name="ce7" table:number-columns-repeated="2"/>
          <table:table-cell table:number-columns-repeated="3"/>
          <table:table-cell table:style-name="ce7"/>
          <table:table-cell table:number-columns-repeated="20"/>
          <table:table-cell table:style-name="Default"/>
          <table:table-cell table:number-columns-repeated="31"/>
        </table:table-row>
        <table:table-row table:style-name="ro1">
          <table:table-cell table:number-columns-repeated="4"/>
          <table:table-cell table:style-name="ce50"/>
          <table:table-cell table:number-columns-repeated="2"/>
          <table:table-cell table:style-name="ce44" office:value-type="string" calcext:value-type="string" table:number-columns-spanned="2" table:number-rows-spanned="1">
            <text:p>送信</text:p>
          </table:table-cell>
          <table:covered-table-cell table:style-name="ce7"/>
          <table:table-cell table:style-name="ce7" table:number-columns-repeated="2"/>
          <table:table-cell table:style-name="ce50" table:number-columns-spanned="2" table:number-rows-spanned="1"/>
          <table:covered-table-cell/>
          <table:table-cell table:style-name="Default"/>
          <table:table-cell table:number-columns-repeated="18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4"/>
          <table:table-cell table:style-name="ce6" table:number-columns-repeated="12"/>
          <table:table-cell table:style-name="ce12"/>
          <table:table-cell table:number-columns-repeated="16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7"/>
          <table:table-cell table:number-columns-repeated="3"/>
          <table:table-cell table:style-name="ce7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6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6"/>
          <table:table-cell table:style-name="Default" table:number-columns-repeated="4"/>
          <table:table-cell table:number-columns-repeated="16"/>
          <table:table-cell table:style-name="Default"/>
          <table:table-cell table:number-columns-repeated="9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action</text:p>
          </table:table-cell>
          <table:covered-table-cell table:number-columns-repeated="2" table:style-name="ce49"/>
          <table:table-cell table:style-name="ce67" office:value-type="string" calcext:value-type="string" table:number-columns-spanned="17" table:number-rows-spanned="1">
            <text:p>CreateAccountControl.php</text:p>
          </table:table-cell>
          <table:covered-table-cell table:number-columns-repeated="5" table:style-name="ce56"/>
          <table:covered-table-cell table:style-name="ce59"/>
          <table:covered-table-cell table:number-columns-repeated="10" table:style-name="ce49"/>
          <table:table-cell table:style-name="ce45" office:value-type="string" calcext:value-type="string" table:number-columns-spanned="8" table:number-rows-spanned="1">
            <text:p>method</text:p>
          </table:table-cell>
          <table:covered-table-cell table:style-name="ce49"/>
          <table:covered-table-cell table:style-name="ce101"/>
          <table:covered-table-cell table:style-name="ce49"/>
          <table:covered-table-cell table:number-columns-repeated="4" table:style-name="ce101"/>
          <table:table-cell table:style-name="ce93" office:value-type="string" calcext:value-type="string" table:number-columns-spanned="5" table:number-rows-spanned="1">
            <text:p>POST</text:p>
          </table:table-cell>
          <table:covered-table-cell table:number-columns-repeated="4" table:style-name="ce101"/>
          <table:table-cell table:style-name="ce101" table:number-columns-repeated="29"/>
          <table:table-cell table:style-name="ce68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number-columns-repeated="2" table:style-name="ce49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5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62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1" office:value-type="string" calcext:value-type="string" table:number-columns-spanned="3" table:number-rows-spanned="1">
            <text:p>①</text:p>
          </table:table-cell>
          <table:covered-table-cell table:number-columns-repeated="2" table:style-name="ce49"/>
          <table:table-cell table:style-name="ce67" table:number-columns-spanned="2" table:number-rows-spanned="1"/>
          <table:covered-table-cell table:style-name="ce49"/>
          <table:table-cell table:style-name="ce93" office:value-type="string" calcext:value-type="string" table:number-columns-spanned="3" table:number-rows-spanned="1">
            <text:p>text</text:p>
          </table:table-cell>
          <table:covered-table-cell table:style-name="ce49"/>
          <table:covered-table-cell table:style-name="ce97"/>
          <table:table-cell table:style-name="ce97" office:value-type="string" calcext:value-type="string" table:number-columns-spanned="6" table:number-rows-spanned="1">
            <text:p>user_id</text:p>
          </table:table-cell>
          <table:covered-table-cell table:number-columns-repeated="5" table:style-name="ce49"/>
          <table:table-cell table:style-name="ce93" table:number-columns-spanned="14" table:number-rows-spanned="1"/>
          <table:covered-table-cell table:number-columns-repeated="13" table:style-name="ce49"/>
          <table:table-cell table:style-name="ce63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85" table:number-columns-spanned="30" table:number-rows-spanned="1"/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 office:value-type="string" calcext:value-type="string">
            <text:p>name</text:p>
          </table:covered-table-cell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5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62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1" office:value-type="string" calcext:value-type="string" table:number-columns-spanned="3" table:number-rows-spanned="1">
            <text:p>②</text:p>
          </table:table-cell>
          <table:covered-table-cell table:number-columns-repeated="2" table:style-name="ce49"/>
          <table:table-cell table:style-name="ce67" table:number-columns-spanned="2" table:number-rows-spanned="1"/>
          <table:covered-table-cell table:style-name="ce49"/>
          <table:table-cell table:style-name="ce93" office:value-type="string" calcext:value-type="string" table:number-columns-spanned="3" table:number-rows-spanned="1">
            <text:p>password</text:p>
          </table:table-cell>
          <table:covered-table-cell table:number-columns-repeated="2" table:style-name="ce49"/>
          <table:table-cell table:style-name="ce97" office:value-type="string" calcext:value-type="string" table:number-columns-spanned="6" table:number-rows-spanned="1">
            <text:p>password</text:p>
          </table:table-cell>
          <table:covered-table-cell table:number-columns-repeated="5" table:style-name="ce49"/>
          <table:table-cell table:style-name="ce93" table:number-columns-spanned="14" table:number-rows-spanned="1"/>
          <table:covered-table-cell table:number-columns-repeated="13" table:style-name="ce49"/>
          <table:table-cell table:style-name="ce63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85" table:number-columns-spanned="30" table:number-rows-spanned="1"/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5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62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1" office:value-type="string" calcext:value-type="string" table:number-columns-spanned="3" table:number-rows-spanned="1">
            <text:p>③</text:p>
          </table:table-cell>
          <table:covered-table-cell table:number-columns-repeated="2" table:style-name="ce49"/>
          <table:table-cell table:style-name="ce67" table:number-columns-spanned="2" table:number-rows-spanned="1"/>
          <table:covered-table-cell table:style-name="ce49"/>
          <table:table-cell table:style-name="ce93" office:value-type="string" calcext:value-type="string" table:number-columns-spanned="3" table:number-rows-spanned="1">
            <text:p>submit</text:p>
          </table:table-cell>
          <table:covered-table-cell table:style-name="ce49"/>
          <table:covered-table-cell table:style-name="ce97"/>
          <table:table-cell table:style-name="ce97" table:number-columns-spanned="6" table:number-rows-spanned="1"/>
          <table:covered-table-cell table:number-columns-repeated="5" table:style-name="ce49"/>
          <table:table-cell table:style-name="ce93" table:number-columns-spanned="14" table:number-rows-spanned="1"/>
          <table:covered-table-cell table:number-columns-repeated="13" table:style-name="ce49"/>
          <table:table-cell table:style-name="ce63" table:number-columns-spanned="3" table:number-rows-spanned="1"/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85" office:value-type="string" calcext:value-type="string" table:number-columns-spanned="30" table:number-rows-spanned="1">
            <text:p>CreateAccountControl.phpに遷移する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5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62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2" office:value-type="string" calcext:value-type="string" table:number-columns-spanned="3" table:number-rows-spanned="1">
            <text:p>④</text:p>
          </table:table-cell>
          <table:covered-table-cell table:number-columns-repeated="2" table:style-name="ce74"/>
          <table:table-cell table:style-name="ce76" table:number-columns-spanned="2" table:number-rows-spanned="1"/>
          <table:covered-table-cell table:style-name="ce74"/>
          <table:table-cell table:style-name="ce93" table:number-columns-spanned="3" table:number-rows-spanned="1"/>
          <table:covered-table-cell table:style-name="ce49"/>
          <table:covered-table-cell table:style-name="ce97"/>
          <table:table-cell table:style-name="ce97" table:number-columns-spanned="6" table:number-rows-spanned="1"/>
          <table:covered-table-cell table:number-columns-repeated="5" table:style-name="ce49"/>
          <table:table-cell table:style-name="ce77" office:value-type="string" calcext:value-type="string" table:number-columns-spanned="14" table:number-rows-spanned="1">
            <text:p>ユーザ登録が完了しました。</text:p>
          </table:table-cell>
          <table:covered-table-cell table:number-columns-repeated="13" table:style-name="ce74"/>
          <table:table-cell table:style-name="ce126" table:number-columns-spanned="3" table:number-rows-spanned="1"/>
          <table:covered-table-cell table:number-columns-repeated="2" table:style-name="ce74"/>
          <table:table-cell table:style-name="ce126" table:number-columns-spanned="2" table:number-rows-spanned="1"/>
          <table:covered-table-cell table:style-name="ce74"/>
          <table:table-cell table:style-name="ce65" office:value-type="string" calcext:value-type="string" table:number-columns-spanned="30" table:number-rows-spanned="1">
            <text:p>文字はalert-success（緑） を使用</text:p>
          </table:table-cell>
          <table:covered-table-cell table:number-columns-repeated="28" table:style-name="ce74"/>
          <table:covered-table-cell table:style-name="ce86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5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62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4" office:value-type="string" calcext:value-type="string">
            <text:p>⑤</text:p>
          </table:table-cell>
          <table:table-cell table:style-name="ce74" table:number-columns-repeated="2"/>
          <table:table-cell table:style-name="ce76" table:number-columns-spanned="2" table:number-rows-spanned="1"/>
          <table:covered-table-cell table:style-name="ce74"/>
          <table:table-cell table:style-name="ce116" table:number-columns-spanned="3" table:number-rows-spanned="1"/>
          <table:covered-table-cell table:style-name="ce74"/>
          <table:covered-table-cell table:style-name="ce121"/>
          <table:table-cell table:style-name="ce121" table:number-columns-spanned="6" table:number-rows-spanned="1"/>
          <table:covered-table-cell table:number-columns-repeated="5" table:style-name="ce74"/>
          <table:table-cell table:style-name="ce77" office:value-type="string" calcext:value-type="string" table:number-columns-spanned="14" table:number-rows-spanned="1">
            <text:p>必須項目が入力されていません</text:p>
          </table:table-cell>
          <table:covered-table-cell table:number-columns-repeated="13" table:style-name="ce74"/>
          <table:table-cell table:style-name="ce126" table:number-columns-spanned="3" table:number-rows-spanned="1"/>
          <table:covered-table-cell table:number-columns-repeated="2" table:style-name="ce74"/>
          <table:table-cell table:style-name="ce126" table:number-columns-spanned="2" table:number-rows-spanned="1"/>
          <table:covered-table-cell table:style-name="ce74"/>
          <table:table-cell table:style-name="ce65" office:value-type="string" calcext:value-type="string" table:number-columns-spanned="30" table:number-rows-spanned="1">
            <text:p>文字はalert-danger（赤） を使用、inputはis-invalid（赤）を使用</text:p>
          </table:table-cell>
          <table:covered-table-cell table:number-columns-repeated="28" table:style-name="ce74"/>
          <table:covered-table-cell table:style-name="ce86"/>
        </table:table-row>
        <table:table-row table:style-name="ro1" table:number-rows-repeated="4">
          <table:table-cell/>
          <table:table-cell table:style-name="ce7"/>
          <table:table-cell table:style-name="Default" table:number-columns-repeated="4"/>
          <table:table-cell table:number-columns-repeated="6"/>
          <table:table-cell table:style-name="Default" table:number-columns-repeated="4"/>
          <table:table-cell table:number-columns-repeated="16"/>
          <table:table-cell table:style-name="Default"/>
          <table:table-cell table:number-columns-repeated="9"/>
          <table:table-cell table:style-name="Default" table:number-columns-repeated="2"/>
          <table:table-cell table:number-columns-repeated="19"/>
          <table:table-cell table:style-name="ce7"/>
        </table:table-row>
        <table:table-row table:style-name="ro1">
          <table:table-cell/>
          <table:table-cell table:style-name="ce7" table:number-columns-repeated="2"/>
          <table:table-cell table:number-columns-repeated="3"/>
          <table:table-cell table:style-name="ce7" table:number-columns-repeated="6"/>
          <table:table-cell table:number-columns-repeated="3"/>
          <table:table-cell table:style-name="ce7" table:number-columns-repeated="17"/>
          <table:table-cell/>
          <table:table-cell table:style-name="ce7" table:number-columns-repeated="9"/>
          <table:table-cell table:number-columns-repeated="2"/>
          <table:table-cell table:style-name="ce7" table:number-columns-repeated="20"/>
        </table:table-row>
      </table:table>
      <table:table table:name="メニュー" table:style-name="ta1">
        <table:shapes>
          <draw:custom-shape draw:z-index="0" draw:style-name="gr1" draw:text-style-name="P2" svg:width="1.014cm" svg:height="0.589cm" svg:x="7.451cm" svg:y="3.003cm">
            <text:p text:style-name="P1"><text:span text:style-name="T1">①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" draw:style-name="gr1" draw:text-style-name="P2" svg:width="1.014cm" svg:height="0.589cm" svg:x="7.428cm" svg:y="3.906cm">
            <text:p text:style-name="P1"><text:span text:style-name="T1">②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style-name="gr1" draw:text-style-name="P2" svg:width="1.014cm" svg:height="0.589cm" svg:x="7.428cm" svg:y="4.788cm">
            <text:p text:style-name="P1"><text:span text:style-name="T1">③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1" draw:text-style-name="P2" svg:width="1.014cm" svg:height="0.589cm" svg:x="7.428cm" svg:y="5.713cm">
            <text:p text:style-name="P1"><text:span text:style-name="T1">④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number-columns-repeated="10" table:default-cell-style-name="Default"/>
        <table:table-column table:style-name="co2" table:default-cell-style-name="ce7"/>
        <table:table-column table:style-name="co2" table:number-columns-repeated="48" table:default-cell-style-name="Default"/>
        <table:table-column table:style-name="co2" table:default-cell-style-name="ce31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 table:number-columns-repeated="48"/>
          <table:table-cell table:style-name="Default"/>
        </table:table-row>
        <table:table-row table:style-name="ro1">
          <table:table-cell/>
          <table:table-cell table:style-name="ce30" office:value-type="string" calcext:value-type="string" table:number-columns-spanned="17" table:number-rows-spanned="1">
            <text:p>論理画面名</text:p>
          </table:table-cell>
          <table:covered-table-cell table:number-columns-repeated="15" table:style-name="ce5"/>
          <table:covered-table-cell table:style-name="ce10"/>
          <table:table-cell table:style-name="ce30" office:value-type="string" calcext:value-type="string" table:number-columns-spanned="17" table:number-rows-spanned="1">
            <text:p>物理画面名</text:p>
          </table:table-cell>
          <table:covered-table-cell table:number-columns-repeated="15" table:style-name="ce5"/>
          <table:covered-table-cell table:style-name="ce10"/>
          <table:table-cell table:style-name="ce44" office:value-type="string" calcext:value-type="string" table:number-columns-spanned="6" table:number-rows-spanned="1">
            <text:p>日付</text:p>
          </table:table-cell>
          <table:covered-table-cell table:number-columns-repeated="5" table:style-name="ce36"/>
          <table:table-cell table:style-name="ce5" table:number-columns-repeated="22"/>
          <table:table-cell table:style-name="ce10"/>
        </table:table-row>
        <table:table-row table:style-name="ro1">
          <table:table-cell/>
          <table:table-cell table:style-name="ce44" office:value-type="string" calcext:value-type="string" table:number-columns-spanned="17" table:number-rows-spanned="1">
            <text:p>メニュー画面</text:p>
          </table:table-cell>
          <table:covered-table-cell table:number-columns-repeated="15" table:style-name="ce6"/>
          <table:covered-table-cell table:style-name="ce12"/>
          <table:table-cell table:style-name="ce44" office:value-type="string" calcext:value-type="string" table:number-columns-spanned="17" table:number-rows-spanned="1">
            <text:p>menu.php</text:p>
          </table:table-cell>
          <table:covered-table-cell table:number-columns-repeated="15" table:style-name="ce6"/>
          <table:covered-table-cell table:style-name="ce12"/>
          <table:table-cell table:style-name="ce37" office:value-type="date" office:date-value="2021-01-10" calcext:value-type="date" table:number-columns-spanned="6" table:number-rows-spanned="1">
            <text:p>2021年1月10日</text:p>
          </table:table-cell>
          <table:covered-table-cell table:number-columns-repeated="5" table:style-name="ce36"/>
          <table:table-cell table:style-name="ce6" table:number-columns-repeated="22"/>
          <table:table-cell table:style-name="ce12"/>
        </table:table-row>
        <table:table-row table:style-name="ro1">
          <table:table-cell table:number-columns-repeated="2"/>
          <table:table-cell table:style-name="ce32"/>
          <table:table-cell/>
          <table:table-cell table:style-name="ce7" table:number-columns-repeated="10"/>
          <table:table-cell table:number-columns-repeated="50"/>
        </table:table-row>
        <table:table-row table:style-name="ro1">
          <table:table-cell table:number-columns-repeated="2"/>
          <table:table-cell table:style-name="ce48"/>
          <table:table-cell table:style-name="ce5" table:number-columns-repeated="2"/>
          <table:table-cell table:style-name="ce55" table:number-columns-spanned="3" table:number-rows-spanned="1"/>
          <table:covered-table-cell table:number-columns-repeated="2" table:style-name="ce5"/>
          <table:table-cell table:style-name="ce55" table:number-columns-spanned="3" table:number-rows-spanned="1"/>
          <table:covered-table-cell table:number-columns-repeated="2" table:style-name="ce5"/>
          <table:table-cell table:style-name="ce5" table:number-columns-repeated="4"/>
          <table:table-cell table:style-name="ce10"/>
          <table:table-cell table:style-name="ce7" table:number-columns-repeated="17"/>
          <table:table-cell table:number-columns-repeated="31"/>
        </table:table-row>
        <table:table-row table:style-name="ro1">
          <table:table-cell table:number-columns-repeated="2"/>
          <table:table-cell table:style-name="ce2"/>
          <table:table-cell/>
          <table:table-cell table:style-name="ce7" table:number-columns-repeated="2"/>
          <table:table-cell/>
          <table:table-cell office:value-type="string" calcext:value-type="string">
            <text:p>メニュー</text:p>
          </table:table-cell>
          <table:table-cell table:style-name="ce7" table:number-columns-repeated="6"/>
          <table:table-cell/>
          <table:table-cell table:style-name="ce31"/>
          <table:table-cell table:style-name="ce7" table:number-columns-repeated="28"/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/>
          <table:table-cell table:style-name="ce6" table:number-columns-repeated="9"/>
          <table:table-cell table:style-name="ce7"/>
          <table:table-cell/>
          <table:table-cell table:style-name="ce31"/>
          <table:table-cell table:style-name="ce7" table:number-columns-repeated="10"/>
          <table:table-cell/>
          <table:table-cell table:style-name="ce7" table:number-columns-repeated="17"/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 table:number-columns-repeated="10"/>
          <table:table-cell table:style-name="ce7"/>
          <table:table-cell/>
          <table:table-cell table:style-name="ce31"/>
          <table:table-cell table:number-columns-repeated="16"/>
          <table:table-cell table:style-name="ce7"/>
          <table:table-cell table:number-columns-repeated="9"/>
          <table:table-cell table:style-name="ce7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/>
          <table:table-cell table:style-name="ce7"/>
          <table:table-cell table:style-name="ce44" office:value-type="string" calcext:value-type="string" table:number-columns-spanned="7" table:number-rows-spanned="1">
            <text:p>関係図一覧</text:p>
          </table:table-cell>
          <table:covered-table-cell table:number-columns-repeated="5" table:style-name="ce58"/>
          <table:covered-table-cell table:style-name="ce13"/>
          <table:table-cell table:style-name="ce7" table:number-columns-repeated="2"/>
          <table:table-cell/>
          <table:table-cell table:style-name="ce31"/>
          <table:table-cell table:number-columns-repeated="16"/>
          <table:table-cell table:style-name="ce7"/>
          <table:table-cell table:number-columns-repeated="9"/>
          <table:table-cell table:style-name="ce7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/>
          <table:table-cell table:style-name="ce7" table:number-columns-repeated="10"/>
          <table:table-cell/>
          <table:table-cell table:style-name="ce31"/>
          <table:table-cell table:number-columns-repeated="2"/>
          <table:table-cell table:style-name="ce7" table:number-columns-repeated="4"/>
          <table:table-cell table:number-columns-repeated="10"/>
          <table:table-cell table:style-name="ce7"/>
          <table:table-cell table:number-columns-repeated="9"/>
          <table:table-cell table:style-name="ce7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/>
          <table:table-cell table:style-name="ce7"/>
          <table:table-cell table:style-name="ce44" office:value-type="string" calcext:value-type="string" table:number-columns-spanned="7" table:number-rows-spanned="1">
            <text:p>グループ作成</text:p>
          </table:table-cell>
          <table:covered-table-cell table:number-columns-repeated="5" table:style-name="ce58"/>
          <table:covered-table-cell table:style-name="ce13"/>
          <table:table-cell table:style-name="ce7"/>
          <table:table-cell table:number-columns-repeated="2"/>
          <table:table-cell table:style-name="ce31"/>
          <table:table-cell table:style-name="ce7" table:number-columns-repeated="2"/>
          <table:table-cell table:style-name="ce50" table:number-columns-spanned="3" table:number-rows-spanned="1"/>
          <table:covered-table-cell table:number-columns-repeated="2"/>
          <table:table-cell table:style-name="ce7"/>
          <table:table-cell table:number-columns-repeated="10"/>
          <table:table-cell table:style-name="ce7"/>
          <table:table-cell table:number-columns-repeated="9"/>
          <table:table-cell table:style-name="ce7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/>
          <table:table-cell table:style-name="ce7" table:number-columns-repeated="4"/>
          <table:table-cell table:number-columns-repeated="3"/>
          <table:table-cell table:style-name="ce7" table:number-columns-repeated="3"/>
          <table:table-cell/>
          <table:table-cell table:style-name="ce31"/>
          <table:table-cell table:number-columns-repeated="2"/>
          <table:table-cell table:style-name="ce7" table:number-columns-repeated="4"/>
          <table:table-cell/>
          <table:table-cell table:style-name="ce50" table:number-columns-spanned="3" table:number-rows-spanned="1"/>
          <table:covered-table-cell table:number-columns-repeated="2"/>
          <table:table-cell table:number-columns-repeated="6"/>
          <table:table-cell table:style-name="ce7"/>
          <table:table-cell table:number-columns-repeated="9"/>
          <table:table-cell table:style-name="ce7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/>
          <table:table-cell table:style-name="ce50"/>
          <table:table-cell table:style-name="ce44" office:value-type="string" calcext:value-type="string" table:number-columns-spanned="7" table:number-rows-spanned="1">
            <text:p>パスワード変更</text:p>
          </table:table-cell>
          <table:covered-table-cell/>
          <table:covered-table-cell table:style-name="ce50"/>
          <table:covered-table-cell table:number-columns-repeated="3" table:style-name="ce7"/>
          <table:covered-table-cell table:style-name="ce50"/>
          <table:table-cell table:style-name="ce7" table:number-columns-repeated="2"/>
          <table:table-cell/>
          <table:table-cell table:style-name="ce31"/>
          <table:table-cell table:number-columns-repeated="16"/>
          <table:table-cell table:style-name="ce7"/>
          <table:table-cell table:number-columns-repeated="9"/>
          <table:table-cell table:style-name="ce7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/>
          <table:table-cell table:style-name="ce7"/>
          <table:table-cell table:number-columns-repeated="7"/>
          <table:table-cell table:style-name="ce7" table:number-columns-repeated="2"/>
          <table:table-cell/>
          <table:table-cell table:style-name="ce31"/>
          <table:table-cell table:number-columns-repeated="16"/>
          <table:table-cell table:style-name="ce7"/>
          <table:table-cell table:number-columns-repeated="9"/>
          <table:table-cell table:style-name="ce7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/>
          <table:table-cell table:style-name="ce7"/>
          <table:table-cell table:style-name="ce44" office:value-type="string" calcext:value-type="string" table:number-columns-spanned="7" table:number-rows-spanned="1">
            <text:p>ログアウト</text:p>
          </table:table-cell>
          <table:covered-table-cell table:number-columns-repeated="6" table:style-name="ce7"/>
          <table:table-cell table:style-name="ce7" table:number-columns-repeated="2"/>
          <table:table-cell/>
          <table:table-cell table:style-name="ce31"/>
          <table:table-cell table:number-columns-repeated="16"/>
          <table:table-cell table:style-name="ce7"/>
          <table:table-cell table:number-columns-repeated="9"/>
          <table:table-cell table:style-name="ce7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4"/>
          <table:table-cell table:style-name="ce6" table:number-columns-repeated="12"/>
          <table:table-cell table:style-name="ce12"/>
          <table:table-cell table:number-columns-repeated="16"/>
          <table:table-cell table:style-name="ce7"/>
          <table:table-cell table:number-columns-repeated="9"/>
          <table:table-cell table:style-name="ce7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50"/>
          <table:table-cell/>
          <table:table-cell table:style-name="ce7"/>
          <table:table-cell table:style-name="ce50" table:number-columns-spanned="3" table:number-rows-spanned="1"/>
          <table:covered-table-cell table:number-columns-repeated="2" table:style-name="ce7"/>
          <table:table-cell table:style-name="ce50" table:number-columns-spanned="3" table:number-rows-spanned="1"/>
          <table:covered-table-cell table:number-columns-repeated="2" table:style-name="ce7"/>
          <table:table-cell table:style-name="ce7" table:number-columns-repeated="3"/>
          <table:table-cell/>
          <table:table-cell table:style-name="ce7"/>
          <table:table-cell table:number-columns-repeated="16"/>
          <table:table-cell table:style-name="ce7"/>
          <table:table-cell table:number-columns-repeated="9"/>
          <table:table-cell table:style-name="ce7" table:number-columns-repeated="2"/>
          <table:table-cell table:number-columns-repeated="20"/>
        </table:table-row>
        <table:table-row table:style-name="ro1" table:number-rows-repeated="8">
          <table:table-cell table:number-columns-repeated="3"/>
          <table:table-cell table:style-name="Default"/>
          <table:table-cell table:number-columns-repeated="10"/>
          <table:table-cell table:style-name="Default"/>
          <table:table-cell table:number-columns-repeated="49"/>
        </table:table-row>
        <table:table-row table:style-name="ro1">
          <table:table-cell table:number-columns-repeated="2"/>
          <table:table-cell table:style-name="ce7"/>
          <table:table-cell/>
          <table:table-cell table:style-name="ce50"/>
          <table:table-cell table:style-name="ce7"/>
          <table:table-cell/>
          <table:table-cell table:style-name="ce50" table:number-columns-spanned="2" table:number-rows-spanned="1"/>
          <table:covered-table-cell table:style-name="ce7"/>
          <table:table-cell table:style-name="ce7" table:number-columns-repeated="2"/>
          <table:table-cell table:style-name="ce50" table:number-columns-spanned="2" table:number-rows-spanned="1"/>
          <table:covered-table-cell table:style-name="ce7"/>
          <table:table-cell table:style-name="ce7"/>
          <table:table-cell/>
          <table:table-cell table:style-name="ce7"/>
          <table:table-cell table:number-columns-repeated="26"/>
          <table:table-cell table:style-name="ce7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10"/>
          <table:table-cell/>
          <table:table-cell table:style-name="ce7"/>
          <table:table-cell table:number-columns-repeated="26"/>
          <table:table-cell table:style-name="ce7" table:number-columns-repeated="2"/>
          <table:table-cell table:number-columns-repeated="20"/>
        </table:table-row>
        <table:table-row table:style-name="ro1" table:number-rows-repeated="3">
          <table:table-cell table:number-columns-repeated="2"/>
          <table:table-cell table:style-name="ce7"/>
          <table:table-cell/>
          <table:table-cell table:style-name="ce7" table:number-columns-repeated="3"/>
          <table:table-cell table:number-columns-repeated="35"/>
          <table:table-cell table:style-name="ce7" table:number-columns-repeated="2"/>
          <table:table-cell table:number-columns-repeated="20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5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87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1" office:value-type="string" calcext:value-type="string" table:number-columns-spanned="3" table:number-rows-spanned="1">
            <text:p>①</text:p>
          </table:table-cell>
          <table:covered-table-cell table:number-columns-repeated="2" table:style-name="ce49"/>
          <table:table-cell table:style-name="ce67" table:number-columns-spanned="2" table:number-rows-spanned="1"/>
          <table:covered-table-cell table:style-name="ce49"/>
          <table:table-cell table:style-name="ce93" office:value-type="string" calcext:value-type="string" table:number-columns-spanned="3" table:number-rows-spanned="1">
            <text:p>button</text:p>
          </table:table-cell>
          <table:covered-table-cell table:style-name="ce49"/>
          <table:covered-table-cell table:style-name="ce97"/>
          <table:table-cell table:style-name="ce97" table:number-columns-spanned="6" table:number-rows-spanned="1"/>
          <table:covered-table-cell table:number-columns-repeated="5" table:style-name="ce49"/>
          <table:table-cell table:style-name="ce93" table:number-columns-spanned="14" table:number-rows-spanned="1"/>
          <table:covered-table-cell table:number-columns-repeated="13" table:style-name="ce49"/>
          <table:table-cell table:style-name="ce63" table:number-columns-spanned="3" table:number-rows-spanned="1"/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85" office:value-type="string" calcext:value-type="string" table:number-columns-spanned="30" table:number-rows-spanned="1">
            <text:p>rel_diagram_list.php?{ユーザID}に遷移する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5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62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1" office:value-type="string" calcext:value-type="string" table:number-columns-spanned="3" table:number-rows-spanned="1">
            <text:p>②</text:p>
          </table:table-cell>
          <table:covered-table-cell table:number-columns-repeated="2" table:style-name="ce49"/>
          <table:table-cell table:style-name="ce67" table:number-columns-spanned="2" table:number-rows-spanned="1"/>
          <table:covered-table-cell table:style-name="ce49"/>
          <table:table-cell table:style-name="ce93" office:value-type="string" calcext:value-type="string" table:number-columns-spanned="3" table:number-rows-spanned="1">
            <text:p>button</text:p>
          </table:table-cell>
          <table:covered-table-cell table:style-name="ce49"/>
          <table:covered-table-cell table:style-name="ce97"/>
          <table:table-cell table:style-name="ce97" table:number-columns-spanned="6" table:number-rows-spanned="1"/>
          <table:covered-table-cell table:number-columns-repeated="5" table:style-name="ce49"/>
          <table:table-cell table:style-name="ce93" table:number-columns-spanned="14" table:number-rows-spanned="1"/>
          <table:covered-table-cell table:number-columns-repeated="13" table:style-name="ce49"/>
          <table:table-cell table:style-name="ce63" table:number-columns-spanned="3" table:number-rows-spanned="1"/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85" office:value-type="string" calcext:value-type="string" table:number-columns-spanned="30" table:number-rows-spanned="1">
            <text:p>create_group.php?{ユーザID}に遷移する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5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62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1" office:value-type="string" calcext:value-type="string" table:number-columns-spanned="3" table:number-rows-spanned="1">
            <text:p>③</text:p>
          </table:table-cell>
          <table:covered-table-cell table:number-columns-repeated="2" table:style-name="ce49"/>
          <table:table-cell table:style-name="ce67" table:number-columns-spanned="2" table:number-rows-spanned="1"/>
          <table:covered-table-cell table:style-name="ce49"/>
          <table:table-cell table:style-name="ce93" office:value-type="string" calcext:value-type="string" table:number-columns-spanned="3" table:number-rows-spanned="1">
            <text:p>button</text:p>
          </table:table-cell>
          <table:covered-table-cell table:style-name="ce49"/>
          <table:covered-table-cell table:style-name="ce97"/>
          <table:table-cell table:style-name="ce97" table:number-columns-spanned="6" table:number-rows-spanned="1"/>
          <table:covered-table-cell table:number-columns-repeated="5" table:style-name="ce49"/>
          <table:table-cell table:style-name="ce93" table:number-columns-spanned="14" table:number-rows-spanned="1"/>
          <table:covered-table-cell table:number-columns-repeated="13" table:style-name="ce49"/>
          <table:table-cell table:style-name="ce63" table:number-columns-spanned="3" table:number-rows-spanned="1"/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85" office:value-type="string" calcext:value-type="string" table:number-columns-spanned="30" table:number-rows-spanned="1">
            <text:p>password_change.php?{ユーザID}に遷移する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5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62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2" office:value-type="string" calcext:value-type="string" table:number-columns-spanned="3" table:number-rows-spanned="1">
            <text:p>④</text:p>
          </table:table-cell>
          <table:covered-table-cell table:number-columns-repeated="2" table:style-name="ce74"/>
          <table:table-cell table:style-name="ce76" table:number-columns-spanned="2" table:number-rows-spanned="1"/>
          <table:covered-table-cell table:style-name="ce74"/>
          <table:table-cell table:style-name="ce93" office:value-type="string" calcext:value-type="string" table:number-columns-spanned="3" table:number-rows-spanned="1">
            <text:p>button</text:p>
          </table:table-cell>
          <table:covered-table-cell table:style-name="ce49"/>
          <table:covered-table-cell table:style-name="ce97"/>
          <table:table-cell table:style-name="ce97" table:number-columns-spanned="6" table:number-rows-spanned="1"/>
          <table:covered-table-cell table:number-columns-repeated="5" table:style-name="ce49"/>
          <table:table-cell table:style-name="ce116" table:number-columns-spanned="14" table:number-rows-spanned="1"/>
          <table:covered-table-cell table:number-columns-repeated="13" table:style-name="ce74"/>
          <table:table-cell table:style-name="ce126" table:number-columns-spanned="3" table:number-rows-spanned="1"/>
          <table:covered-table-cell table:number-columns-repeated="2" table:style-name="ce74"/>
          <table:table-cell table:style-name="ce126" table:number-columns-spanned="2" table:number-rows-spanned="1"/>
          <table:covered-table-cell table:style-name="ce74"/>
          <table:table-cell table:style-name="ce65" office:value-type="string" calcext:value-type="string" table:number-columns-spanned="30" table:number-rows-spanned="1">
            <text:p>logout.php?{ユーザID}に遷移する</text:p>
          </table:table-cell>
          <table:covered-table-cell table:number-columns-repeated="28" table:style-name="ce74"/>
          <table:covered-table-cell table:style-name="ce86"/>
        </table:table-row>
        <table:table-row table:style-name="ro1">
          <table:table-cell/>
          <table:table-cell table:style-name="ce5" table:number-columns-repeated="63"/>
        </table:table-row>
        <table:table-row table:style-name="ro1" table:number-rows-repeated="7">
          <table:table-cell/>
          <table:table-cell table:style-name="ce7"/>
          <table:table-cell/>
          <table:table-cell table:style-name="Default"/>
          <table:table-cell table:number-columns-repeated="10"/>
          <table:table-cell table:style-name="Default"/>
          <table:table-cell table:number-columns-repeated="48"/>
          <table:table-cell table:style-name="ce7"/>
        </table:table-row>
        <table:table-row table:style-name="ro1">
          <table:table-cell/>
          <table:table-cell table:style-name="ce7" table:number-columns-repeated="2"/>
          <table:table-cell/>
          <table:table-cell table:style-name="ce7" table:number-columns-repeated="10"/>
          <table:table-cell/>
          <table:table-cell table:style-name="ce7" table:number-columns-repeated="49"/>
        </table:table-row>
      </table:table>
      <table:table table:name="相関図一覧" table:style-name="ta1">
        <table:shapes>
          <draw:custom-shape draw:z-index="0" draw:style-name="gr1" draw:text-style-name="P2" svg:width="1.014cm" svg:height="0.589cm" svg:x="7.451cm" svg:y="2.957cm">
            <text:p text:style-name="P1"><text:span text:style-name="T1">①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7"/>
        <table:table-column table:style-name="co2" table:number-columns-repeated="10" table:default-cell-style-name="Default"/>
        <table:table-column table:style-name="co2" table:default-cell-style-name="ce7"/>
        <table:table-column table:style-name="co2" table:number-columns-repeated="48" table:default-cell-style-name="Default"/>
        <table:table-column table:style-name="co2" table:default-cell-style-name="ce31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 table:number-columns-repeated="48"/>
          <table:table-cell table:style-name="Default"/>
        </table:table-row>
        <table:table-row table:style-name="ro1">
          <table:table-cell/>
          <table:table-cell table:style-name="ce30" office:value-type="string" calcext:value-type="string" table:number-columns-spanned="17" table:number-rows-spanned="1">
            <text:p>論理画面名</text:p>
          </table:table-cell>
          <table:covered-table-cell table:number-columns-repeated="15" table:style-name="ce5"/>
          <table:covered-table-cell table:style-name="ce10"/>
          <table:table-cell table:style-name="ce30" office:value-type="string" calcext:value-type="string" table:number-columns-spanned="17" table:number-rows-spanned="1">
            <text:p>物理画面名</text:p>
          </table:table-cell>
          <table:covered-table-cell table:number-columns-repeated="15" table:style-name="ce5"/>
          <table:covered-table-cell table:style-name="ce10"/>
          <table:table-cell table:style-name="ce44" office:value-type="string" calcext:value-type="string" table:number-columns-spanned="6" table:number-rows-spanned="1">
            <text:p>日付</text:p>
          </table:table-cell>
          <table:covered-table-cell table:number-columns-repeated="5" table:style-name="ce36"/>
          <table:table-cell table:style-name="ce5" table:number-columns-repeated="22"/>
          <table:table-cell table:style-name="ce10"/>
        </table:table-row>
        <table:table-row table:style-name="ro1">
          <table:table-cell/>
          <table:table-cell table:style-name="ce44" office:value-type="string" calcext:value-type="string" table:number-columns-spanned="17" table:number-rows-spanned="1">
            <text:p>相関図一覧画面</text:p>
          </table:table-cell>
          <table:covered-table-cell table:number-columns-repeated="15" table:style-name="ce6"/>
          <table:covered-table-cell table:style-name="ce12"/>
          <table:table-cell table:style-name="ce44" office:value-type="string" calcext:value-type="string" table:number-columns-spanned="17" table:number-rows-spanned="1">
            <text:p>rel_diagram_list.php</text:p>
          </table:table-cell>
          <table:covered-table-cell table:number-columns-repeated="15" table:style-name="ce6"/>
          <table:covered-table-cell table:style-name="ce12"/>
          <table:table-cell table:style-name="ce37" office:value-type="date" office:date-value="2021-01-10" calcext:value-type="date" table:number-columns-spanned="6" table:number-rows-spanned="1">
            <text:p>2021年1月10日</text:p>
          </table:table-cell>
          <table:covered-table-cell table:number-columns-repeated="5" table:style-name="ce36"/>
          <table:table-cell table:style-name="ce6" table:number-columns-repeated="22"/>
          <table:table-cell table:style-name="ce12"/>
        </table:table-row>
        <table:table-row table:style-name="ro1">
          <table:table-cell table:number-columns-repeated="2"/>
          <table:table-cell table:style-name="ce32"/>
          <table:table-cell/>
          <table:table-cell table:style-name="ce7" table:number-columns-repeated="10"/>
          <table:table-cell table:number-columns-repeated="50"/>
        </table:table-row>
        <table:table-row table:style-name="ro1">
          <table:table-cell table:number-columns-repeated="2"/>
          <table:table-cell table:style-name="ce48"/>
          <table:table-cell table:style-name="ce5" table:number-columns-repeated="2"/>
          <table:table-cell table:style-name="ce55" table:number-columns-spanned="3" table:number-rows-spanned="1"/>
          <table:covered-table-cell table:number-columns-repeated="2" table:style-name="ce5"/>
          <table:table-cell table:style-name="ce55" table:number-columns-spanned="3" table:number-rows-spanned="1"/>
          <table:covered-table-cell table:number-columns-repeated="2" table:style-name="ce5"/>
          <table:table-cell table:style-name="ce5" table:number-columns-repeated="4"/>
          <table:table-cell table:style-name="ce10"/>
          <table:table-cell table:style-name="ce7"/>
          <table:table-cell table:style-name="ce48"/>
          <table:table-cell table:style-name="ce5" table:number-columns-repeated="2"/>
          <table:table-cell table:style-name="ce55" table:number-columns-spanned="3" table:number-rows-spanned="1"/>
          <table:covered-table-cell table:number-columns-repeated="2" table:style-name="ce5"/>
          <table:table-cell table:style-name="ce55" table:number-columns-spanned="3" table:number-rows-spanned="1"/>
          <table:covered-table-cell table:number-columns-repeated="2" table:style-name="ce5"/>
          <table:table-cell table:style-name="ce5" table:number-columns-repeated="4"/>
          <table:table-cell table:style-name="ce10"/>
          <table:table-cell table:style-name="ce7" table:number-columns-repeated="2"/>
          <table:table-cell table:number-columns-repeated="31"/>
        </table:table-row>
        <table:table-row table:style-name="ro1">
          <table:table-cell table:number-columns-repeated="2"/>
          <table:table-cell table:style-name="ce2"/>
          <table:table-cell/>
          <table:table-cell table:style-name="ce7" table:number-columns-repeated="2"/>
          <table:table-cell/>
          <table:table-cell office:value-type="string" calcext:value-type="string">
            <text:p>相関図一覧</text:p>
          </table:table-cell>
          <table:table-cell table:style-name="ce7" table:number-columns-repeated="6"/>
          <table:table-cell/>
          <table:table-cell table:style-name="ce31"/>
          <table:table-cell table:style-name="ce7"/>
          <table:table-cell table:style-name="ce2"/>
          <table:table-cell table:style-name="ce7" table:number-columns-repeated="3"/>
          <table:table-cell/>
          <table:table-cell office:value-type="string" calcext:value-type="string">
            <text:p>相関図一覧</text:p>
          </table:table-cell>
          <table:table-cell table:style-name="ce7" table:number-columns-repeated="7"/>
          <table:table-cell table:style-name="ce31"/>
          <table:table-cell table:style-name="ce7" table:number-columns-repeated="13"/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/>
          <table:table-cell table:style-name="ce6" table:number-columns-repeated="9"/>
          <table:table-cell table:style-name="ce7"/>
          <table:table-cell/>
          <table:table-cell table:style-name="ce31"/>
          <table:table-cell table:style-name="ce7"/>
          <table:table-cell table:style-name="ce2"/>
          <table:table-cell table:style-name="ce7"/>
          <table:table-cell table:style-name="ce6" table:number-columns-repeated="9"/>
          <table:table-cell table:style-name="ce7" table:number-columns-repeated="2"/>
          <table:table-cell table:style-name="ce31"/>
          <table:table-cell table:style-name="ce7" table:number-columns-repeated="13"/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 table:number-columns-repeated="10"/>
          <table:table-cell table:style-name="ce7"/>
          <table:table-cell/>
          <table:table-cell table:style-name="ce31"/>
          <table:table-cell/>
          <table:table-cell table:style-name="ce2"/>
          <table:table-cell table:style-name="ce7"/>
          <table:table-cell table:number-columns-repeated="9"/>
          <table:table-cell table:style-name="ce7" table:number-columns-repeated="2"/>
          <table:table-cell table:style-name="ce31"/>
          <table:table-cell/>
          <table:table-cell table:style-name="ce7"/>
          <table:table-cell table:number-columns-repeated="9"/>
          <table:table-cell table:style-name="ce7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/>
          <table:table-cell table:style-name="ce7"/>
          <table:table-cell table:style-name="ce44" office:value-type="string" calcext:value-type="string" table:number-columns-spanned="7" table:number-rows-spanned="1">
            <text:p>グループ1</text:p>
          </table:table-cell>
          <table:covered-table-cell table:number-columns-repeated="5" table:style-name="ce58"/>
          <table:covered-table-cell table:style-name="ce13"/>
          <table:table-cell table:style-name="ce7" table:number-columns-repeated="2"/>
          <table:table-cell/>
          <table:table-cell table:style-name="ce31"/>
          <table:table-cell/>
          <table:table-cell table:style-name="ce2"/>
          <table:table-cell table:style-name="ce7"/>
          <table:table-cell table:style-name="ce50" office:value-type="string" calcext:value-type="string" table:number-columns-spanned="9" table:number-rows-spanned="1">
            <text:p>グループが1件もありません</text:p>
          </table:table-cell>
          <table:covered-table-cell table:style-name="ce50"/>
          <table:covered-table-cell table:number-columns-repeated="7" table:style-name="ce7"/>
          <table:table-cell table:style-name="ce7" table:number-columns-repeated="2"/>
          <table:table-cell table:style-name="ce31"/>
          <table:table-cell/>
          <table:table-cell table:style-name="ce7"/>
          <table:table-cell table:number-columns-repeated="9"/>
          <table:table-cell table:style-name="ce7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/>
          <table:table-cell table:style-name="ce7" table:number-columns-repeated="10"/>
          <table:table-cell/>
          <table:table-cell table:style-name="ce31"/>
          <table:table-cell/>
          <table:table-cell table:style-name="ce2"/>
          <table:table-cell table:style-name="ce7" table:number-columns-repeated="12"/>
          <table:table-cell table:style-name="ce31"/>
          <table:table-cell/>
          <table:table-cell table:style-name="ce7"/>
          <table:table-cell table:number-columns-repeated="9"/>
          <table:table-cell table:style-name="ce7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/>
          <table:table-cell table:style-name="ce7"/>
          <table:table-cell table:style-name="ce44" office:value-type="string" calcext:value-type="string" table:number-columns-spanned="7" table:number-rows-spanned="1">
            <text:p>グループ2</text:p>
          </table:table-cell>
          <table:covered-table-cell table:number-columns-repeated="5" table:style-name="ce58"/>
          <table:covered-table-cell table:style-name="ce13"/>
          <table:table-cell table:style-name="ce7"/>
          <table:table-cell table:number-columns-repeated="2"/>
          <table:table-cell table:style-name="ce31"/>
          <table:table-cell table:style-name="ce7"/>
          <table:table-cell table:style-name="ce2"/>
          <table:table-cell table:style-name="ce7" table:number-columns-repeated="2"/>
          <table:table-cell table:style-name="ce50" table:number-columns-spanned="7" table:number-rows-spanned="1"/>
          <table:covered-table-cell table:number-columns-repeated="6" table:style-name="ce7"/>
          <table:table-cell table:style-name="ce7"/>
          <table:table-cell/>
          <table:table-cell table:style-name="ce7"/>
          <table:table-cell table:style-name="ce31"/>
          <table:table-cell/>
          <table:table-cell table:style-name="ce7"/>
          <table:table-cell table:number-columns-repeated="9"/>
          <table:table-cell table:style-name="ce7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/>
          <table:table-cell table:style-name="ce7" table:number-columns-repeated="4"/>
          <table:table-cell table:number-columns-repeated="3"/>
          <table:table-cell table:style-name="ce7" table:number-columns-repeated="3"/>
          <table:table-cell/>
          <table:table-cell table:style-name="ce31"/>
          <table:table-cell/>
          <table:table-cell table:style-name="ce2"/>
          <table:table-cell table:style-name="ce7" table:number-columns-repeated="5"/>
          <table:table-cell table:number-columns-repeated="3"/>
          <table:table-cell table:style-name="ce7" table:number-columns-repeated="4"/>
          <table:table-cell table:style-name="ce31"/>
          <table:table-cell/>
          <table:table-cell table:style-name="ce7"/>
          <table:table-cell table:number-columns-repeated="9"/>
          <table:table-cell table:style-name="ce7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/>
          <table:table-cell table:style-name="ce50"/>
          <table:table-cell table:style-name="ce44" office:value-type="string" calcext:value-type="string" table:number-columns-spanned="7" table:number-rows-spanned="1">
            <text:p><text:s/>グループ3</text:p>
          </table:table-cell>
          <table:covered-table-cell/>
          <table:covered-table-cell table:style-name="ce50"/>
          <table:covered-table-cell table:number-columns-repeated="3" table:style-name="ce7"/>
          <table:covered-table-cell table:style-name="ce50"/>
          <table:table-cell table:style-name="ce7" table:number-columns-repeated="2"/>
          <table:table-cell/>
          <table:table-cell table:style-name="ce31"/>
          <table:table-cell/>
          <table:table-cell table:style-name="ce2"/>
          <table:table-cell table:style-name="ce7"/>
          <table:table-cell table:style-name="ce50"/>
          <table:table-cell table:style-name="ce50" table:number-columns-spanned="7" table:number-rows-spanned="1"/>
          <table:covered-table-cell/>
          <table:covered-table-cell table:style-name="ce50"/>
          <table:covered-table-cell table:number-columns-repeated="3" table:style-name="ce7"/>
          <table:covered-table-cell table:style-name="ce50"/>
          <table:table-cell table:style-name="ce7" table:number-columns-repeated="3"/>
          <table:table-cell table:style-name="ce31"/>
          <table:table-cell/>
          <table:table-cell table:style-name="ce7"/>
          <table:table-cell table:number-columns-repeated="9"/>
          <table:table-cell table:style-name="ce7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/>
          <table:table-cell table:style-name="ce7"/>
          <table:table-cell table:number-columns-repeated="3"/>
          <table:table-cell office:value-type="string" calcext:value-type="string">
            <text:p>・</text:p>
          </table:table-cell>
          <table:table-cell table:number-columns-repeated="3"/>
          <table:table-cell table:style-name="ce7" table:number-columns-repeated="2"/>
          <table:table-cell/>
          <table:table-cell table:style-name="ce31"/>
          <table:table-cell/>
          <table:table-cell table:style-name="ce2"/>
          <table:table-cell table:style-name="ce7" table:number-columns-repeated="2"/>
          <table:table-cell table:number-columns-repeated="7"/>
          <table:table-cell table:style-name="ce7" table:number-columns-repeated="3"/>
          <table:table-cell table:style-name="ce31"/>
          <table:table-cell/>
          <table:table-cell table:style-name="ce7"/>
          <table:table-cell table:number-columns-repeated="9"/>
          <table:table-cell table:style-name="ce7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/>
          <table:table-cell table:style-name="ce7"/>
          <table:table-cell table:style-name="ce50"/>
          <table:table-cell table:style-name="ce7" table:number-columns-repeated="2"/>
          <table:table-cell table:style-name="ce7" office:value-type="string" calcext:value-type="string">
            <text:p>・</text:p>
          </table:table-cell>
          <table:table-cell table:style-name="ce7" table:number-columns-repeated="5"/>
          <table:table-cell/>
          <table:table-cell table:style-name="ce31"/>
          <table:table-cell/>
          <table:table-cell table:style-name="ce2"/>
          <table:table-cell table:style-name="ce7" table:number-columns-repeated="2"/>
          <table:table-cell table:style-name="ce50"/>
          <table:table-cell table:style-name="ce7" table:number-columns-repeated="9"/>
          <table:table-cell table:style-name="ce31"/>
          <table:table-cell/>
          <table:table-cell table:style-name="ce7"/>
          <table:table-cell table:number-columns-repeated="9"/>
          <table:table-cell table:style-name="ce7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4"/>
          <table:table-cell table:style-name="ce6" table:number-columns-repeated="5"/>
          <table:table-cell table:style-name="ce6" office:value-type="string" calcext:value-type="string">
            <text:p>・</text:p>
          </table:table-cell>
          <table:table-cell table:style-name="ce6" table:number-columns-repeated="6"/>
          <table:table-cell table:style-name="ce12"/>
          <table:table-cell/>
          <table:table-cell table:style-name="ce4"/>
          <table:table-cell table:style-name="ce6" table:number-columns-repeated="12"/>
          <table:table-cell table:style-name="ce12"/>
          <table:table-cell/>
          <table:table-cell table:style-name="ce7"/>
          <table:table-cell table:number-columns-repeated="9"/>
          <table:table-cell table:style-name="ce7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50"/>
          <table:table-cell/>
          <table:table-cell table:style-name="ce7"/>
          <table:table-cell table:style-name="ce50" table:number-columns-spanned="3" table:number-rows-spanned="1"/>
          <table:covered-table-cell table:number-columns-repeated="2" table:style-name="ce7"/>
          <table:table-cell table:style-name="ce50" table:number-columns-spanned="3" table:number-rows-spanned="1"/>
          <table:covered-table-cell table:number-columns-repeated="2" table:style-name="ce7"/>
          <table:table-cell table:style-name="ce7" table:number-columns-repeated="3"/>
          <table:table-cell/>
          <table:table-cell table:style-name="ce7"/>
          <table:table-cell table:number-columns-repeated="16"/>
          <table:table-cell table:style-name="ce7"/>
          <table:table-cell table:number-columns-repeated="9"/>
          <table:table-cell table:style-name="ce7" table:number-columns-repeated="2"/>
          <table:table-cell table:number-columns-repeated="20"/>
        </table:table-row>
        <table:table-row table:style-name="ro1" table:number-rows-repeated="8">
          <table:table-cell table:number-columns-repeated="3"/>
          <table:table-cell table:style-name="Default"/>
          <table:table-cell table:number-columns-repeated="10"/>
          <table:table-cell table:style-name="Default"/>
          <table:table-cell table:number-columns-repeated="49"/>
        </table:table-row>
        <table:table-row table:style-name="ro1">
          <table:table-cell table:number-columns-repeated="2"/>
          <table:table-cell table:style-name="ce7"/>
          <table:table-cell/>
          <table:table-cell table:style-name="ce50"/>
          <table:table-cell table:style-name="ce7"/>
          <table:table-cell/>
          <table:table-cell table:style-name="ce50" table:number-columns-spanned="2" table:number-rows-spanned="1"/>
          <table:covered-table-cell table:style-name="ce7"/>
          <table:table-cell table:style-name="ce7" table:number-columns-repeated="2"/>
          <table:table-cell table:style-name="ce50" table:number-columns-spanned="2" table:number-rows-spanned="1"/>
          <table:covered-table-cell table:style-name="ce7"/>
          <table:table-cell table:style-name="ce7"/>
          <table:table-cell/>
          <table:table-cell table:style-name="ce7"/>
          <table:table-cell table:number-columns-repeated="26"/>
          <table:table-cell table:style-name="ce7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7"/>
          <table:table-cell/>
          <table:table-cell table:style-name="ce7" table:number-columns-repeated="10"/>
          <table:table-cell/>
          <table:table-cell table:style-name="ce7"/>
          <table:table-cell table:number-columns-repeated="26"/>
          <table:table-cell table:style-name="ce7" table:number-columns-repeated="2"/>
          <table:table-cell table:number-columns-repeated="20"/>
        </table:table-row>
        <table:table-row table:style-name="ro1" table:number-rows-repeated="3">
          <table:table-cell table:number-columns-repeated="2"/>
          <table:table-cell table:style-name="ce7"/>
          <table:table-cell/>
          <table:table-cell table:style-name="ce7" table:number-columns-repeated="3"/>
          <table:table-cell table:number-columns-repeated="35"/>
          <table:table-cell table:style-name="ce7" table:number-columns-repeated="2"/>
          <table:table-cell table:number-columns-repeated="20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5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87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1" office:value-type="string" calcext:value-type="string" table:number-columns-spanned="3" table:number-rows-spanned="1">
            <text:p>①</text:p>
          </table:table-cell>
          <table:covered-table-cell table:number-columns-repeated="2" table:style-name="ce49"/>
          <table:table-cell table:style-name="ce67" table:number-columns-spanned="2" table:number-rows-spanned="1"/>
          <table:covered-table-cell table:style-name="ce49"/>
          <table:table-cell table:style-name="ce93" office:value-type="string" calcext:value-type="string" table:number-columns-spanned="3" table:number-rows-spanned="1">
            <text:p>button</text:p>
          </table:table-cell>
          <table:covered-table-cell table:style-name="ce49"/>
          <table:covered-table-cell table:style-name="ce97"/>
          <table:table-cell table:style-name="ce97" table:number-columns-spanned="6" table:number-rows-spanned="1"/>
          <table:covered-table-cell table:number-columns-repeated="5" table:style-name="ce49"/>
          <table:table-cell table:style-name="ce93" table:number-columns-spanned="14" table:number-rows-spanned="1"/>
          <table:covered-table-cell table:number-columns-repeated="13" table:style-name="ce49"/>
          <table:table-cell table:style-name="ce63" table:number-columns-spanned="3" table:number-rows-spanned="1"/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85" office:value-type="string" calcext:value-type="string" table:number-columns-spanned="30" table:number-rows-spanned="1">
            <text:p>rel_diagram_group.php?{グループID}に遷移する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5" table:number-columns-repeated="63"/>
        </table:table-row>
        <table:table-row table:style-name="ro1" table:number-rows-repeated="7">
          <table:table-cell/>
          <table:table-cell table:style-name="ce7"/>
          <table:table-cell/>
          <table:table-cell table:style-name="Default"/>
          <table:table-cell table:number-columns-repeated="10"/>
          <table:table-cell table:style-name="Default"/>
          <table:table-cell table:number-columns-repeated="48"/>
          <table:table-cell table:style-name="ce7"/>
        </table:table-row>
        <table:table-row table:style-name="ro1">
          <table:table-cell/>
          <table:table-cell table:style-name="ce7" table:number-columns-repeated="2"/>
          <table:table-cell/>
          <table:table-cell table:style-name="ce7" table:number-columns-repeated="10"/>
          <table:table-cell/>
          <table:table-cell table:style-name="ce7" table:number-columns-repeated="49"/>
        </table:table-row>
      </table:table>
      <table:table table:name="グループ作成" table:style-name="ta1">
        <table:table-column table:style-name="co2" table:default-cell-style-name="Default"/>
        <table:table-column table:style-name="co2" table:number-columns-repeated="2" table:default-cell-style-name="ce2"/>
        <table:table-column table:style-name="co2" table:number-columns-repeated="3" table:default-cell-style-name="ce7"/>
        <table:table-column table:style-name="co2" table:number-columns-repeated="7" table:default-cell-style-name="Default"/>
        <table:table-column table:style-name="co2" table:number-columns-repeated="2" table:default-cell-style-name="ce7"/>
        <table:table-column table:style-name="co2" table:default-cell-style-name="ce31"/>
        <table:table-column table:style-name="co2" table:default-cell-style-name="ce7"/>
        <table:table-column table:style-name="co2" table:number-columns-repeated="15" table:default-cell-style-name="Default"/>
        <table:table-column table:style-name="co2" table:default-cell-style-name="ce7"/>
        <table:table-column table:style-name="co2" table:number-columns-repeated="9" table:default-cell-style-name="Default"/>
        <table:table-column table:style-name="co2" table:number-columns-repeated="2" table:default-cell-style-name="ce7"/>
        <table:table-column table:style-name="co2" table:number-columns-repeated="19" table:default-cell-style-name="Default"/>
        <table:table-column table:style-name="co2" table:default-cell-style-name="ce31"/>
        <table:table-row table:style-name="ro1">
          <table:table-cell/>
          <table:table-cell table:style-name="Default" table:number-columns-repeated="5"/>
          <table:table-cell table:number-columns-repeated="7"/>
          <table:table-cell table:style-name="Default" table:number-columns-repeated="4"/>
          <table:table-cell table:number-columns-repeated="15"/>
          <table:table-cell table:style-name="Default"/>
          <table:table-cell table:number-columns-repeated="9"/>
          <table:table-cell table:style-name="Default" table:number-columns-repeated="2"/>
          <table:table-cell table:number-columns-repeated="19"/>
          <table:table-cell table:style-name="Default"/>
        </table:table-row>
        <table:table-row table:style-name="ro1">
          <table:table-cell/>
          <table:table-cell table:style-name="ce30" office:value-type="string" calcext:value-type="string" table:number-columns-spanned="17" table:number-rows-spanned="1">
            <text:p>論理画面名</text:p>
          </table:table-cell>
          <table:covered-table-cell table:number-columns-repeated="15" table:style-name="ce5"/>
          <table:covered-table-cell table:style-name="ce10"/>
          <table:table-cell table:style-name="ce30" office:value-type="string" calcext:value-type="string" table:number-columns-spanned="17" table:number-rows-spanned="1">
            <text:p>物理画面名</text:p>
          </table:table-cell>
          <table:covered-table-cell table:number-columns-repeated="15" table:style-name="ce5"/>
          <table:covered-table-cell table:style-name="ce10"/>
          <table:table-cell table:style-name="ce44" office:value-type="string" calcext:value-type="string" table:number-columns-spanned="6" table:number-rows-spanned="1">
            <text:p>日付</text:p>
          </table:table-cell>
          <table:covered-table-cell table:number-columns-repeated="5" table:style-name="ce36"/>
          <table:table-cell table:style-name="ce5" table:number-columns-repeated="22"/>
          <table:table-cell table:style-name="ce10"/>
        </table:table-row>
        <table:table-row table:style-name="ro1">
          <table:table-cell/>
          <table:table-cell table:style-name="ce44" office:value-type="string" calcext:value-type="string" table:number-columns-spanned="17" table:number-rows-spanned="1">
            <text:p>グループ作成画面</text:p>
          </table:table-cell>
          <table:covered-table-cell table:number-columns-repeated="15" table:style-name="ce6"/>
          <table:covered-table-cell table:style-name="ce12"/>
          <table:table-cell table:style-name="ce44" office:value-type="string" calcext:value-type="string" table:number-columns-spanned="17" table:number-rows-spanned="1">
            <text:p>create_group.php</text:p>
          </table:table-cell>
          <table:covered-table-cell table:number-columns-repeated="15" table:style-name="ce6"/>
          <table:covered-table-cell table:style-name="ce12"/>
          <table:table-cell table:style-name="ce37" office:value-type="date" office:date-value="2021-01-15" calcext:value-type="date" table:number-columns-spanned="6" table:number-rows-spanned="1">
            <text:p>2021年1月15日</text:p>
          </table:table-cell>
          <table:covered-table-cell table:number-columns-repeated="5" table:style-name="ce36"/>
          <table:table-cell table:style-name="ce6" table:number-columns-repeated="22"/>
          <table:table-cell table:style-name="ce12"/>
        </table:table-row>
        <table:table-row table:style-name="ro1">
          <table:table-cell/>
          <table:table-cell table:style-name="ce3"/>
          <table:table-cell table:style-name="ce73"/>
          <table:table-cell table:style-name="ce5" table:number-columns-repeated="60"/>
          <table:table-cell table:style-name="ce10"/>
        </table:table-row>
        <table:table-row table:style-name="ro1">
          <table:table-cell/>
          <table:table-cell table:style-name="ce90"/>
          <table:table-cell table:style-name="ce48"/>
          <table:table-cell table:style-name="ce5" table:number-columns-repeated="2"/>
          <table:table-cell table:style-name="ce55" table:number-columns-spanned="3" table:number-rows-spanned="1"/>
          <table:covered-table-cell table:number-columns-repeated="2" table:style-name="ce5"/>
          <table:table-cell table:style-name="ce55" table:number-columns-spanned="3" table:number-rows-spanned="1"/>
          <table:covered-table-cell table:number-columns-repeated="2" table:style-name="ce5"/>
          <table:table-cell table:style-name="ce5" table:number-columns-repeated="4"/>
          <table:table-cell table:style-name="ce10"/>
          <table:table-cell table:style-name="ce2"/>
          <table:table-cell table:style-name="ce50"/>
          <table:table-cell table:style-name="ce7" table:number-columns-repeated="2"/>
          <table:table-cell table:style-name="ce50"/>
          <table:table-cell table:style-name="ce7" table:number-columns-repeated="2"/>
          <table:table-cell table:style-name="ce50"/>
          <table:table-cell table:style-name="ce7" table:number-columns-repeated="8"/>
          <table:table-cell table:number-columns-repeated="10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90"/>
          <table:table-cell table:number-columns-repeated="5"/>
          <table:table-cell office:value-type="string" calcext:value-type="string">
            <text:p>グループ作成</text:p>
          </table:table-cell>
          <table:table-cell table:style-name="ce7" table:number-columns-repeated="5"/>
          <table:table-cell table:number-columns-repeated="3"/>
          <table:table-cell table:style-name="ce2"/>
          <table:table-cell table:style-name="ce7" table:number-columns-repeated="4"/>
          <table:table-cell table:number-columns-repeated="2"/>
          <table:table-cell table:style-name="ce7" table:number-columns-repeated="9"/>
          <table:table-cell/>
          <table:table-cell table:style-name="ce7" table:number-columns-repeated="9"/>
          <table:table-cell table:number-columns-repeated="22"/>
        </table:table-row>
        <table:table-row table:style-name="ro1">
          <table:table-cell/>
          <table:table-cell table:style-name="ce90"/>
          <table:table-cell table:number-columns-repeated="2"/>
          <table:table-cell table:style-name="ce6" table:number-columns-repeated="9"/>
          <table:table-cell table:number-columns-repeated="3"/>
          <table:table-cell table:style-name="ce2"/>
          <table:table-cell table:style-name="ce7" table:number-columns-repeated="15"/>
          <table:table-cell/>
          <table:table-cell table:style-name="ce7" table:number-columns-repeated="9"/>
          <table:table-cell table:number-columns-repeated="22"/>
        </table:table-row>
        <table:table-row table:style-name="ro1">
          <table:table-cell/>
          <table:table-cell table:style-name="ce90"/>
          <table:table-cell table:number-columns-repeated="2"/>
          <table:table-cell table:style-name="Default" table:number-columns-repeated="2"/>
          <table:table-cell table:number-columns-repeated="10"/>
          <table:table-cell table:style-name="ce2"/>
          <table:table-cell table:style-name="ce7"/>
          <table:table-cell table:style-name="ce50"/>
          <table:table-cell table:style-name="ce79"/>
          <table:table-cell table:number-columns-repeated="8"/>
          <table:table-cell table:style-name="ce7" table:number-columns-repeated="3"/>
          <table:table-cell table:number-columns-repeated="33"/>
        </table:table-row>
        <table:table-row table:style-name="ro1">
          <table:table-cell/>
          <table:table-cell table:style-name="ce90"/>
          <table:table-cell table:number-columns-repeated="2"/>
          <table:table-cell office:value-type="string" calcext:value-type="string">
            <text:p>グループ名</text:p>
          </table:table-cell>
          <table:table-cell/>
          <table:table-cell table:style-name="ce7" table:number-columns-repeated="2"/>
          <table:table-cell table:style-name="ce9"/>
          <table:table-cell table:style-name="ce58" table:number-columns-repeated="3"/>
          <table:table-cell table:style-name="ce13"/>
          <table:table-cell table:number-columns-repeated="3"/>
          <table:table-cell table:style-name="ce2"/>
          <table:table-cell table:style-name="ce7" table:number-columns-repeated="14"/>
          <table:table-cell table:number-columns-repeated="33"/>
        </table:table-row>
        <table:table-row table:style-name="ro1">
          <table:table-cell/>
          <table:table-cell table:style-name="ce90"/>
          <table:table-cell table:number-columns-repeated="4"/>
          <table:table-cell table:style-name="ce7" table:number-columns-repeated="7"/>
          <table:table-cell table:number-columns-repeated="3"/>
          <table:table-cell table:style-name="ce2"/>
          <table:table-cell table:style-name="ce7" table:number-columns-repeated="2"/>
          <table:table-cell table:number-columns-repeated="9"/>
          <table:table-cell table:style-name="ce7" table:number-columns-repeated="3"/>
          <table:table-cell table:number-columns-repeated="33"/>
        </table:table-row>
        <table:table-row table:style-name="ro1">
          <table:table-cell/>
          <table:table-cell table:style-name="ce90"/>
          <table:table-cell table:number-columns-repeated="4"/>
          <table:table-cell table:style-name="ce7"/>
          <table:table-cell table:style-name="ce44" office:value-type="string" calcext:value-type="string" table:number-columns-spanned="2" table:number-rows-spanned="1">
            <text:p>送信</text:p>
          </table:table-cell>
          <table:covered-table-cell table:style-name="ce7"/>
          <table:table-cell table:style-name="ce7" table:number-columns-repeated="4"/>
          <table:table-cell table:number-columns-repeated="3"/>
          <table:table-cell table:style-name="ce2"/>
          <table:table-cell table:style-name="ce7" table:number-columns-repeated="14"/>
          <table:table-cell table:number-columns-repeated="33"/>
        </table:table-row>
        <table:table-row table:style-name="ro1">
          <table:table-cell table:number-columns-repeated="2"/>
          <table:table-cell table:style-name="ce4"/>
          <table:table-cell table:style-name="ce6" table:number-columns-repeated="12"/>
          <table:table-cell table:style-name="ce12"/>
          <table:table-cell/>
          <table:table-cell table:style-name="ce7" table:number-columns-repeated="14"/>
          <table:table-cell table:number-columns-repeated="33"/>
        </table:table-row>
        <table:table-row table:style-name="ro1">
          <table:table-cell table:number-columns-repeated="2"/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style-name="ce7"/>
          <table:table-cell/>
          <table:table-cell table:style-name="ce7" table:number-columns-repeated="3"/>
          <table:table-cell table:number-columns-repeated="3"/>
          <table:table-cell table:style-name="ce7" table:number-columns-repeated="8"/>
          <table:table-cell table:number-columns-repeated="33"/>
        </table:table-row>
        <table:table-row table:style-name="ro1">
          <table:table-cell table:number-columns-repeated="2"/>
          <table:table-cell table:style-name="ce48"/>
          <table:table-cell table:style-name="ce5" table:number-columns-repeated="2"/>
          <table:table-cell table:style-name="ce55" table:number-columns-spanned="3" table:number-rows-spanned="1"/>
          <table:covered-table-cell table:number-columns-repeated="2" table:style-name="ce5"/>
          <table:table-cell table:style-name="ce55" table:number-columns-spanned="3" table:number-rows-spanned="1"/>
          <table:covered-table-cell table:number-columns-repeated="2" table:style-name="ce5"/>
          <table:table-cell table:style-name="ce5" table:number-columns-repeated="4"/>
          <table:table-cell table:style-name="ce10"/>
          <table:table-cell/>
          <table:table-cell table:style-name="ce7" table:number-columns-repeated="6"/>
          <table:table-cell table:number-columns-repeated="3"/>
          <table:table-cell table:style-name="ce7" table:number-columns-repeated="5"/>
          <table:table-cell table:number-columns-repeated="33"/>
        </table:table-row>
        <table:table-row table:style-name="ro1">
          <table:table-cell table:number-columns-repeated="7"/>
          <table:table-cell office:value-type="string" calcext:value-type="string">
            <text:p>グループ作成</text:p>
          </table:table-cell>
          <table:table-cell table:style-name="ce7" table:number-columns-repeated="5"/>
          <table:table-cell table:number-columns-repeated="4"/>
          <table:table-cell table:style-name="ce7" table:number-columns-repeated="2"/>
          <table:table-cell table:style-name="ce50"/>
          <table:table-cell table:style-name="ce7"/>
          <table:table-cell/>
          <table:table-cell table:style-name="ce50"/>
          <table:table-cell table:style-name="ce7" table:number-columns-repeated="3"/>
          <table:table-cell table:style-name="ce50"/>
          <table:table-cell table:style-name="ce7"/>
          <table:table-cell/>
          <table:table-cell table:style-name="ce7" table:number-columns-repeated="2"/>
          <table:table-cell table:number-columns-repeated="3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1"/>
          <table:table-cell table:style-name="ce7" table:number-columns-repeated="14"/>
          <table:table-cell table:number-columns-repeated="33"/>
        </table:table-row>
        <table:table-row table:style-name="ro1">
          <table:table-cell table:number-columns-repeated="4"/>
          <table:table-cell table:style-name="ce51" office:value-type="string" calcext:value-type="string">
            <text:p>グループ名は100文字以内で入力してください</text:p>
          </table:table-cell>
          <table:table-cell table:style-name="Default"/>
          <table:table-cell table:number-columns-repeated="58"/>
        </table:table-row>
        <table:table-row table:style-name="ro1">
          <table:table-cell table:number-columns-repeated="4"/>
          <table:table-cell table:style-name="ce6" table:number-columns-repeated="9"/>
          <table:table-cell table:number-columns-repeated="5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グループ名</text:p>
          </table:table-cell>
          <table:table-cell/>
          <table:table-cell table:style-name="ce7" table:number-columns-repeated="2"/>
          <table:table-cell table:style-name="ce9"/>
          <table:table-cell table:style-name="ce58" table:number-columns-repeated="3"/>
          <table:table-cell table:style-name="ce13"/>
          <table:table-cell table:number-columns-repeated="51"/>
        </table:table-row>
        <table:table-row table:style-name="ro1">
          <table:table-cell table:number-columns-repeated="6"/>
          <table:table-cell table:style-name="ce7" table:number-columns-repeated="7"/>
          <table:table-cell table:number-columns-repeated="51"/>
        </table:table-row>
        <table:table-row table:style-name="ro1">
          <table:table-cell table:number-columns-repeated="6"/>
          <table:table-cell table:style-name="ce7"/>
          <table:table-cell table:style-name="ce44" office:value-type="string" calcext:value-type="string" table:number-columns-spanned="2" table:number-rows-spanned="1">
            <text:p>送信</text:p>
          </table:table-cell>
          <table:covered-table-cell table:style-name="ce7"/>
          <table:table-cell table:style-name="ce7" table:number-columns-repeated="4"/>
          <table:table-cell table:style-name="Default" table:number-columns-repeated="2"/>
          <table:table-cell table:number-columns-repeated="49"/>
        </table:table-row>
        <table:table-row table:style-name="ro1">
          <table:table-cell table:number-columns-repeated="2"/>
          <table:table-cell table:style-name="ce4"/>
          <table:table-cell table:style-name="ce6" table:number-columns-repeated="12"/>
          <table:table-cell table:style-name="ce12"/>
          <table:table-cell table:number-columns-repeated="16"/>
          <table:table-cell table:style-name="Default"/>
          <table:table-cell table:number-columns-repeated="31"/>
        </table:table-row>
        <table:table-row table:style-name="ro1" table:number-rows-repeated="2">
          <table:table-cell table:number-columns-repeated="2"/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style-name="ce7"/>
          <table:table-cell table:number-columns-repeated="16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7"/>
          <table:table-cell table:number-columns-repeated="3"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7"/>
          <table:table-cell table:number-columns-repeated="16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7"/>
          <table:table-cell/>
          <table:table-cell table:style-name="ce50"/>
          <table:table-cell table:number-columns-repeated="2"/>
          <table:table-cell table:style-name="ce50" table:number-columns-spanned="2" table:number-rows-spanned="1"/>
          <table:covered-table-cell table:style-name="ce7"/>
          <table:table-cell table:style-name="ce7" table:number-columns-repeated="2"/>
          <table:table-cell table:style-name="ce50" table:number-columns-spanned="2" table:number-rows-spanned="1"/>
          <table:covered-table-cell table:style-name="ce7"/>
          <table:table-cell table:style-name="Default"/>
          <table:table-cell/>
          <table:table-cell table:style-name="ce7"/>
          <table:table-cell table:number-columns-repeated="16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7"/>
          <table:table-cell table:number-columns-repeated="3"/>
          <table:table-cell table:style-name="ce7" table:number-columns-repeated="7"/>
          <table:table-cell table:number-columns-repeated="2"/>
          <table:table-cell table:style-name="ce7"/>
          <table:table-cell table:number-columns-repeated="16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7"/>
          <table:table-cell table:number-columns-repeated="3"/>
          <table:table-cell table:style-name="ce7"/>
          <table:table-cell table:number-columns-repeated="6"/>
          <table:table-cell table:style-name="Default"/>
          <table:table-cell/>
          <table:table-cell table:style-name="Default"/>
          <table:table-cell table:number-columns-repeated="16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  <table:table-cell table:style-name="Default" table:number-columns-repeated="4"/>
          <table:table-cell table:number-columns-repeated="15"/>
          <table:table-cell table:style-name="Default"/>
          <table:table-cell table:number-columns-repeated="9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action</text:p>
          </table:table-cell>
          <table:covered-table-cell table:number-columns-repeated="2" table:style-name="ce49"/>
          <table:table-cell table:style-name="ce67" office:value-type="string" calcext:value-type="string" table:number-columns-spanned="17" table:number-rows-spanned="1">
            <text:p>CreateGroupControler.php</text:p>
          </table:table-cell>
          <table:covered-table-cell table:number-columns-repeated="5" table:style-name="ce56"/>
          <table:covered-table-cell table:style-name="ce59"/>
          <table:covered-table-cell table:number-columns-repeated="10" table:style-name="ce49"/>
          <table:table-cell table:style-name="ce45" office:value-type="string" calcext:value-type="string" table:number-columns-spanned="8" table:number-rows-spanned="1">
            <text:p>method</text:p>
          </table:table-cell>
          <table:covered-table-cell table:style-name="ce49"/>
          <table:covered-table-cell table:style-name="ce101"/>
          <table:covered-table-cell table:style-name="ce49"/>
          <table:covered-table-cell table:number-columns-repeated="4" table:style-name="ce101"/>
          <table:table-cell table:style-name="ce93" office:value-type="string" calcext:value-type="string" table:number-columns-spanned="5" table:number-rows-spanned="1">
            <text:p>POST</text:p>
          </table:table-cell>
          <table:covered-table-cell table:number-columns-repeated="4" table:style-name="ce101"/>
          <table:table-cell table:style-name="ce101" table:number-columns-repeated="29"/>
          <table:table-cell table:style-name="ce68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number-columns-repeated="2" table:style-name="ce49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5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62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1" office:value-type="string" calcext:value-type="string" table:number-columns-spanned="3" table:number-rows-spanned="1">
            <text:p>①</text:p>
          </table:table-cell>
          <table:covered-table-cell table:number-columns-repeated="2" table:style-name="ce49"/>
          <table:table-cell table:style-name="ce67" table:number-columns-spanned="2" table:number-rows-spanned="1"/>
          <table:covered-table-cell table:style-name="ce49"/>
          <table:table-cell table:style-name="ce93" office:value-type="string" calcext:value-type="string" table:number-columns-spanned="3" table:number-rows-spanned="1">
            <text:p>text</text:p>
          </table:table-cell>
          <table:covered-table-cell table:style-name="ce49"/>
          <table:covered-table-cell table:style-name="ce97"/>
          <table:table-cell table:style-name="ce97" office:value-type="string" calcext:value-type="string" table:number-columns-spanned="6" table:number-rows-spanned="1">
            <text:p>group_name</text:p>
          </table:table-cell>
          <table:covered-table-cell table:number-columns-repeated="5" table:style-name="ce49"/>
          <table:table-cell table:style-name="ce93" table:number-columns-spanned="14" table:number-rows-spanned="1"/>
          <table:covered-table-cell table:number-columns-repeated="13" table:style-name="ce49"/>
          <table:table-cell table:style-name="ce63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85" table:number-columns-spanned="30" table:number-rows-spanned="1"/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5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62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2" office:value-type="string" calcext:value-type="string" table:number-columns-spanned="3" table:number-rows-spanned="1">
            <text:p>②</text:p>
          </table:table-cell>
          <table:covered-table-cell table:number-columns-repeated="2" table:style-name="ce74"/>
          <table:table-cell table:style-name="ce76" table:number-columns-spanned="2" table:number-rows-spanned="1"/>
          <table:covered-table-cell table:style-name="ce74"/>
          <table:table-cell table:style-name="ce116" office:value-type="string" calcext:value-type="string" table:number-columns-spanned="3" table:number-rows-spanned="1">
            <text:p>submit</text:p>
          </table:table-cell>
          <table:covered-table-cell table:style-name="ce74"/>
          <table:covered-table-cell table:style-name="ce121"/>
          <table:table-cell table:style-name="ce121" table:number-columns-spanned="6" table:number-rows-spanned="1"/>
          <table:covered-table-cell table:number-columns-repeated="5" table:style-name="ce74"/>
          <table:table-cell table:style-name="ce116" table:number-columns-spanned="14" table:number-rows-spanned="1"/>
          <table:covered-table-cell table:number-columns-repeated="13" table:style-name="ce74"/>
          <table:table-cell table:style-name="ce126" table:number-columns-spanned="3" table:number-rows-spanned="1"/>
          <table:covered-table-cell table:number-columns-repeated="2" table:style-name="ce74"/>
          <table:table-cell table:style-name="ce126" table:number-columns-spanned="2" table:number-rows-spanned="1"/>
          <table:covered-table-cell table:style-name="ce74"/>
          <table:table-cell table:style-name="ce65" table:number-columns-spanned="30" table:number-rows-spanned="1"/>
          <table:covered-table-cell table:number-columns-repeated="28" table:style-name="ce74"/>
          <table:covered-table-cell table:style-name="ce86"/>
        </table:table-row>
      </table:table>
      <table:table table:name="相関図メニュー" table:style-name="ta1">
        <table:shapes>
          <draw:custom-shape draw:z-index="0" draw:style-name="gr1" draw:text-style-name="P2" svg:width="1.014cm" svg:height="0.589cm" svg:x="7.451cm" svg:y="2.957cm">
            <text:p text:style-name="P1"><text:span text:style-name="T1">①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" draw:style-name="gr1" draw:text-style-name="P2" svg:width="1.014cm" svg:height="0.589cm" svg:x="7.428cm" svg:y="3.884cm">
            <text:p text:style-name="P1"><text:span text:style-name="T1">②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style-name="gr1" draw:text-style-name="P2" svg:width="1.014cm" svg:height="0.589cm" svg:x="7.428cm" svg:y="4.833cm">
            <text:p text:style-name="P1"><text:span text:style-name="T1">③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1" draw:text-style-name="P2" svg:width="1.014cm" svg:height="0.589cm" svg:x="7.428cm" svg:y="5.713cm">
            <text:p text:style-name="P1"><text:span text:style-name="T1">④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number-columns-repeated="2" table:default-cell-style-name="ce7"/>
        <table:table-column table:style-name="co2" table:number-columns-repeated="9" table:default-cell-style-name="Default"/>
        <table:table-column table:style-name="co2" table:default-cell-style-name="ce7"/>
        <table:table-column table:style-name="co2" table:number-columns-repeated="27" table:default-cell-style-name="Default"/>
        <table:table-column table:style-name="co2" table:number-columns-repeated="2" table:default-cell-style-name="ce7"/>
        <table:table-column table:style-name="co2" table:number-columns-repeated="19" table:default-cell-style-name="Default"/>
        <table:table-column table:style-name="co2" table:default-cell-style-name="ce31"/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Default"/>
          <table:table-cell table:number-columns-repeated="27"/>
          <table:table-cell table:style-name="Default" table:number-columns-repeated="2"/>
          <table:table-cell table:number-columns-repeated="19"/>
          <table:table-cell table:style-name="Default"/>
        </table:table-row>
        <table:table-row table:style-name="ro1">
          <table:table-cell/>
          <table:table-cell table:style-name="ce30" office:value-type="string" calcext:value-type="string" table:number-columns-spanned="17" table:number-rows-spanned="1">
            <text:p>論理画面名</text:p>
          </table:table-cell>
          <table:covered-table-cell table:number-columns-repeated="15" table:style-name="ce5"/>
          <table:covered-table-cell table:style-name="ce10"/>
          <table:table-cell table:style-name="ce30" office:value-type="string" calcext:value-type="string" table:number-columns-spanned="17" table:number-rows-spanned="1">
            <text:p>物理画面名</text:p>
          </table:table-cell>
          <table:covered-table-cell table:number-columns-repeated="15" table:style-name="ce5"/>
          <table:covered-table-cell table:style-name="ce10"/>
          <table:table-cell table:style-name="ce44" office:value-type="string" calcext:value-type="string" table:number-columns-spanned="6" table:number-rows-spanned="1">
            <text:p>日付</text:p>
          </table:table-cell>
          <table:covered-table-cell table:number-columns-repeated="5" table:style-name="ce36"/>
          <table:table-cell table:style-name="ce5" table:number-columns-repeated="22"/>
          <table:table-cell table:style-name="ce10"/>
        </table:table-row>
        <table:table-row table:style-name="ro1">
          <table:table-cell/>
          <table:table-cell table:style-name="ce44" office:value-type="string" calcext:value-type="string" table:number-columns-spanned="17" table:number-rows-spanned="1">
            <text:p>相関図メニュー画面</text:p>
          </table:table-cell>
          <table:covered-table-cell table:number-columns-repeated="15" table:style-name="ce6"/>
          <table:covered-table-cell table:style-name="ce12"/>
          <table:table-cell table:style-name="ce44" office:value-type="string" calcext:value-type="string" table:number-columns-spanned="17" table:number-rows-spanned="1">
            <text:p>rel_diagram_group.php</text:p>
          </table:table-cell>
          <table:covered-table-cell table:number-columns-repeated="15" table:style-name="ce6"/>
          <table:covered-table-cell table:style-name="ce12"/>
          <table:table-cell table:style-name="ce37" office:value-type="date" office:date-value="2021-01-10" calcext:value-type="date" table:number-columns-spanned="6" table:number-rows-spanned="1">
            <text:p>2021年1月10日</text:p>
          </table:table-cell>
          <table:covered-table-cell table:number-columns-repeated="5" table:style-name="ce36"/>
          <table:table-cell table:style-name="ce6" table:number-columns-repeated="22"/>
          <table:table-cell table:style-name="ce12"/>
        </table:table-row>
        <table:table-row table:style-name="ro1">
          <table:table-cell table:number-columns-repeated="2"/>
          <table:table-cell table:style-name="ce32"/>
          <table:table-cell table:number-columns-repeated="2"/>
          <table:table-cell table:style-name="ce7" table:number-columns-repeated="9"/>
          <table:table-cell table:number-columns-repeated="28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48"/>
          <table:table-cell table:style-name="ce5" table:number-columns-repeated="2"/>
          <table:table-cell table:style-name="ce55" table:number-columns-spanned="3" table:number-rows-spanned="1"/>
          <table:covered-table-cell table:number-columns-repeated="2" table:style-name="ce5"/>
          <table:table-cell table:style-name="ce55" table:number-columns-spanned="3" table:number-rows-spanned="1"/>
          <table:covered-table-cell table:number-columns-repeated="2" table:style-name="ce5"/>
          <table:table-cell table:style-name="ce5" table:number-columns-repeated="4"/>
          <table:table-cell table:style-name="ce10"/>
          <table:table-cell table:style-name="ce7" table:number-columns-repeated="17"/>
          <table:table-cell table:number-columns-repeated="9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7"/>
          <table:table-cell/>
          <table:table-cell office:value-type="string" calcext:value-type="string">
            <text:p>グループ1</text:p>
          </table:table-cell>
          <table:table-cell table:style-name="ce7" table:number-columns-repeated="6"/>
          <table:table-cell/>
          <table:table-cell table:style-name="ce31"/>
          <table:table-cell table:style-name="ce7" table:number-columns-repeated="26"/>
          <table:table-cell table:number-columns-repeated="22"/>
        </table:table-row>
        <table:table-row table:style-name="ro1">
          <table:table-cell table:number-columns-repeated="2"/>
          <table:table-cell table:style-name="ce2"/>
          <table:table-cell/>
          <table:table-cell table:style-name="ce6" table:number-columns-repeated="9"/>
          <table:table-cell table:style-name="ce7"/>
          <table:table-cell/>
          <table:table-cell table:style-name="ce31"/>
          <table:table-cell table:style-name="ce7" table:number-columns-repeated="10"/>
          <table:table-cell/>
          <table:table-cell table:style-name="ce7" table:number-columns-repeated="15"/>
          <table:table-cell table:number-columns-repeated="22"/>
        </table:table-row>
        <table:table-row table:style-name="ro1">
          <table:table-cell table:number-columns-repeated="2"/>
          <table:table-cell table:style-name="ce2"/>
          <table:table-cell/>
          <table:table-cell table:style-name="Default"/>
          <table:table-cell table:number-columns-repeated="8"/>
          <table:table-cell table:style-name="ce7"/>
          <table:table-cell/>
          <table:table-cell table:style-name="ce31"/>
          <table:table-cell table:number-columns-repeated="16"/>
          <table:table-cell table:style-name="ce7"/>
          <table:table-cell table:number-columns-repeated="31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44" office:value-type="string" calcext:value-type="string" table:number-columns-spanned="7" table:number-rows-spanned="1">
            <text:p>登場人物</text:p>
          </table:table-cell>
          <table:covered-table-cell table:number-columns-repeated="5" table:style-name="ce58"/>
          <table:covered-table-cell table:style-name="ce13"/>
          <table:table-cell table:style-name="ce7" table:number-columns-repeated="2"/>
          <table:table-cell/>
          <table:table-cell table:style-name="ce31"/>
          <table:table-cell table:number-columns-repeated="16"/>
          <table:table-cell table:style-name="ce7"/>
          <table:table-cell table:number-columns-repeated="31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7" table:number-columns-repeated="9"/>
          <table:table-cell/>
          <table:table-cell table:style-name="ce31"/>
          <table:table-cell table:number-columns-repeated="2"/>
          <table:table-cell table:style-name="ce7" table:number-columns-repeated="4"/>
          <table:table-cell table:number-columns-repeated="10"/>
          <table:table-cell table:style-name="ce7"/>
          <table:table-cell table:number-columns-repeated="31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44" office:value-type="string" calcext:value-type="string" table:number-columns-spanned="7" table:number-rows-spanned="1">
            <text:p>時系列</text:p>
          </table:table-cell>
          <table:covered-table-cell table:number-columns-repeated="5" table:style-name="ce58"/>
          <table:covered-table-cell table:style-name="ce13"/>
          <table:table-cell table:style-name="ce7"/>
          <table:table-cell table:number-columns-repeated="2"/>
          <table:table-cell table:style-name="ce31"/>
          <table:table-cell table:style-name="ce7" table:number-columns-repeated="2"/>
          <table:table-cell table:style-name="ce50" table:number-columns-spanned="3" table:number-rows-spanned="1"/>
          <table:covered-table-cell table:number-columns-repeated="2"/>
          <table:table-cell table:style-name="ce7"/>
          <table:table-cell table:number-columns-repeated="10"/>
          <table:table-cell table:style-name="ce7"/>
          <table:table-cell table:number-columns-repeated="31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7" table:number-columns-repeated="3"/>
          <table:table-cell table:number-columns-repeated="3"/>
          <table:table-cell table:style-name="ce7" table:number-columns-repeated="3"/>
          <table:table-cell/>
          <table:table-cell table:style-name="ce31"/>
          <table:table-cell table:number-columns-repeated="2"/>
          <table:table-cell table:style-name="ce7" table:number-columns-repeated="4"/>
          <table:table-cell/>
          <table:table-cell table:style-name="ce50" table:number-columns-spanned="3" table:number-rows-spanned="1"/>
          <table:covered-table-cell table:number-columns-repeated="2"/>
          <table:table-cell table:number-columns-repeated="6"/>
          <table:table-cell table:style-name="ce7"/>
          <table:table-cell table:number-columns-repeated="31"/>
        </table:table-row>
        <table:table-row table:style-name="ro1">
          <table:table-cell table:number-columns-repeated="2"/>
          <table:table-cell table:style-name="ce2"/>
          <table:table-cell/>
          <table:table-cell table:style-name="ce50"/>
          <table:table-cell table:style-name="ce44" office:value-type="string" calcext:value-type="string" table:number-columns-spanned="7" table:number-rows-spanned="1">
            <text:p>関係性</text:p>
          </table:table-cell>
          <table:covered-table-cell/>
          <table:covered-table-cell table:style-name="ce50"/>
          <table:covered-table-cell table:number-columns-repeated="3" table:style-name="ce7"/>
          <table:covered-table-cell table:style-name="ce50"/>
          <table:table-cell table:style-name="ce7" table:number-columns-repeated="2"/>
          <table:table-cell/>
          <table:table-cell table:style-name="ce31"/>
          <table:table-cell table:number-columns-repeated="16"/>
          <table:table-cell table:style-name="ce7"/>
          <table:table-cell table:number-columns-repeated="31"/>
        </table:table-row>
        <table:table-row table:style-name="ro1">
          <table:table-cell table:number-columns-repeated="2"/>
          <table:table-cell table:style-name="ce2"/>
          <table:table-cell table:number-columns-repeated="9"/>
          <table:table-cell table:style-name="ce7" table:number-columns-repeated="2"/>
          <table:table-cell/>
          <table:table-cell table:style-name="ce31"/>
          <table:table-cell table:number-columns-repeated="16"/>
          <table:table-cell table:style-name="ce7"/>
          <table:table-cell table:number-columns-repeated="31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44" office:value-type="string" calcext:value-type="string" table:number-columns-spanned="7" table:number-rows-spanned="1">
            <text:p>相関図</text:p>
          </table:table-cell>
          <table:covered-table-cell table:number-columns-repeated="6" table:style-name="ce7"/>
          <table:table-cell table:style-name="ce7" table:number-columns-repeated="2"/>
          <table:table-cell/>
          <table:table-cell table:style-name="ce31"/>
          <table:table-cell table:number-columns-repeated="16"/>
          <table:table-cell table:style-name="ce7"/>
          <table:table-cell table:number-columns-repeated="31"/>
        </table:table-row>
        <table:table-row table:style-name="ro1">
          <table:table-cell table:number-columns-repeated="2"/>
          <table:table-cell table:style-name="ce4"/>
          <table:table-cell table:style-name="ce6" table:number-columns-repeated="12"/>
          <table:table-cell table:style-name="ce12"/>
          <table:table-cell table:number-columns-repeated="16"/>
          <table:table-cell table:style-name="ce7"/>
          <table:table-cell table:number-columns-repeated="31"/>
        </table:table-row>
        <table:table-row table:style-name="ro1">
          <table:table-cell table:number-columns-repeated="2"/>
          <table:table-cell table:style-name="ce50"/>
          <table:table-cell table:number-columns-repeated="2"/>
          <table:table-cell table:style-name="ce50" table:number-columns-spanned="3" table:number-rows-spanned="1"/>
          <table:covered-table-cell table:number-columns-repeated="2" table:style-name="ce7"/>
          <table:table-cell table:style-name="ce50" table:number-columns-spanned="3" table:number-rows-spanned="1"/>
          <table:covered-table-cell table:number-columns-repeated="2" table:style-name="ce7"/>
          <table:table-cell table:style-name="ce7" table:number-columns-repeated="3"/>
          <table:table-cell/>
          <table:table-cell table:style-name="ce7"/>
          <table:table-cell table:number-columns-repeated="16"/>
          <table:table-cell table:style-name="ce7"/>
          <table:table-cell table:number-columns-repeated="31"/>
        </table:table-row>
        <table:table-row table:style-name="ro1" table:number-rows-repeated="8">
          <table:table-cell table:number-columns-repeated="3"/>
          <table:table-cell table:style-name="Default" table:number-columns-repeated="2"/>
          <table:table-cell table:number-columns-repeated="9"/>
          <table:table-cell table:style-name="Default"/>
          <table:table-cell table:number-columns-repeated="27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7"/>
          <table:table-cell/>
          <table:table-cell table:style-name="ce50"/>
          <table:table-cell table:style-name="ce7"/>
          <table:table-cell/>
          <table:table-cell table:style-name="ce50" table:number-columns-spanned="2" table:number-rows-spanned="1"/>
          <table:covered-table-cell table:style-name="ce7"/>
          <table:table-cell table:style-name="ce7" table:number-columns-repeated="2"/>
          <table:table-cell table:style-name="ce50" table:number-columns-spanned="2" table:number-rows-spanned="1"/>
          <table:covered-table-cell table:style-name="ce7"/>
          <table:table-cell table:style-name="ce7"/>
          <table:table-cell/>
          <table:table-cell table:style-name="ce7"/>
          <table:table-cell table:number-columns-repeated="48"/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style-name="ce7" table:number-columns-repeated="9"/>
          <table:table-cell/>
          <table:table-cell table:style-name="ce7"/>
          <table:table-cell table:number-columns-repeated="48"/>
        </table:table-row>
        <table:table-row table:style-name="ro1" table:number-rows-repeated="3">
          <table:table-cell table:number-columns-repeated="2"/>
          <table:table-cell table:style-name="ce7"/>
          <table:table-cell table:number-columns-repeated="2"/>
          <table:table-cell table:style-name="ce7" table:number-columns-repeated="2"/>
          <table:table-cell table:number-columns-repeated="57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5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87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1" office:value-type="string" calcext:value-type="string" table:number-columns-spanned="3" table:number-rows-spanned="1">
            <text:p>①</text:p>
          </table:table-cell>
          <table:covered-table-cell table:number-columns-repeated="2" table:style-name="ce49"/>
          <table:table-cell table:style-name="ce67" table:number-columns-spanned="2" table:number-rows-spanned="1"/>
          <table:covered-table-cell table:style-name="ce49"/>
          <table:table-cell table:style-name="ce93" office:value-type="string" calcext:value-type="string" table:number-columns-spanned="3" table:number-rows-spanned="1">
            <text:p>button</text:p>
          </table:table-cell>
          <table:covered-table-cell table:style-name="ce49"/>
          <table:covered-table-cell table:style-name="ce97"/>
          <table:table-cell table:style-name="ce97" table:number-columns-spanned="6" table:number-rows-spanned="1"/>
          <table:covered-table-cell table:number-columns-repeated="5" table:style-name="ce49"/>
          <table:table-cell table:style-name="ce93" table:number-columns-spanned="14" table:number-rows-spanned="1"/>
          <table:covered-table-cell table:number-columns-repeated="13" table:style-name="ce49"/>
          <table:table-cell table:style-name="ce63" table:number-columns-spanned="3" table:number-rows-spanned="1"/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85" office:value-type="string" calcext:value-type="string" table:number-columns-spanned="30" table:number-rows-spanned="1">
            <text:p>rel_diagram_acter.php?{グループID}に遷移する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5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87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1" office:value-type="string" calcext:value-type="string" table:number-columns-spanned="3" table:number-rows-spanned="1">
            <text:p>①</text:p>
          </table:table-cell>
          <table:covered-table-cell table:number-columns-repeated="2" table:style-name="ce49"/>
          <table:table-cell table:style-name="ce67" table:number-columns-spanned="2" table:number-rows-spanned="1"/>
          <table:covered-table-cell table:style-name="ce49"/>
          <table:table-cell table:style-name="ce93" office:value-type="string" calcext:value-type="string" table:number-columns-spanned="3" table:number-rows-spanned="1">
            <text:p>button</text:p>
          </table:table-cell>
          <table:covered-table-cell table:style-name="ce49"/>
          <table:covered-table-cell table:style-name="ce97"/>
          <table:table-cell table:style-name="ce97" table:number-columns-spanned="6" table:number-rows-spanned="1"/>
          <table:covered-table-cell table:number-columns-repeated="5" table:style-name="ce49"/>
          <table:table-cell table:style-name="ce93" table:number-columns-spanned="14" table:number-rows-spanned="1"/>
          <table:covered-table-cell table:number-columns-repeated="13" table:style-name="ce49"/>
          <table:table-cell table:style-name="ce63" table:number-columns-spanned="3" table:number-rows-spanned="1"/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85" office:value-type="string" calcext:value-type="string" table:number-columns-spanned="30" table:number-rows-spanned="1">
            <text:p>rel_diagram_time.php?{グループID}に遷移する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5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87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1" office:value-type="string" calcext:value-type="string" table:number-columns-spanned="3" table:number-rows-spanned="1">
            <text:p>①</text:p>
          </table:table-cell>
          <table:covered-table-cell table:number-columns-repeated="2" table:style-name="ce49"/>
          <table:table-cell table:style-name="ce67" table:number-columns-spanned="2" table:number-rows-spanned="1"/>
          <table:covered-table-cell table:style-name="ce49"/>
          <table:table-cell table:style-name="ce93" office:value-type="string" calcext:value-type="string" table:number-columns-spanned="3" table:number-rows-spanned="1">
            <text:p>button</text:p>
          </table:table-cell>
          <table:covered-table-cell table:style-name="ce49"/>
          <table:covered-table-cell table:style-name="ce97"/>
          <table:table-cell table:style-name="ce97" table:number-columns-spanned="6" table:number-rows-spanned="1"/>
          <table:covered-table-cell table:number-columns-repeated="5" table:style-name="ce49"/>
          <table:table-cell table:style-name="ce93" table:number-columns-spanned="14" table:number-rows-spanned="1"/>
          <table:covered-table-cell table:number-columns-repeated="13" table:style-name="ce49"/>
          <table:table-cell table:style-name="ce63" table:number-columns-spanned="3" table:number-rows-spanned="1"/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85" office:value-type="string" calcext:value-type="string" table:number-columns-spanned="30" table:number-rows-spanned="1">
            <text:p>rel_diagram_rel.php?{グループID}に遷移する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5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87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1" office:value-type="string" calcext:value-type="string" table:number-columns-spanned="3" table:number-rows-spanned="1">
            <text:p>①</text:p>
          </table:table-cell>
          <table:covered-table-cell table:number-columns-repeated="2" table:style-name="ce49"/>
          <table:table-cell table:style-name="ce67" table:number-columns-spanned="2" table:number-rows-spanned="1"/>
          <table:covered-table-cell table:style-name="ce49"/>
          <table:table-cell table:style-name="ce93" office:value-type="string" calcext:value-type="string" table:number-columns-spanned="3" table:number-rows-spanned="1">
            <text:p>button</text:p>
          </table:table-cell>
          <table:covered-table-cell table:style-name="ce49"/>
          <table:covered-table-cell table:style-name="ce97"/>
          <table:table-cell table:style-name="ce97" table:number-columns-spanned="6" table:number-rows-spanned="1"/>
          <table:covered-table-cell table:number-columns-repeated="5" table:style-name="ce49"/>
          <table:table-cell table:style-name="ce93" table:number-columns-spanned="14" table:number-rows-spanned="1"/>
          <table:covered-table-cell table:number-columns-repeated="13" table:style-name="ce49"/>
          <table:table-cell table:style-name="ce63" table:number-columns-spanned="3" table:number-rows-spanned="1"/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85" office:value-type="string" calcext:value-type="string" table:number-columns-spanned="30" table:number-rows-spanned="1">
            <text:p>rel_diagram_view.php?{グループID}に遷移する</text:p>
          </table:table-cell>
          <table:covered-table-cell table:number-columns-repeated="28" table:style-name="ce49"/>
          <table:covered-table-cell table:style-name="ce69"/>
        </table:table-row>
        <table:table-row table:style-name="ro1" table:number-rows-repeated="2">
          <table:table-cell/>
          <table:table-cell table:style-name="ce7"/>
          <table:table-cell/>
          <table:table-cell table:style-name="Default" table:number-columns-repeated="2"/>
          <table:table-cell table:number-columns-repeated="9"/>
          <table:table-cell table:style-name="Default"/>
          <table:table-cell table:number-columns-repeated="27"/>
          <table:table-cell table:style-name="Default" table:number-columns-repeated="2"/>
          <table:table-cell table:number-columns-repeated="19"/>
          <table:table-cell table:style-name="ce7"/>
        </table:table-row>
        <table:table-row table:style-name="ro1">
          <table:table-cell/>
          <table:table-cell table:style-name="ce7" table:number-columns-repeated="2"/>
          <table:table-cell table:number-columns-repeated="2"/>
          <table:table-cell table:style-name="ce7" table:number-columns-repeated="9"/>
          <table:table-cell/>
          <table:table-cell table:style-name="ce7" table:number-columns-repeated="27"/>
          <table:table-cell table:number-columns-repeated="2"/>
          <table:table-cell table:style-name="ce7" table:number-columns-repeated="20"/>
        </table:table-row>
      </table:table>
      <table:table table:name="登場人物" table:style-name="ta1">
        <table:shapes>
          <draw:custom-shape draw:z-index="0" draw:style-name="gr1" draw:text-style-name="P2" svg:width="1.014cm" svg:height="0.589cm" svg:x="8.141cm" svg:y="2.981cm">
            <text:p text:style-name="P1"><text:span text:style-name="T1">①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" draw:style-name="gr1" draw:text-style-name="P2" svg:width="1.014cm" svg:height="0.589cm" svg:x="8.118cm" svg:y="3.907cm">
            <text:p text:style-name="P1"><text:span text:style-name="T1">②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style-name="gr2" draw:text-style-name="P4" svg:width="0.306cm" svg:height="0.368cm" svg:x="8.208cm" svg:y="9.97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2" draw:text-style-name="P4" svg:width="0.306cm" svg:height="0.368cm" svg:x="8.196cm" svg:y="10.417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2" draw:text-style-name="P4" svg:width="0.306cm" svg:height="0.368cm" svg:x="8.209cm" svg:y="10.88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1" draw:text-style-name="P2" svg:width="1.014cm" svg:height="0.589cm" svg:x="8.026cm" svg:y="5.624cm">
            <text:p text:style-name="P1"><text:span text:style-name="T1">③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6" draw:style-name="gr1" draw:text-style-name="P2" svg:width="1.014cm" svg:height="0.589cm" svg:x="8.026cm" svg:y="6.595cm">
            <text:p text:style-name="P1"><text:span text:style-name="T1">④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7" draw:style-name="gr1" draw:text-style-name="P2" svg:width="1.014cm" svg:height="0.589cm" svg:x="5.818cm" svg:y="8.29cm">
            <text:p text:style-name="P1"><text:span text:style-name="T1">⑤</text:span></text:p>
            <draw:enhanced-geometry svg:viewBox="0 0 21600 21600" draw:text-areas="800 800 20800 20800" draw:type="round-rectangular-callout" draw:modifiers="-8788.96551724138 -1793.898305084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8" draw:style-name="gr1" draw:text-style-name="P2" svg:width="1.014cm" svg:height="0.589cm" svg:x="1.127cm" svg:y="8.899cm">
            <text:p text:style-name="P1"><text:span text:style-name="T1">⑥</text:span></text:p>
            <draw:enhanced-geometry svg:viewBox="0 0 21600 21600" draw:text-areas="800 800 20800 20800" draw:type="round-rectangular-callout" draw:modifiers="23493.9901477832 37122.71186440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9" draw:style-name="gr1" draw:text-style-name="P2" svg:width="1.014cm" svg:height="0.589cm" svg:x="8.762cm" svg:y="9.214cm">
            <text:p text:style-name="P1"><text:span text:style-name="T1">⑦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0" draw:style-name="gr2" draw:text-style-name="P4" svg:width="0.306cm" svg:height="0.368cm" svg:x="17.178cm" svg:y="10.873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" draw:style-name="gr2" draw:text-style-name="P4" svg:width="0.306cm" svg:height="0.368cm" svg:x="17.166cm" svg:y="11.32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" draw:style-name="gr2" draw:text-style-name="P4" svg:width="0.306cm" svg:height="0.368cm" svg:x="17.179cm" svg:y="11.783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" draw:style-name="gr2" draw:text-style-name="P4" svg:width="0.306cm" svg:height="0.368cm" svg:x="17.178cm" svg:y="10.873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" draw:style-name="gr2" draw:text-style-name="P4" svg:width="0.306cm" svg:height="0.368cm" svg:x="17.166cm" svg:y="11.32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" draw:style-name="gr2" draw:text-style-name="P4" svg:width="0.306cm" svg:height="0.368cm" svg:x="17.179cm" svg:y="11.783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2" table:default-cell-style-name="Default"/>
        <table:table-column table:style-name="co2" table:default-cell-style-name="ce90"/>
        <table:table-column table:style-name="co2" table:default-cell-style-name="ce2"/>
        <table:table-column table:style-name="co2" table:number-columns-repeated="3" table:default-cell-style-name="ce7"/>
        <table:table-column table:style-name="co2" table:number-columns-repeated="6" table:default-cell-style-name="Default"/>
        <table:table-column table:style-name="co2" table:default-cell-style-name="ce49"/>
        <table:table-column table:style-name="co2" table:number-columns-repeated="2" table:default-cell-style-name="ce7"/>
        <table:table-column table:style-name="co2" table:default-cell-style-name="ce31"/>
        <table:table-column table:style-name="co2" table:number-columns-repeated="2" table:default-cell-style-name="ce2"/>
        <table:table-column table:style-name="co2" table:number-columns-repeated="2" table:default-cell-style-name="ce7"/>
        <table:table-column table:style-name="co2" table:number-columns-repeated="8" table:default-cell-style-name="Default"/>
        <table:table-column table:style-name="co2" table:number-columns-repeated="2" table:default-cell-style-name="ce7"/>
        <table:table-column table:style-name="co2" table:default-cell-style-name="ce31"/>
        <table:table-column table:style-name="co2" table:default-cell-style-name="Default"/>
        <table:table-column table:style-name="co2" table:default-cell-style-name="ce7"/>
        <table:table-column table:style-name="co2" table:number-columns-repeated="9" table:default-cell-style-name="Default"/>
        <table:table-column table:style-name="co2" table:number-columns-repeated="2" table:default-cell-style-name="ce7"/>
        <table:table-column table:style-name="co2" table:number-columns-repeated="19" table:default-cell-style-name="Default"/>
        <table:table-column table:style-name="co2" table:default-cell-style-name="ce31"/>
        <table:table-row table:style-name="ro1">
          <table:table-cell/>
          <table:table-cell table:style-name="Default" table:number-columns-repeated="5"/>
          <table:table-cell table:number-columns-repeated="6"/>
          <table:table-cell table:style-name="Default" table:number-columns-repeated="8"/>
          <table:table-cell table:number-columns-repeated="8"/>
          <table:table-cell table:style-name="Default" table:number-columns-repeated="3"/>
          <table:table-cell/>
          <table:table-cell table:style-name="Default"/>
          <table:table-cell table:number-columns-repeated="9"/>
          <table:table-cell table:style-name="Default" table:number-columns-repeated="2"/>
          <table:table-cell table:number-columns-repeated="19"/>
          <table:table-cell table:style-name="Default"/>
        </table:table-row>
        <table:table-row table:style-name="ro1">
          <table:table-cell/>
          <table:table-cell table:style-name="ce30" office:value-type="string" calcext:value-type="string" table:number-columns-spanned="17" table:number-rows-spanned="1">
            <text:p>論理画面名</text:p>
          </table:table-cell>
          <table:covered-table-cell table:number-columns-repeated="15" table:style-name="ce5"/>
          <table:covered-table-cell table:style-name="ce10"/>
          <table:table-cell table:style-name="ce30" office:value-type="string" calcext:value-type="string" table:number-columns-spanned="17" table:number-rows-spanned="1">
            <text:p>物理画面名</text:p>
          </table:table-cell>
          <table:covered-table-cell table:number-columns-repeated="15" table:style-name="ce5"/>
          <table:covered-table-cell table:style-name="ce10"/>
          <table:table-cell table:style-name="ce44" office:value-type="string" calcext:value-type="string" table:number-columns-spanned="6" table:number-rows-spanned="1">
            <text:p>日付</text:p>
          </table:table-cell>
          <table:covered-table-cell table:number-columns-repeated="5" table:style-name="ce36"/>
          <table:table-cell table:style-name="ce5" table:number-columns-repeated="22"/>
          <table:table-cell table:style-name="ce10"/>
        </table:table-row>
        <table:table-row table:style-name="ro1">
          <table:table-cell/>
          <table:table-cell table:style-name="ce44" office:value-type="string" calcext:value-type="string" table:number-columns-spanned="17" table:number-rows-spanned="1">
            <text:p>登場人物画面</text:p>
          </table:table-cell>
          <table:covered-table-cell table:number-columns-repeated="15" table:style-name="ce6"/>
          <table:covered-table-cell table:style-name="ce12"/>
          <table:table-cell table:style-name="ce44" office:value-type="string" calcext:value-type="string" table:number-columns-spanned="17" table:number-rows-spanned="1">
            <text:p>create_acter.php</text:p>
          </table:table-cell>
          <table:covered-table-cell table:number-columns-repeated="15" table:style-name="ce6"/>
          <table:covered-table-cell table:style-name="ce12"/>
          <table:table-cell table:style-name="ce37" office:value-type="date" office:date-value="2021-01-10" calcext:value-type="date" table:number-columns-spanned="6" table:number-rows-spanned="1">
            <text:p>2021年1月10日</text:p>
          </table:table-cell>
          <table:covered-table-cell table:number-columns-repeated="5" table:style-name="ce36"/>
          <table:table-cell table:style-name="ce6" table:number-columns-repeated="22"/>
          <table:table-cell table:style-name="ce12"/>
        </table:table-row>
        <table:table-row table:style-name="ro1">
          <table:table-cell/>
          <table:table-cell table:style-name="ce3"/>
          <table:table-cell table:style-name="ce73"/>
          <table:table-cell table:style-name="ce5" table:number-columns-repeated="60"/>
          <table:table-cell table:style-name="ce10"/>
        </table:table-row>
        <table:table-row table:style-name="ro1">
          <table:table-cell table:number-columns-repeated="2"/>
          <table:table-cell table:style-name="ce48"/>
          <table:table-cell table:style-name="ce5" table:number-columns-repeated="2"/>
          <table:table-cell table:style-name="ce55" table:number-columns-spanned="3" table:number-rows-spanned="1"/>
          <table:covered-table-cell table:number-columns-repeated="2" table:style-name="ce5"/>
          <table:table-cell table:style-name="ce55" table:number-columns-spanned="3" table:number-rows-spanned="1"/>
          <table:covered-table-cell table:number-columns-repeated="2" table:style-name="ce5"/>
          <table:table-cell table:style-name="ce5" table:number-columns-repeated="4"/>
          <table:table-cell table:style-name="ce10"/>
          <table:table-cell/>
          <table:table-cell table:style-name="ce48"/>
          <table:table-cell table:style-name="ce5" table:number-columns-repeated="2"/>
          <table:table-cell table:style-name="ce55" table:number-columns-spanned="3" table:number-rows-spanned="1"/>
          <table:covered-table-cell table:number-columns-repeated="2" table:style-name="ce5"/>
          <table:table-cell table:style-name="ce55" table:number-columns-spanned="3" table:number-rows-spanned="1"/>
          <table:covered-table-cell table:number-columns-repeated="2" table:style-name="ce5"/>
          <table:table-cell table:style-name="ce5" table:number-columns-repeated="4"/>
          <table:table-cell table:style-name="ce10"/>
          <table:table-cell table:style-name="ce7"/>
          <table:table-cell table:number-columns-repeated="10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登場人物</text:p>
          </table:table-cell>
          <table:table-cell table:style-name="ce7" table:number-columns-repeated="5"/>
          <table:table-cell table:number-columns-repeated="7"/>
          <table:table-cell table:style-name="ce7"/>
          <table:table-cell/>
          <table:table-cell office:value-type="string" calcext:value-type="string">
            <text:p>登場人物</text:p>
          </table:table-cell>
          <table:table-cell table:style-name="ce7" table:number-columns-repeated="5"/>
          <table:table-cell table:number-columns-repeated="3"/>
          <table:table-cell table:style-name="ce7"/>
          <table:table-cell/>
          <table:table-cell table:style-name="ce7" table:number-columns-repeated="9"/>
          <table:table-cell table:number-columns-repeated="22"/>
        </table:table-row>
        <table:table-row table:style-name="ro1">
          <table:table-cell table:number-columns-repeated="4"/>
          <table:table-cell table:style-name="ce6" table:number-columns-repeated="9"/>
          <table:table-cell table:number-columns-repeated="6"/>
          <table:table-cell table:style-name="Default"/>
          <table:table-cell table:number-columns-repeated="8"/>
          <table:table-cell table:style-name="Default" table:number-columns-repeated="2"/>
          <table:table-cell/>
          <table:table-cell table:style-name="ce7"/>
          <table:table-cell/>
          <table:table-cell table:style-name="ce7" table:number-columns-repeated="9"/>
          <table:table-cell table:number-columns-repeated="2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  <table:table-cell table:style-name="Default"/>
          <table:table-cell table:number-columns-repeated="6"/>
          <table:table-cell table:style-name="ce51" office:value-type="string" calcext:value-type="string">
            <text:p>登場人物名は100文字以内で入力してください</text:p>
          </table:table-cell>
          <table:table-cell table:number-columns-repeated="8"/>
          <table:table-cell table:style-name="Default" table:number-columns-repeated="2"/>
          <table:table-cell table:number-columns-repeated="34"/>
        </table:table-row>
        <table:table-row table:style-name="ro1">
          <table:table-cell table:number-columns-repeated="4"/>
          <table:table-cell office:value-type="string" calcext:value-type="string">
            <text:p>登場人物名</text:p>
          </table:table-cell>
          <table:table-cell/>
          <table:table-cell table:style-name="ce7" table:number-columns-repeated="2"/>
          <table:table-cell table:style-name="ce9"/>
          <table:table-cell table:style-name="ce58" table:number-columns-repeated="3"/>
          <table:table-cell table:style-name="ce13"/>
          <table:table-cell table:number-columns-repeated="6"/>
          <table:table-cell table:style-name="ce6" table:number-columns-repeated="9"/>
          <table:table-cell table:number-columns-repeated="36"/>
        </table:table-row>
        <table:table-row table:style-name="ro1">
          <table:table-cell table:number-columns-repeated="6"/>
          <table:table-cell table:style-name="ce7" table:number-columns-repeated="7"/>
          <table:table-cell table:number-columns-repeated="6"/>
          <table:table-cell table:style-name="Default"/>
          <table:table-cell table:number-columns-repeated="44"/>
        </table:table-row>
        <table:table-row table:style-name="ro1">
          <table:table-cell table:number-columns-repeated="4"/>
          <table:table-cell office:value-type="string" calcext:value-type="string">
            <text:p>説明</text:p>
          </table:table-cell>
          <table:table-cell table:style-name="Default"/>
          <table:table-cell table:number-columns-repeated="2"/>
          <table:table-cell table:style-name="ce3"/>
          <table:table-cell table:style-name="ce5" table:number-columns-repeated="3"/>
          <table:table-cell table:style-name="ce10"/>
          <table:table-cell table:style-name="Default"/>
          <table:table-cell table:number-columns-repeated="5"/>
          <table:table-cell office:value-type="string" calcext:value-type="string">
            <text:p>登場人物名</text:p>
          </table:table-cell>
          <table:table-cell table:style-name="ce7" table:number-columns-repeated="3"/>
          <table:table-cell table:style-name="ce9"/>
          <table:table-cell table:style-name="ce58" table:number-columns-repeated="3"/>
          <table:table-cell table:style-name="ce13"/>
          <table:table-cell table:number-columns-repeated="36"/>
        </table:table-row>
        <table:table-row table:style-name="ro1">
          <table:table-cell table:number-columns-repeated="6"/>
          <table:table-cell table:style-name="ce7" table:number-columns-repeated="2"/>
          <table:table-cell table:style-name="ce2"/>
          <table:table-cell table:style-name="ce7" table:number-columns-repeated="3"/>
          <table:table-cell table:style-name="ce31"/>
          <table:table-cell table:number-columns-repeated="7"/>
          <table:table-cell table:style-name="ce7" table:number-columns-repeated="8"/>
          <table:table-cell table:number-columns-repeated="36"/>
        </table:table-row>
        <table:table-row table:style-name="ro1">
          <table:table-cell table:number-columns-repeated="4"/>
          <table:table-cell table:style-name="ce50"/>
          <table:table-cell table:number-columns-repeated="2"/>
          <table:table-cell table:style-name="ce50"/>
          <table:table-cell table:style-name="ce4"/>
          <table:table-cell table:style-name="ce6" table:number-columns-repeated="2"/>
          <table:table-cell table:style-name="ce92"/>
          <table:table-cell table:style-name="ce12"/>
          <table:table-cell table:number-columns-repeated="6"/>
          <table:table-cell office:value-type="string" calcext:value-type="string">
            <text:p>説明</text:p>
          </table:table-cell>
          <table:table-cell table:number-columns-repeated="3"/>
          <table:table-cell table:style-name="ce3"/>
          <table:table-cell table:style-name="ce5" table:number-columns-repeated="3"/>
          <table:table-cell table:style-name="ce10"/>
          <table:table-cell table:style-name="Default"/>
          <table:table-cell table:number-columns-repeated="35"/>
        </table:table-row>
        <table:table-row table:style-name="ro1">
          <table:table-cell table:number-columns-repeated="5"/>
          <table:table-cell table:style-name="Default"/>
          <table:table-cell table:number-columns-repeated="6"/>
          <table:table-cell table:style-name="ce7"/>
          <table:table-cell table:number-columns-repeated="7"/>
          <table:table-cell table:style-name="ce7" table:number-columns-repeated="3"/>
          <table:table-cell table:style-name="ce2"/>
          <table:table-cell table:style-name="ce7" table:number-columns-repeated="3"/>
          <table:table-cell table:style-name="ce31"/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時系列</text:p>
          </table:table-cell>
          <table:table-cell/>
          <table:table-cell table:style-name="ce7" table:number-columns-repeated="2"/>
          <table:table-cell table:style-name="ce9"/>
          <table:table-cell table:style-name="ce58" table:number-columns-repeated="3"/>
          <table:table-cell table:style-name="ce13" office:value-type="string" calcext:value-type="string">
            <text:p>▼</text:p>
          </table:table-cell>
          <table:table-cell table:number-columns-repeated="6"/>
          <table:table-cell table:style-name="ce50"/>
          <table:table-cell table:style-name="ce7"/>
          <table:table-cell/>
          <table:table-cell table:style-name="ce50"/>
          <table:table-cell table:style-name="ce4"/>
          <table:table-cell table:style-name="ce6" table:number-columns-repeated="2"/>
          <table:table-cell table:style-name="ce92"/>
          <table:table-cell table:style-name="ce12"/>
          <table:table-cell table:number-columns-repeated="36"/>
        </table:table-row>
        <table:table-row table:style-name="ro1">
          <table:table-cell table:number-columns-repeated="5"/>
          <table:table-cell table:style-name="Default"/>
          <table:table-cell table:number-columns-repeated="6"/>
          <table:table-cell table:style-name="ce7"/>
          <table:table-cell table:number-columns-repeated="14"/>
          <table:table-cell table:style-name="ce7"/>
          <table:table-cell table:number-columns-repeated="36"/>
        </table:table-row>
        <table:table-row table:style-name="ro1">
          <table:table-cell table:number-columns-repeated="2"/>
          <table:table-cell table:style-name="ce88"/>
          <table:table-cell/>
          <table:table-cell table:style-name="Default" office:value-type="string" calcext:value-type="string">
            <text:p>アイコン</text:p>
          </table:table-cell>
          <table:table-cell table:style-name="ce50"/>
          <table:table-cell table:style-name="ce7" table:number-columns-repeated="2"/>
          <table:table-cell table:style-name="ce91"/>
          <table:table-cell table:style-name="ce58" table:number-columns-repeated="2"/>
          <table:table-cell table:style-name="ce44" office:value-type="string" calcext:value-type="string" table:number-columns-spanned="2" table:number-rows-spanned="1">
            <text:p>参照</text:p>
          </table:table-cell>
          <table:covered-table-cell table:style-name="ce13"/>
          <table:table-cell table:number-columns-repeated="4"/>
          <table:table-cell table:style-name="ce88"/>
          <table:table-cell/>
          <table:table-cell office:value-type="string" calcext:value-type="string">
            <text:p>時系列</text:p>
          </table:table-cell>
          <table:table-cell table:style-name="ce7" table:number-columns-repeated="3"/>
          <table:table-cell table:style-name="ce9"/>
          <table:table-cell table:style-name="ce58" table:number-columns-repeated="3"/>
          <table:table-cell table:style-name="ce13" office:value-type="string" calcext:value-type="string">
            <text:p>▼</text:p>
          </table:table-cell>
          <table:table-cell table:number-columns-repeated="36"/>
        </table:table-row>
        <table:table-row table:style-name="ro1">
          <table:table-cell table:number-columns-repeated="8"/>
          <table:table-cell table:style-name="ce7" table:number-columns-repeated="5"/>
          <table:table-cell table:number-columns-repeated="14"/>
          <table:table-cell table:style-name="ce7"/>
          <table:table-cell table:number-columns-repeated="36"/>
        </table:table-row>
        <table:table-row table:style-name="ro1">
          <table:table-cell table:number-columns-repeated="6"/>
          <table:table-cell table:style-name="ce7"/>
          <table:table-cell table:style-name="ce44" office:value-type="string" calcext:value-type="string" table:number-columns-spanned="2" table:number-rows-spanned="1">
            <text:p>送信</text:p>
          </table:table-cell>
          <table:covered-table-cell table:style-name="ce7"/>
          <table:table-cell table:style-name="ce7" table:number-columns-repeated="4"/>
          <table:table-cell table:number-columns-repeated="6"/>
          <table:table-cell table:style-name="Default" office:value-type="string" calcext:value-type="string">
            <text:p>アイコン</text:p>
          </table:table-cell>
          <table:table-cell table:style-name="ce50"/>
          <table:table-cell table:style-name="ce7" table:number-columns-repeated="2"/>
          <table:table-cell table:style-name="ce91"/>
          <table:table-cell table:style-name="ce58" table:number-columns-repeated="2"/>
          <table:table-cell table:style-name="ce44" office:value-type="string" calcext:value-type="string" table:number-columns-spanned="2" table:number-rows-spanned="1">
            <text:p>参照</text:p>
          </table:table-cell>
          <table:covered-table-cell table:style-name="ce13"/>
          <table:table-cell table:number-columns-repeated="36"/>
        </table:table-row>
        <table:table-row table:style-name="ro1">
          <table:table-cell table:number-columns-repeated="2"/>
          <table:table-cell table:style-name="ce7"/>
          <table:table-cell table:style-name="ce50"/>
          <table:table-cell table:style-name="ce6" table:number-columns-repeated="9"/>
          <table:table-cell table:number-columns-repeated="2"/>
          <table:table-cell table:style-name="ce7"/>
          <table:table-cell table:number-columns-repeated="2"/>
          <table:table-cell table:style-name="ce50"/>
          <table:table-cell/>
          <table:table-cell table:style-name="ce7"/>
          <table:table-cell table:number-columns-repeated="2"/>
          <table:table-cell table:style-name="ce7" table:number-columns-repeated="5"/>
          <table:table-cell table:number-columns-repeated="36"/>
        </table:table-row>
        <table:table-row table:style-name="ro1">
          <table:table-cell table:number-columns-repeated="2"/>
          <table:table-cell table:style-name="ce7"/>
          <table:table-cell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ce7"/>
          <table:table-cell table:number-columns-repeated="4"/>
          <table:table-cell table:style-name="ce7" table:number-columns-repeated="2"/>
          <table:table-cell table:style-name="ce44" office:value-type="string" calcext:value-type="string" table:number-columns-spanned="2" table:number-rows-spanned="1">
            <text:p>送信</text:p>
          </table:table-cell>
          <table:covered-table-cell table:style-name="ce7"/>
          <table:table-cell table:style-name="ce7" table:number-columns-repeated="4"/>
          <table:table-cell table:number-columns-repeated="36"/>
        </table:table-row>
        <table:table-row table:style-name="ro1">
          <table:table-cell table:number-columns-repeated="2"/>
          <table:table-cell table:style-name="ce7"/>
          <table:table-cell/>
          <table:table-cell table:style-name="ce44" office:value-type="string" calcext:value-type="string" table:number-columns-spanned="4" table:number-rows-spanned="1">
            <text:p>登場人物名</text:p>
          </table:table-cell>
          <table:covered-table-cell table:number-columns-repeated="3" table:style-name="ce36"/>
          <table:table-cell table:style-name="ce44" office:value-type="string" calcext:value-type="string" table:number-columns-spanned="2" table:number-rows-spanned="1">
            <text:p>説明</text:p>
          </table:table-cell>
          <table:covered-table-cell table:style-name="ce36"/>
          <table:table-cell table:style-name="ce44" office:value-type="string" calcext:value-type="string" table:number-columns-spanned="3" table:number-rows-spanned="1">
            <text:p>時系列</text:p>
          </table:table-cell>
          <table:covered-table-cell table:number-columns-repeated="2" table:style-name="ce36"/>
          <table:table-cell table:style-name="ce44" office:value-type="string" calcext:value-type="string" table:number-columns-spanned="2" table:number-rows-spanned="1">
            <text:p>削除</text:p>
          </table:table-cell>
          <table:covered-table-cell table:style-name="ce36"/>
          <table:table-cell table:style-name="ce7"/>
          <table:table-cell table:number-columns-repeated="3"/>
          <table:table-cell table:style-name="ce6" table:number-columns-repeated="9"/>
          <table:table-cell table:number-columns-repeated="36"/>
        </table:table-row>
        <table:table-row table:style-name="ro1">
          <table:table-cell table:number-columns-repeated="2"/>
          <table:table-cell table:style-name="ce7"/>
          <table:table-cell/>
          <table:table-cell table:style-name="ce44" office:value-type="string" calcext:value-type="string" table:number-columns-spanned="4" table:number-rows-spanned="1">
            <text:p>～</text:p>
          </table:table-cell>
          <table:covered-table-cell table:number-columns-repeated="3" table:style-name="ce36"/>
          <table:table-cell table:style-name="ce44" office:value-type="string" calcext:value-type="string" table:number-columns-spanned="2" table:number-rows-spanned="1">
            <text:p>～</text:p>
          </table:table-cell>
          <table:covered-table-cell table:style-name="ce36"/>
          <table:table-cell table:style-name="ce44" office:value-type="string" calcext:value-type="string" table:number-columns-spanned="3" table:number-rows-spanned="1">
            <text:p>～</text:p>
          </table:table-cell>
          <table:covered-table-cell table:number-columns-repeated="2" table:style-name="ce36"/>
          <table:table-cell table:style-name="ce44" table:number-columns-spanned="2" table:number-rows-spanned="1"/>
          <table:covered-table-cell table:style-name="ce36"/>
          <table:table-cell table:style-name="ce7"/>
          <table:table-cell table:number-columns-repeated="3"/>
          <table:table-cell table:style-name="Default"/>
          <table:table-cell table:number-columns-repeated="12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7"/>
          <table:table-cell/>
          <table:table-cell table:style-name="ce44" office:value-type="string" calcext:value-type="string" table:number-columns-spanned="4" table:number-rows-spanned="1">
            <text:p>～</text:p>
          </table:table-cell>
          <table:covered-table-cell table:number-columns-repeated="3" table:style-name="ce36"/>
          <table:table-cell table:style-name="ce44" office:value-type="string" calcext:value-type="string" table:number-columns-spanned="2" table:number-rows-spanned="1">
            <text:p>～</text:p>
          </table:table-cell>
          <table:covered-table-cell table:style-name="ce36"/>
          <table:table-cell table:style-name="ce44" office:value-type="string" calcext:value-type="string" table:number-columns-spanned="3" table:number-rows-spanned="1">
            <text:p>～</text:p>
          </table:table-cell>
          <table:covered-table-cell table:number-columns-repeated="2" table:style-name="ce36"/>
          <table:table-cell table:style-name="ce44" table:number-columns-spanned="2" table:number-rows-spanned="1"/>
          <table:covered-table-cell table:style-name="ce36"/>
          <table:table-cell table:style-name="ce7"/>
          <table:table-cell table:number-columns-repeated="3"/>
          <table:table-cell table:style-name="ce44" office:value-type="string" calcext:value-type="string" table:number-columns-spanned="4" table:number-rows-spanned="1">
            <text:p>登場人物名</text:p>
          </table:table-cell>
          <table:covered-table-cell table:number-columns-repeated="3" table:style-name="ce36"/>
          <table:table-cell table:style-name="ce44" office:value-type="string" calcext:value-type="string" table:number-columns-spanned="2" table:number-rows-spanned="1">
            <text:p>説明</text:p>
          </table:table-cell>
          <table:covered-table-cell table:style-name="ce36"/>
          <table:table-cell table:style-name="ce44" office:value-type="string" calcext:value-type="string" table:number-columns-spanned="3" table:number-rows-spanned="1">
            <text:p>時系列</text:p>
          </table:table-cell>
          <table:covered-table-cell table:number-columns-repeated="2" table:style-name="ce36"/>
          <table:table-cell table:style-name="ce44" office:value-type="string" calcext:value-type="string" table:number-columns-spanned="2" table:number-rows-spanned="1">
            <text:p>削除</text:p>
          </table:table-cell>
          <table:covered-table-cell table:style-name="ce36"/>
          <table:table-cell table:number-columns-repeated="2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7"/>
          <table:table-cell/>
          <table:table-cell table:style-name="ce44" office:value-type="string" calcext:value-type="string" table:number-columns-spanned="4" table:number-rows-spanned="1">
            <text:p>～</text:p>
          </table:table-cell>
          <table:covered-table-cell table:number-columns-repeated="3" table:style-name="ce36"/>
          <table:table-cell table:style-name="ce44" office:value-type="string" calcext:value-type="string" table:number-columns-spanned="2" table:number-rows-spanned="1">
            <text:p>～</text:p>
          </table:table-cell>
          <table:covered-table-cell table:style-name="ce36"/>
          <table:table-cell table:style-name="ce44" office:value-type="string" calcext:value-type="string" table:number-columns-spanned="3" table:number-rows-spanned="1">
            <text:p>～</text:p>
          </table:table-cell>
          <table:covered-table-cell table:number-columns-repeated="2" table:style-name="ce36"/>
          <table:table-cell table:style-name="ce44" table:number-columns-spanned="2" table:number-rows-spanned="1"/>
          <table:covered-table-cell table:style-name="ce36"/>
          <table:table-cell table:style-name="ce7"/>
          <table:table-cell table:number-columns-repeated="3"/>
          <table:table-cell table:style-name="ce44" office:value-type="string" calcext:value-type="string" table:number-columns-spanned="4" table:number-rows-spanned="1">
            <text:p>～</text:p>
          </table:table-cell>
          <table:covered-table-cell table:number-columns-repeated="3" table:style-name="ce36"/>
          <table:table-cell table:style-name="ce44" office:value-type="string" calcext:value-type="string" table:number-columns-spanned="2" table:number-rows-spanned="1">
            <text:p>～</text:p>
          </table:table-cell>
          <table:covered-table-cell table:style-name="ce36"/>
          <table:table-cell table:style-name="ce44" office:value-type="string" calcext:value-type="string" table:number-columns-spanned="3" table:number-rows-spanned="1">
            <text:p>～</text:p>
          </table:table-cell>
          <table:covered-table-cell table:number-columns-repeated="2" table:style-name="ce36"/>
          <table:table-cell table:style-name="ce44" table:number-columns-spanned="2" table:number-rows-spanned="1"/>
          <table:covered-table-cell table:style-name="ce36"/>
          <table:table-cell table:number-columns-repeated="2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7"/>
          <table:table-cell table:number-columns-repeated="3"/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2"/>
          <table:table-cell table:style-name="ce7"/>
          <table:table-cell table:number-columns-repeated="3"/>
          <table:table-cell table:style-name="ce44" office:value-type="string" calcext:value-type="string" table:number-columns-spanned="4" table:number-rows-spanned="1">
            <text:p>～</text:p>
          </table:table-cell>
          <table:covered-table-cell table:number-columns-repeated="3" table:style-name="ce36"/>
          <table:table-cell table:style-name="ce44" office:value-type="string" calcext:value-type="string" table:number-columns-spanned="2" table:number-rows-spanned="1">
            <text:p>～</text:p>
          </table:table-cell>
          <table:covered-table-cell table:style-name="ce36"/>
          <table:table-cell table:style-name="ce44" office:value-type="string" calcext:value-type="string" table:number-columns-spanned="3" table:number-rows-spanned="1">
            <text:p>～</text:p>
          </table:table-cell>
          <table:covered-table-cell table:number-columns-repeated="2" table:style-name="ce36"/>
          <table:table-cell table:style-name="ce44" table:number-columns-spanned="2" table:number-rows-spanned="1"/>
          <table:covered-table-cell table:style-name="ce36"/>
          <table:table-cell table:number-columns-repeated="2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7"/>
          <table:table-cell/>
          <table:table-cell table:style-name="ce50"/>
          <table:table-cell table:number-columns-repeated="2"/>
          <table:table-cell table:style-name="ce50" table:number-columns-spanned="2" table:number-rows-spanned="1"/>
          <table:covered-table-cell table:style-name="ce7"/>
          <table:table-cell table:style-name="ce7" table:number-columns-repeated="2"/>
          <table:table-cell table:style-name="ce50" table:number-columns-spanned="2" table:number-rows-spanned="1"/>
          <table:covered-table-cell table:style-name="ce7"/>
          <table:table-cell table:style-name="Default"/>
          <table:table-cell/>
          <table:table-cell table:style-name="ce7"/>
          <table:table-cell table:number-columns-repeated="3"/>
          <table:table-cell table:style-name="ce44" office:value-type="string" calcext:value-type="string" table:number-columns-spanned="4" table:number-rows-spanned="1">
            <text:p>～</text:p>
          </table:table-cell>
          <table:covered-table-cell table:number-columns-repeated="3" table:style-name="ce36"/>
          <table:table-cell table:style-name="ce44" office:value-type="string" calcext:value-type="string" table:number-columns-spanned="2" table:number-rows-spanned="1">
            <text:p>～</text:p>
          </table:table-cell>
          <table:covered-table-cell table:style-name="ce36"/>
          <table:table-cell table:style-name="ce44" office:value-type="string" calcext:value-type="string" table:number-columns-spanned="3" table:number-rows-spanned="1">
            <text:p>～</text:p>
          </table:table-cell>
          <table:covered-table-cell table:number-columns-repeated="2" table:style-name="ce36"/>
          <table:table-cell table:style-name="ce44" table:number-columns-spanned="2" table:number-rows-spanned="1"/>
          <table:covered-table-cell table:style-name="ce36"/>
          <table:table-cell table:number-columns-repeated="2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7"/>
          <table:table-cell table:number-columns-repeated="3"/>
          <table:table-cell table:style-name="ce7" table:number-columns-repeated="7"/>
          <table:table-cell table:number-columns-repeated="2"/>
          <table:table-cell table:style-name="ce7"/>
          <table:table-cell table:number-columns-repeated="4"/>
          <table:table-cell table:style-name="ce7" table:number-columns-repeated="8"/>
          <table:table-cell table:number-columns-repeated="4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7"/>
          <table:table-cell table:number-columns-repeated="3"/>
          <table:table-cell table:style-name="ce7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ce7" table:number-columns-repeated="2"/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31"/>
        </table:table-row>
        <table:table-row table:style-name="ro1">
          <table:table-cell/>
          <table:table-cell table:style-name="ce2"/>
          <table:table-cell table:style-name="Default" table:number-columns-repeated="4"/>
          <table:table-cell table:number-columns-repeated="6"/>
          <table:table-cell table:style-name="Default" table:number-columns-repeated="8"/>
          <table:table-cell table:number-columns-repeated="8"/>
          <table:table-cell table:style-name="Default" table:number-columns-repeated="3"/>
          <table:table-cell/>
          <table:table-cell table:style-name="Default"/>
          <table:table-cell table:number-columns-repeated="9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action</text:p>
          </table:table-cell>
          <table:covered-table-cell table:number-columns-repeated="2" table:style-name="ce49"/>
          <table:table-cell table:style-name="ce67" office:value-type="string" calcext:value-type="string" table:number-columns-spanned="17" table:number-rows-spanned="1">
            <text:p>CreateActerControl.php</text:p>
          </table:table-cell>
          <table:covered-table-cell table:number-columns-repeated="5" table:style-name="ce56"/>
          <table:covered-table-cell table:style-name="ce59"/>
          <table:covered-table-cell table:style-name="ce49"/>
          <table:covered-table-cell/>
          <table:covered-table-cell table:number-columns-repeated="8" table:style-name="ce49"/>
          <table:table-cell table:style-name="ce45" office:value-type="string" calcext:value-type="string" table:number-columns-spanned="8" table:number-rows-spanned="1">
            <text:p>method</text:p>
          </table:table-cell>
          <table:covered-table-cell table:style-name="ce49"/>
          <table:covered-table-cell table:style-name="ce101"/>
          <table:covered-table-cell table:style-name="ce49"/>
          <table:covered-table-cell table:number-columns-repeated="4" table:style-name="ce101"/>
          <table:table-cell table:style-name="ce93" office:value-type="string" calcext:value-type="string" table:number-columns-spanned="5" table:number-rows-spanned="1">
            <text:p>POST</text:p>
          </table:table-cell>
          <table:covered-table-cell table:number-columns-repeated="4" table:style-name="ce101"/>
          <table:table-cell table:style-name="ce101" table:number-columns-repeated="29"/>
          <table:table-cell table:style-name="ce68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number-columns-repeated="2" table:style-name="ce49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2" table:style-name="ce49"/>
          <table:covered-table-cell/>
          <table:covered-table-cell table:number-columns-repeated="2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62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1" office:value-type="string" calcext:value-type="string" table:number-columns-spanned="3" table:number-rows-spanned="1">
            <text:p>①</text:p>
          </table:table-cell>
          <table:covered-table-cell table:number-columns-repeated="2" table:style-name="ce49"/>
          <table:table-cell table:style-name="ce67" table:number-columns-spanned="2" table:number-rows-spanned="1"/>
          <table:covered-table-cell table:style-name="ce49"/>
          <table:table-cell table:style-name="ce93" office:value-type="string" calcext:value-type="string" table:number-columns-spanned="3" table:number-rows-spanned="1">
            <text:p>text</text:p>
          </table:table-cell>
          <table:covered-table-cell table:style-name="ce49"/>
          <table:covered-table-cell table:style-name="ce97"/>
          <table:table-cell table:style-name="ce97" office:value-type="string" calcext:value-type="string" table:number-columns-spanned="6" table:number-rows-spanned="1">
            <text:p>acter_name</text:p>
          </table:table-cell>
          <table:covered-table-cell table:number-columns-repeated="2" table:style-name="ce49"/>
          <table:covered-table-cell/>
          <table:covered-table-cell table:number-columns-repeated="2" table:style-name="ce49"/>
          <table:table-cell table:style-name="ce93" table:number-columns-spanned="14" table:number-rows-spanned="1"/>
          <table:covered-table-cell table:number-columns-repeated="13" table:style-name="ce49"/>
          <table:table-cell table:style-name="ce63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85" table:number-columns-spanned="30" table:number-rows-spanned="1"/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 office:value-type="string" calcext:value-type="string">
            <text:p>name</text:p>
          </table:covered-table-cell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2" table:style-name="ce49"/>
          <table:covered-table-cell/>
          <table:covered-table-cell table:number-columns-repeated="2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62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1" office:value-type="string" calcext:value-type="string" table:number-columns-spanned="3" table:number-rows-spanned="1">
            <text:p>②</text:p>
          </table:table-cell>
          <table:covered-table-cell table:number-columns-repeated="2" table:style-name="ce49"/>
          <table:table-cell table:style-name="ce67" table:number-columns-spanned="2" table:number-rows-spanned="1"/>
          <table:covered-table-cell table:style-name="ce49"/>
          <table:table-cell table:style-name="ce93" office:value-type="string" calcext:value-type="string" table:number-columns-spanned="3" table:number-rows-spanned="1">
            <text:p>textarea </text:p>
          </table:table-cell>
          <table:covered-table-cell table:number-columns-repeated="2" table:style-name="ce49"/>
          <table:table-cell table:style-name="ce97" office:value-type="string" calcext:value-type="string" table:number-columns-spanned="6" table:number-rows-spanned="1">
            <text:p>acter_conf</text:p>
          </table:table-cell>
          <table:covered-table-cell table:number-columns-repeated="2" table:style-name="ce49"/>
          <table:covered-table-cell/>
          <table:covered-table-cell table:number-columns-repeated="2" table:style-name="ce49"/>
          <table:table-cell table:style-name="ce93" table:number-columns-spanned="14" table:number-rows-spanned="1"/>
          <table:covered-table-cell table:number-columns-repeated="13" table:style-name="ce49"/>
          <table:table-cell table:style-name="ce63" office:value-type="float" office:value="1000" calcext:value-type="float" table:number-columns-spanned="3" table:number-rows-spanned="1">
            <text:p>1000</text:p>
          </table:table-cell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85" table:number-columns-spanned="30" table:number-rows-spanned="1"/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2" table:style-name="ce49"/>
          <table:covered-table-cell/>
          <table:covered-table-cell table:number-columns-repeated="2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62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1" office:value-type="string" calcext:value-type="string" table:number-columns-spanned="3" table:number-rows-spanned="1">
            <text:p>③</text:p>
          </table:table-cell>
          <table:covered-table-cell table:number-columns-repeated="2" table:style-name="ce49"/>
          <table:table-cell table:style-name="ce67" table:number-columns-spanned="2" table:number-rows-spanned="1"/>
          <table:covered-table-cell table:style-name="ce49"/>
          <table:table-cell table:style-name="ce93" office:value-type="string" calcext:value-type="string" table:number-columns-spanned="3" table:number-rows-spanned="1">
            <text:p>select</text:p>
          </table:table-cell>
          <table:covered-table-cell table:style-name="ce49"/>
          <table:covered-table-cell table:style-name="ce97"/>
          <table:table-cell table:style-name="ce97" office:value-type="string" calcext:value-type="string" table:number-columns-spanned="6" table:number-rows-spanned="1">
            <text:p>time_id</text:p>
          </table:table-cell>
          <table:covered-table-cell table:number-columns-repeated="2" table:style-name="ce49"/>
          <table:covered-table-cell/>
          <table:covered-table-cell table:number-columns-repeated="2" table:style-name="ce49"/>
          <table:table-cell table:style-name="ce93" table:number-columns-spanned="14" table:number-rows-spanned="1"/>
          <table:covered-table-cell table:number-columns-repeated="13" table:style-name="ce49"/>
          <table:table-cell table:style-name="ce63" table:number-columns-spanned="3" table:number-rows-spanned="1"/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85" office:value-type="string" calcext:value-type="string" table:number-columns-spanned="30" table:number-rows-spanned="1">
            <text:p>CreateAccountControl.phpに遷移する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2" table:style-name="ce49"/>
          <table:covered-table-cell/>
          <table:covered-table-cell table:number-columns-repeated="2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62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2" office:value-type="string" calcext:value-type="string" table:number-columns-spanned="3" table:number-rows-spanned="1">
            <text:p>④</text:p>
          </table:table-cell>
          <table:covered-table-cell table:number-columns-repeated="2" table:style-name="ce74"/>
          <table:table-cell table:style-name="ce76" table:number-columns-spanned="2" table:number-rows-spanned="1"/>
          <table:covered-table-cell table:style-name="ce74"/>
          <table:table-cell table:style-name="ce93" office:value-type="string" calcext:value-type="string" table:number-columns-spanned="3" table:number-rows-spanned="1">
            <text:p>file</text:p>
          </table:table-cell>
          <table:covered-table-cell table:style-name="ce49"/>
          <table:covered-table-cell table:style-name="ce97"/>
          <table:table-cell table:style-name="ce97" office:value-type="string" calcext:value-type="string" table:number-columns-spanned="6" table:number-rows-spanned="1">
            <text:p>acter_img</text:p>
          </table:table-cell>
          <table:covered-table-cell table:number-columns-repeated="2" table:style-name="ce49"/>
          <table:covered-table-cell/>
          <table:covered-table-cell table:number-columns-repeated="2" table:style-name="ce49"/>
          <table:table-cell table:style-name="ce116" table:number-columns-spanned="14" table:number-rows-spanned="1"/>
          <table:covered-table-cell table:number-columns-repeated="13" table:style-name="ce74"/>
          <table:table-cell table:style-name="ce126" table:number-columns-spanned="3" table:number-rows-spanned="1"/>
          <table:covered-table-cell table:number-columns-repeated="2" table:style-name="ce74"/>
          <table:table-cell table:style-name="ce126" table:number-columns-spanned="2" table:number-rows-spanned="1"/>
          <table:covered-table-cell table:style-name="ce74"/>
          <table:table-cell table:style-name="ce65" office:value-type="string" calcext:value-type="string" table:number-columns-spanned="30" table:number-rows-spanned="1">
            <text:p>文字はtext-success（緑） を使用</text:p>
          </table:table-cell>
          <table:covered-table-cell table:number-columns-repeated="28" table:style-name="ce74"/>
          <table:covered-table-cell table:style-name="ce86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2" table:style-name="ce49"/>
          <table:covered-table-cell/>
          <table:covered-table-cell table:number-columns-repeated="2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62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2" office:value-type="string" calcext:value-type="string" table:number-columns-spanned="3" table:number-rows-spanned="1">
            <text:p>⑤</text:p>
          </table:table-cell>
          <table:covered-table-cell table:number-columns-repeated="2" table:style-name="ce74"/>
          <table:table-cell table:style-name="ce76" table:number-columns-spanned="2" table:number-rows-spanned="1"/>
          <table:covered-table-cell table:style-name="ce74"/>
          <table:table-cell table:style-name="ce93" office:value-type="string" calcext:value-type="string" table:number-columns-spanned="3" table:number-rows-spanned="1">
            <text:p>submit</text:p>
          </table:table-cell>
          <table:covered-table-cell table:style-name="ce74"/>
          <table:covered-table-cell table:style-name="ce121"/>
          <table:table-cell table:style-name="ce121" table:number-columns-spanned="6" table:number-rows-spanned="1"/>
          <table:covered-table-cell table:number-columns-repeated="5" table:style-name="ce74"/>
          <table:table-cell table:style-name="ce116" table:number-columns-spanned="14" table:number-rows-spanned="1"/>
          <table:covered-table-cell table:number-columns-repeated="13" table:style-name="ce74"/>
          <table:table-cell table:style-name="ce126" table:number-columns-spanned="3" table:number-rows-spanned="1"/>
          <table:covered-table-cell table:number-columns-repeated="2" table:style-name="ce74"/>
          <table:table-cell table:style-name="ce126" table:number-columns-spanned="2" table:number-rows-spanned="1"/>
          <table:covered-table-cell table:style-name="ce74"/>
          <table:table-cell table:style-name="ce65" table:number-columns-spanned="30" table:number-rows-spanned="1"/>
          <table:covered-table-cell table:number-columns-repeated="28" table:style-name="ce74"/>
          <table:covered-table-cell table:style-name="ce86"/>
        </table:table-row>
        <table:table-row table:style-name="ro1" table:number-rows-repeated="4">
          <table:table-cell/>
          <table:table-cell table:style-name="ce7"/>
          <table:table-cell table:style-name="Default" table:number-columns-repeated="4"/>
          <table:table-cell table:number-columns-repeated="6"/>
          <table:table-cell table:style-name="Default" table:number-columns-repeated="8"/>
          <table:table-cell table:number-columns-repeated="8"/>
          <table:table-cell table:style-name="Default" table:number-columns-repeated="3"/>
          <table:table-cell/>
          <table:table-cell table:style-name="Default"/>
          <table:table-cell table:number-columns-repeated="9"/>
          <table:table-cell table:style-name="Default" table:number-columns-repeated="2"/>
          <table:table-cell table:number-columns-repeated="19"/>
          <table:table-cell table:style-name="ce7"/>
        </table:table-row>
        <table:table-row table:style-name="ro1">
          <table:table-cell/>
          <table:table-cell table:style-name="ce7" table:number-columns-repeated="2"/>
          <table:table-cell table:number-columns-repeated="3"/>
          <table:table-cell table:style-name="ce7" table:number-columns-repeated="7"/>
          <table:table-cell table:number-columns-repeated="2"/>
          <table:table-cell table:style-name="ce7" table:number-columns-repeated="3"/>
          <table:table-cell table:number-columns-repeated="2"/>
          <table:table-cell table:style-name="ce7" table:number-columns-repeated="8"/>
          <table:table-cell table:number-columns-repeated="2"/>
          <table:table-cell table:style-name="ce7" table:number-columns-repeated="2"/>
          <table:table-cell/>
          <table:table-cell table:style-name="ce7" table:number-columns-repeated="9"/>
          <table:table-cell table:number-columns-repeated="2"/>
          <table:table-cell table:style-name="ce7" table:number-columns-repeated="20"/>
        </table:table-row>
      </table:table>
      <table:table table:name="時系列作成" table:style-name="ta1">
        <table:shapes>
          <draw:custom-shape draw:z-index="0" draw:style-name="gr2" draw:text-style-name="P4" svg:width="0.306cm" svg:height="0.368cm" svg:x="5.218cm" svg:y="6.358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2" draw:text-style-name="P4" svg:width="0.306cm" svg:height="0.368cm" svg:x="5.206cm" svg:y="6.805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2" draw:text-style-name="P4" svg:width="0.306cm" svg:height="0.368cm" svg:x="5.219cm" svg:y="7.268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2" draw:text-style-name="P4" svg:width="0.306cm" svg:height="0.368cm" svg:x="14.188cm" svg:y="7.261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2" draw:text-style-name="P4" svg:width="0.306cm" svg:height="0.368cm" svg:x="14.176cm" svg:y="7.708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2" draw:text-style-name="P4" svg:width="0.306cm" svg:height="0.368cm" svg:x="14.189cm" svg:y="8.171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2" table:default-cell-style-name="Default"/>
        <table:table-column table:style-name="co2" table:number-columns-repeated="2" table:default-cell-style-name="ce2"/>
        <table:table-column table:style-name="co2" table:number-columns-repeated="3" table:default-cell-style-name="ce7"/>
        <table:table-column table:style-name="co2" table:number-columns-repeated="8" table:default-cell-style-name="Default"/>
        <table:table-column table:style-name="co2" table:default-cell-style-name="ce7"/>
        <table:table-column table:style-name="co2" table:default-cell-style-name="ce31"/>
        <table:table-column table:style-name="co2" table:default-cell-style-name="ce7"/>
        <table:table-column table:style-name="co2" table:default-cell-style-name="ce2"/>
        <table:table-column table:style-name="co2" table:default-cell-style-name="ce7"/>
        <table:table-column table:style-name="co2" table:number-columns-repeated="11" table:default-cell-style-name="Default"/>
        <table:table-column table:style-name="co2" table:default-cell-style-name="ce31"/>
        <table:table-column table:style-name="co2" table:default-cell-style-name="Default"/>
        <table:table-column table:style-name="co2" table:default-cell-style-name="ce7"/>
        <table:table-column table:style-name="co2" table:number-columns-repeated="9" table:default-cell-style-name="Default"/>
        <table:table-column table:style-name="co2" table:number-columns-repeated="2" table:default-cell-style-name="ce7"/>
        <table:table-column table:style-name="co2" table:number-columns-repeated="19" table:default-cell-style-name="Default"/>
        <table:table-column table:style-name="co2" table:default-cell-style-name="ce31"/>
        <table:table-row table:style-name="ro1">
          <table:table-cell/>
          <table:table-cell table:style-name="Default" table:number-columns-repeated="5"/>
          <table:table-cell table:number-columns-repeated="8"/>
          <table:table-cell table:style-name="Default" table:number-columns-repeated="5"/>
          <table:table-cell table:number-columns-repeated="11"/>
          <table:table-cell table:style-name="Default"/>
          <table:table-cell/>
          <table:table-cell table:style-name="Default"/>
          <table:table-cell table:number-columns-repeated="9"/>
          <table:table-cell table:style-name="Default" table:number-columns-repeated="2"/>
          <table:table-cell table:number-columns-repeated="19"/>
          <table:table-cell table:style-name="Default"/>
        </table:table-row>
        <table:table-row table:style-name="ro1">
          <table:table-cell/>
          <table:table-cell table:style-name="ce30" office:value-type="string" calcext:value-type="string" table:number-columns-spanned="17" table:number-rows-spanned="1">
            <text:p>論理画面名</text:p>
          </table:table-cell>
          <table:covered-table-cell table:number-columns-repeated="15" table:style-name="ce5"/>
          <table:covered-table-cell table:style-name="ce10"/>
          <table:table-cell table:style-name="ce30" office:value-type="string" calcext:value-type="string" table:number-columns-spanned="17" table:number-rows-spanned="1">
            <text:p>物理画面名</text:p>
          </table:table-cell>
          <table:covered-table-cell table:number-columns-repeated="15" table:style-name="ce5"/>
          <table:covered-table-cell table:style-name="ce10"/>
          <table:table-cell table:style-name="ce44" office:value-type="string" calcext:value-type="string" table:number-columns-spanned="6" table:number-rows-spanned="1">
            <text:p>日付</text:p>
          </table:table-cell>
          <table:covered-table-cell table:number-columns-repeated="5" table:style-name="ce36"/>
          <table:table-cell table:style-name="ce5" table:number-columns-repeated="22"/>
          <table:table-cell table:style-name="ce10"/>
        </table:table-row>
        <table:table-row table:style-name="ro1">
          <table:table-cell/>
          <table:table-cell table:style-name="ce44" office:value-type="string" calcext:value-type="string" table:number-columns-spanned="17" table:number-rows-spanned="1">
            <text:p>時系列画面</text:p>
          </table:table-cell>
          <table:covered-table-cell table:number-columns-repeated="15" table:style-name="ce6"/>
          <table:covered-table-cell table:style-name="ce12"/>
          <table:table-cell table:style-name="ce44" office:value-type="string" calcext:value-type="string" table:number-columns-spanned="17" table:number-rows-spanned="1">
            <text:p>create_time.php</text:p>
          </table:table-cell>
          <table:covered-table-cell table:number-columns-repeated="15" table:style-name="ce6"/>
          <table:covered-table-cell table:style-name="ce12"/>
          <table:table-cell table:style-name="ce37" office:value-type="date" office:date-value="2021-01-15" calcext:value-type="date" table:number-columns-spanned="6" table:number-rows-spanned="1">
            <text:p>2021年1月15日</text:p>
          </table:table-cell>
          <table:covered-table-cell table:number-columns-repeated="5" table:style-name="ce36"/>
          <table:table-cell table:style-name="ce6" table:number-columns-repeated="22"/>
          <table:table-cell table:style-name="ce12"/>
        </table:table-row>
        <table:table-row table:style-name="ro1">
          <table:table-cell/>
          <table:table-cell table:style-name="ce3"/>
          <table:table-cell table:style-name="ce73"/>
          <table:table-cell table:style-name="ce5" table:number-columns-repeated="60"/>
          <table:table-cell table:style-name="ce10"/>
        </table:table-row>
        <table:table-row table:style-name="ro1">
          <table:table-cell/>
          <table:table-cell table:style-name="ce90"/>
          <table:table-cell table:style-name="ce48"/>
          <table:table-cell table:style-name="ce5" table:number-columns-repeated="2"/>
          <table:table-cell table:style-name="ce55" table:number-columns-spanned="3" table:number-rows-spanned="1"/>
          <table:covered-table-cell table:number-columns-repeated="2" table:style-name="ce5"/>
          <table:table-cell table:style-name="ce55" table:number-columns-spanned="3" table:number-rows-spanned="1"/>
          <table:covered-table-cell table:number-columns-repeated="2" table:style-name="ce5"/>
          <table:table-cell table:style-name="ce5" table:number-columns-repeated="4"/>
          <table:table-cell table:style-name="ce10"/>
          <table:table-cell table:style-name="ce2"/>
          <table:table-cell table:style-name="ce48"/>
          <table:table-cell table:style-name="ce5" table:number-columns-repeated="2"/>
          <table:table-cell table:style-name="ce55" table:number-columns-spanned="3" table:number-rows-spanned="1"/>
          <table:covered-table-cell table:number-columns-repeated="2" table:style-name="ce5"/>
          <table:table-cell table:style-name="ce55" table:number-columns-spanned="3" table:number-rows-spanned="1"/>
          <table:covered-table-cell table:number-columns-repeated="2" table:style-name="ce5"/>
          <table:table-cell table:style-name="ce5" table:number-columns-repeated="4"/>
          <table:table-cell table:style-name="ce10"/>
          <table:table-cell table:style-name="ce7"/>
          <table:table-cell table:number-columns-repeated="10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90"/>
          <table:table-cell table:number-columns-repeated="5"/>
          <table:table-cell office:value-type="string" calcext:value-type="string">
            <text:p>時系列</text:p>
          </table:table-cell>
          <table:table-cell table:style-name="ce7" table:number-columns-repeated="6"/>
          <table:table-cell table:number-columns-repeated="2"/>
          <table:table-cell table:style-name="ce2"/>
          <table:table-cell table:number-columns-repeated="2"/>
          <table:table-cell table:style-name="ce7" table:number-columns-repeated="2"/>
          <table:table-cell/>
          <table:table-cell office:value-type="string" calcext:value-type="string">
            <text:p>時系列</text:p>
          </table:table-cell>
          <table:table-cell table:style-name="ce7" table:number-columns-repeated="7"/>
          <table:table-cell/>
          <table:table-cell table:style-name="ce7"/>
          <table:table-cell/>
          <table:table-cell table:style-name="ce7" table:number-columns-repeated="9"/>
          <table:table-cell table:number-columns-repeated="22"/>
        </table:table-row>
        <table:table-row table:style-name="ro1">
          <table:table-cell/>
          <table:table-cell table:style-name="ce90"/>
          <table:table-cell table:number-columns-repeated="2"/>
          <table:table-cell table:style-name="ce6" table:number-columns-repeated="9"/>
          <table:table-cell table:style-name="ce7"/>
          <table:table-cell table:number-columns-repeated="2"/>
          <table:table-cell table:style-name="ce2"/>
          <table:table-cell table:number-columns-repeated="11"/>
          <table:table-cell table:style-name="ce7" table:number-columns-repeated="2"/>
          <table:table-cell/>
          <table:table-cell table:style-name="ce7"/>
          <table:table-cell/>
          <table:table-cell table:style-name="ce7" table:number-columns-repeated="9"/>
          <table:table-cell table:number-columns-repeated="22"/>
        </table:table-row>
        <table:table-row table:style-name="ro1">
          <table:table-cell/>
          <table:table-cell table:style-name="ce90"/>
          <table:table-cell table:number-columns-repeated="2"/>
          <table:table-cell table:style-name="Default" table:number-columns-repeated="2"/>
          <table:table-cell table:number-columns-repeated="7"/>
          <table:table-cell table:style-name="ce7"/>
          <table:table-cell table:number-columns-repeated="2"/>
          <table:table-cell table:style-name="ce2"/>
          <table:table-cell table:number-columns-repeated="2"/>
          <table:table-cell table:style-name="ce51" office:value-type="string" calcext:value-type="string">
            <text:p>時系列名は100文字以内で入力してください</text:p>
          </table:table-cell>
          <table:table-cell table:number-columns-repeated="8"/>
          <table:table-cell table:style-name="ce7" table:number-columns-repeated="2"/>
          <table:table-cell table:number-columns-repeated="34"/>
        </table:table-row>
        <table:table-row table:style-name="ro1">
          <table:table-cell/>
          <table:table-cell table:style-name="ce90"/>
          <table:table-cell table:number-columns-repeated="2"/>
          <table:table-cell office:value-type="string" calcext:value-type="string">
            <text:p>時系列名</text:p>
          </table:table-cell>
          <table:table-cell/>
          <table:table-cell table:style-name="ce7" table:number-columns-repeated="2"/>
          <table:table-cell table:style-name="ce9"/>
          <table:table-cell table:style-name="ce58" table:number-columns-repeated="3"/>
          <table:table-cell table:style-name="ce13"/>
          <table:table-cell table:style-name="ce7"/>
          <table:table-cell table:number-columns-repeated="2"/>
          <table:table-cell table:style-name="ce2"/>
          <table:table-cell table:number-columns-repeated="2"/>
          <table:table-cell table:style-name="ce6" table:number-columns-repeated="9"/>
          <table:table-cell table:style-name="ce7" table:number-columns-repeated="2"/>
          <table:table-cell table:number-columns-repeated="34"/>
        </table:table-row>
        <table:table-row table:style-name="ro1">
          <table:table-cell/>
          <table:table-cell table:style-name="ce90"/>
          <table:table-cell table:number-columns-repeated="4"/>
          <table:table-cell table:style-name="ce7" table:number-columns-repeated="8"/>
          <table:table-cell table:number-columns-repeated="2"/>
          <table:table-cell table:style-name="ce2"/>
          <table:table-cell table:number-columns-repeated="11"/>
          <table:table-cell table:style-name="ce7" table:number-columns-repeated="2"/>
          <table:table-cell table:number-columns-repeated="34"/>
        </table:table-row>
        <table:table-row table:style-name="ro1">
          <table:table-cell/>
          <table:table-cell table:style-name="ce90"/>
          <table:table-cell table:number-columns-repeated="4"/>
          <table:table-cell table:style-name="ce7"/>
          <table:table-cell table:style-name="ce44" office:value-type="string" calcext:value-type="string" table:number-columns-spanned="2" table:number-rows-spanned="1">
            <text:p>送信</text:p>
          </table:table-cell>
          <table:covered-table-cell table:style-name="ce7"/>
          <table:table-cell table:style-name="ce7" table:number-columns-repeated="5"/>
          <table:table-cell table:number-columns-repeated="2"/>
          <table:table-cell table:style-name="ce2"/>
          <table:table-cell table:number-columns-repeated="2"/>
          <table:table-cell table:style-name="ce7" office:value-type="string" calcext:value-type="string">
            <text:p>時系列名</text:p>
          </table:table-cell>
          <table:table-cell table:style-name="ce7" table:number-columns-repeated="3"/>
          <table:table-cell table:style-name="ce9"/>
          <table:table-cell table:style-name="ce58" table:number-columns-repeated="3"/>
          <table:table-cell table:style-name="ce13"/>
          <table:table-cell table:style-name="ce7" table:number-columns-repeated="2"/>
          <table:table-cell table:number-columns-repeated="34"/>
        </table:table-row>
        <table:table-row table:style-name="ro1">
          <table:table-cell table:number-columns-repeated="3"/>
          <table:table-cell table:style-name="ce50"/>
          <table:table-cell table:style-name="ce6" table:number-columns-repeated="9"/>
          <table:table-cell table:style-name="ce7"/>
          <table:table-cell table:number-columns-repeated="5"/>
          <table:table-cell table:style-name="ce7" table:number-columns-repeated="11"/>
          <table:table-cell table:number-columns-repeated="3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table:style-name="ce7"/>
          <table:table-cell table:number-columns-repeated="5"/>
          <table:table-cell table:style-name="ce7" table:number-columns-repeated="3"/>
          <table:table-cell table:style-name="ce44" office:value-type="string" calcext:value-type="string" table:number-columns-spanned="2" table:number-rows-spanned="1">
            <text:p>送信</text:p>
          </table:table-cell>
          <table:covered-table-cell table:style-name="ce7"/>
          <table:table-cell table:style-name="ce7" table:number-columns-repeated="4"/>
          <table:table-cell table:number-columns-repeated="36"/>
        </table:table-row>
        <table:table-row table:style-name="ro1">
          <table:table-cell table:number-columns-repeated="4"/>
          <table:table-cell table:style-name="ce44" office:value-type="string" calcext:value-type="string" table:number-columns-spanned="4" table:number-rows-spanned="1">
            <text:p>登場人物名</text:p>
          </table:table-cell>
          <table:covered-table-cell table:number-columns-repeated="3" table:style-name="ce36"/>
          <table:table-cell table:style-name="ce44" office:value-type="string" calcext:value-type="string" table:number-columns-spanned="2" table:number-rows-spanned="1">
            <text:p>削除</text:p>
          </table:table-cell>
          <table:covered-table-cell table:style-name="ce36"/>
          <table:table-cell table:style-name="ce50" table:number-columns-spanned="3" table:number-rows-spanned="1"/>
          <table:covered-table-cell table:number-columns-repeated="2" table:style-name="ce7"/>
          <table:table-cell/>
          <table:table-cell table:style-name="Default"/>
          <table:table-cell table:number-columns-repeated="3"/>
          <table:table-cell table:style-name="ce50"/>
          <table:table-cell table:style-name="ce6" table:number-columns-repeated="9"/>
          <table:table-cell table:style-name="ce7" table:number-columns-repeated="2"/>
          <table:table-cell table:number-columns-repeated="34"/>
        </table:table-row>
        <table:table-row table:style-name="ro1">
          <table:table-cell table:number-columns-repeated="4"/>
          <table:table-cell table:style-name="ce44" office:value-type="string" calcext:value-type="string" table:number-columns-spanned="4" table:number-rows-spanned="1">
            <text:p>～</text:p>
          </table:table-cell>
          <table:covered-table-cell table:number-columns-repeated="3" table:style-name="ce36"/>
          <table:table-cell table:style-name="ce44" table:number-columns-spanned="2" table:number-rows-spanned="1"/>
          <table:covered-table-cell table:style-name="ce36"/>
          <table:table-cell table:style-name="ce50" table:number-columns-spanned="3" table:number-rows-spanned="1"/>
          <table:covered-table-cell table:number-columns-repeated="2" table:style-name="ce7"/>
          <table:table-cell/>
          <table:table-cell table:style-name="Default"/>
          <table:table-cell table:number-columns-repeated="13"/>
          <table:table-cell table:style-name="ce7" table:number-columns-repeated="2"/>
          <table:table-cell table:number-columns-repeated="34"/>
        </table:table-row>
        <table:table-row table:style-name="ro1">
          <table:table-cell table:number-columns-repeated="4"/>
          <table:table-cell table:style-name="ce44" office:value-type="string" calcext:value-type="string" table:number-columns-spanned="4" table:number-rows-spanned="1">
            <text:p>～</text:p>
          </table:table-cell>
          <table:covered-table-cell table:number-columns-repeated="3" table:style-name="ce36"/>
          <table:table-cell table:style-name="ce44" table:number-columns-spanned="2" table:number-rows-spanned="1"/>
          <table:covered-table-cell table:style-name="ce36"/>
          <table:table-cell table:style-name="ce50" table:number-columns-spanned="3" table:number-rows-spanned="1"/>
          <table:covered-table-cell table:number-columns-repeated="2" table:style-name="ce7"/>
          <table:table-cell/>
          <table:table-cell table:style-name="Default"/>
          <table:table-cell table:number-columns-repeated="4"/>
          <table:table-cell table:style-name="ce44" office:value-type="string" calcext:value-type="string" table:number-columns-spanned="4" table:number-rows-spanned="1">
            <text:p>登場人物名</text:p>
          </table:table-cell>
          <table:covered-table-cell table:number-columns-repeated="3" table:style-name="ce36"/>
          <table:table-cell table:style-name="ce44" office:value-type="string" calcext:value-type="string" table:number-columns-spanned="2" table:number-rows-spanned="1">
            <text:p>削除</text:p>
          </table:table-cell>
          <table:covered-table-cell table:style-name="ce36"/>
          <table:table-cell table:style-name="ce50" table:number-columns-spanned="3" table:number-rows-spanned="1"/>
          <table:covered-table-cell table:number-columns-repeated="2" table:style-name="ce7"/>
          <table:table-cell table:number-columns-repeated="36"/>
        </table:table-row>
        <table:table-row table:style-name="ro1">
          <table:table-cell table:number-columns-repeated="4"/>
          <table:table-cell table:style-name="ce44" office:value-type="string" calcext:value-type="string" table:number-columns-spanned="4" table:number-rows-spanned="1">
            <text:p>～</text:p>
          </table:table-cell>
          <table:covered-table-cell table:number-columns-repeated="3" table:style-name="ce36"/>
          <table:table-cell table:style-name="ce44" table:number-columns-spanned="2" table:number-rows-spanned="1"/>
          <table:covered-table-cell table:style-name="ce36"/>
          <table:table-cell table:style-name="ce50" table:number-columns-spanned="3" table:number-rows-spanned="1"/>
          <table:covered-table-cell table:number-columns-repeated="2" table:style-name="ce7"/>
          <table:table-cell/>
          <table:table-cell table:style-name="Default"/>
          <table:table-cell table:number-columns-repeated="4"/>
          <table:table-cell table:style-name="ce44" office:value-type="string" calcext:value-type="string" table:number-columns-spanned="4" table:number-rows-spanned="1">
            <text:p>～</text:p>
          </table:table-cell>
          <table:covered-table-cell table:number-columns-repeated="3" table:style-name="ce36"/>
          <table:table-cell table:style-name="ce44" table:number-columns-spanned="2" table:number-rows-spanned="1"/>
          <table:covered-table-cell table:style-name="ce36"/>
          <table:table-cell table:style-name="ce50" table:number-columns-spanned="3" table:number-rows-spanned="1"/>
          <table:covered-table-cell table:number-columns-repeated="2" table:style-name="ce7"/>
          <table:table-cell table:number-columns-repeated="36"/>
        </table:table-row>
        <table:table-row table:style-name="ro1">
          <table:table-cell table:number-columns-repeated="2"/>
          <table:table-cell table:style-name="ce4"/>
          <table:table-cell table:style-name="ce6" table:number-columns-repeated="12"/>
          <table:table-cell table:style-name="ce12"/>
          <table:table-cell table:number-columns-repeated="3"/>
          <table:table-cell table:style-name="ce44" office:value-type="string" calcext:value-type="string" table:number-columns-spanned="4" table:number-rows-spanned="1">
            <text:p>～</text:p>
          </table:table-cell>
          <table:covered-table-cell table:number-columns-repeated="3" table:style-name="ce36"/>
          <table:table-cell table:style-name="ce44" table:number-columns-spanned="2" table:number-rows-spanned="1"/>
          <table:covered-table-cell table:style-name="ce36"/>
          <table:table-cell table:style-name="ce50" table:number-columns-spanned="3" table:number-rows-spanned="1"/>
          <table:covered-table-cell table:number-columns-repeated="2" table:style-name="ce7"/>
          <table:table-cell table:number-columns-repeated="36"/>
        </table:table-row>
        <table:table-row table:style-name="ro1">
          <table:table-cell table:number-columns-repeated="2"/>
          <table:table-cell table:style-name="ce7"/>
          <table:table-cell/>
          <table:table-cell table:style-name="ce50"/>
          <table:table-cell table:number-columns-repeated="2"/>
          <table:table-cell table:style-name="ce50" table:number-columns-spanned="2" table:number-rows-spanned="1"/>
          <table:covered-table-cell table:style-name="ce7"/>
          <table:table-cell table:style-name="ce7" table:number-columns-repeated="2"/>
          <table:table-cell table:style-name="ce50" table:number-columns-spanned="2" table:number-rows-spanned="1"/>
          <table:covered-table-cell table:style-name="ce7"/>
          <table:table-cell table:number-columns-repeated="2"/>
          <table:table-cell table:style-name="ce7"/>
          <table:table-cell table:number-columns-repeated="3"/>
          <table:table-cell table:style-name="ce44" office:value-type="string" calcext:value-type="string" table:number-columns-spanned="4" table:number-rows-spanned="1">
            <text:p>～</text:p>
          </table:table-cell>
          <table:covered-table-cell table:number-columns-repeated="3" table:style-name="ce36"/>
          <table:table-cell table:style-name="ce44" table:number-columns-spanned="2" table:number-rows-spanned="1"/>
          <table:covered-table-cell table:style-name="ce36"/>
          <table:table-cell table:style-name="ce50" table:number-columns-spanned="3" table:number-rows-spanned="1"/>
          <table:covered-table-cell table:number-columns-repeated="2" table:style-name="ce7"/>
          <table:table-cell table:number-columns-repeated="36"/>
        </table:table-row>
        <table:table-row table:style-name="ro1">
          <table:table-cell table:number-columns-repeated="2"/>
          <table:table-cell table:style-name="ce7"/>
          <table:table-cell table:number-columns-repeated="3"/>
          <table:table-cell table:style-name="ce7" table:number-columns-repeated="8"/>
          <table:table-cell/>
          <table:table-cell table:style-name="ce7"/>
          <table:table-cell/>
          <table:table-cell table:style-name="ce4"/>
          <table:table-cell table:style-name="ce6" table:number-columns-repeated="12"/>
          <table:table-cell table:style-name="ce12"/>
          <table:table-cell table:number-columns-repeated="33"/>
        </table:table-row>
        <table:table-row table:style-name="ro1">
          <table:table-cell table:number-columns-repeated="2"/>
          <table:table-cell table:style-name="ce7"/>
          <table:table-cell table:number-columns-repeated="3"/>
          <table:table-cell table:style-name="ce7"/>
          <table:table-cell table:number-columns-repeated="8"/>
          <table:table-cell table:style-name="Default"/>
          <table:table-cell/>
          <table:table-cell table:style-name="Default" table:number-columns-repeated="2"/>
          <table:table-cell table:number-columns-repeated="11"/>
          <table:table-cell table:style-name="Default"/>
          <table:table-cell table:number-columns-repeated="3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 table:number-columns-repeated="11"/>
          <table:table-cell table:style-name="Default"/>
          <table:table-cell table:number-columns-repeated="3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 table:number-columns-repeated="11"/>
          <table:table-cell table:style-name="Default"/>
          <table:table-cell/>
          <table:table-cell table:style-name="Default"/>
          <table:table-cell table:number-columns-repeated="31"/>
        </table:table-row>
        <table:table-row table:style-name="ro1" table:number-rows-repeated="2">
          <table:table-cell table:number-columns-repeated="2"/>
          <table:table-cell table:style-name="ce7"/>
          <table:table-cell/>
          <table:table-cell table:style-name="Default" table:number-columns-repeated="2"/>
          <table:table-cell table:number-columns-repeated="8"/>
          <table:table-cell table:style-name="Default"/>
          <table:table-cell table:style-name="ce7"/>
          <table:table-cell/>
          <table:table-cell table:style-name="Default" table:number-columns-repeated="2"/>
          <table:table-cell table:number-columns-repeated="11"/>
          <table:table-cell table:style-name="Default"/>
          <table:table-cell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7"/>
          <table:table-cell table:number-columns-repeated="3"/>
          <table:table-cell table:style-name="ce7" table:number-columns-repeated="2"/>
          <table:table-cell table:number-columns-repeated="3"/>
          <table:table-cell table:style-name="ce7" table:number-columns-repeated="3"/>
          <table:table-cell/>
          <table:table-cell table:style-name="ce7"/>
          <table:table-cell/>
          <table:table-cell table:style-name="Default" table:number-columns-repeated="2"/>
          <table:table-cell table:number-columns-repeated="11"/>
          <table:table-cell table:style-name="Default"/>
          <table:table-cell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7"/>
          <table:table-cell/>
          <table:table-cell table:style-name="ce50"/>
          <table:table-cell table:number-columns-repeated="2"/>
          <table:table-cell table:style-name="ce50" table:number-columns-spanned="2" table:number-rows-spanned="1"/>
          <table:covered-table-cell table:style-name="ce7"/>
          <table:table-cell table:style-name="ce7" table:number-columns-repeated="2"/>
          <table:table-cell table:style-name="ce50" table:number-columns-spanned="2" table:number-rows-spanned="1"/>
          <table:covered-table-cell table:style-name="ce7"/>
          <table:table-cell table:number-columns-repeated="2"/>
          <table:table-cell table:style-name="ce7"/>
          <table:table-cell/>
          <table:table-cell table:style-name="Default" table:number-columns-repeated="2"/>
          <table:table-cell table:number-columns-repeated="11"/>
          <table:table-cell table:style-name="Default"/>
          <table:table-cell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7"/>
          <table:table-cell table:number-columns-repeated="3"/>
          <table:table-cell table:style-name="ce7" table:number-columns-repeated="8"/>
          <table:table-cell/>
          <table:table-cell table:style-name="ce7"/>
          <table:table-cell/>
          <table:table-cell table:style-name="Default" table:number-columns-repeated="2"/>
          <table:table-cell table:number-columns-repeated="11"/>
          <table:table-cell table:style-name="Default"/>
          <table:table-cell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7"/>
          <table:table-cell table:number-columns-repeated="3"/>
          <table:table-cell table:style-name="ce7"/>
          <table:table-cell table:number-columns-repeated="8"/>
          <table:table-cell table:style-name="Default"/>
          <table:table-cell/>
          <table:table-cell table:style-name="Default" table:number-columns-repeated="2"/>
          <table:table-cell table:number-columns-repeated="11"/>
          <table:table-cell table:style-name="Default"/>
          <table:table-cell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5"/>
          <table:table-cell table:number-columns-repeated="11"/>
          <table:table-cell table:style-name="Default"/>
          <table:table-cell/>
          <table:table-cell table:style-name="Default"/>
          <table:table-cell table:number-columns-repeated="9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action</text:p>
          </table:table-cell>
          <table:covered-table-cell table:number-columns-repeated="2" table:style-name="ce49"/>
          <table:table-cell table:style-name="ce67" office:value-type="string" calcext:value-type="string" table:number-columns-spanned="17" table:number-rows-spanned="1">
            <text:p>CreateTimeControler.php</text:p>
          </table:table-cell>
          <table:covered-table-cell table:number-columns-repeated="5" table:style-name="ce56"/>
          <table:covered-table-cell table:style-name="ce59"/>
          <table:covered-table-cell table:number-columns-repeated="10" table:style-name="ce49"/>
          <table:table-cell table:style-name="ce45" office:value-type="string" calcext:value-type="string" table:number-columns-spanned="8" table:number-rows-spanned="1">
            <text:p>method</text:p>
          </table:table-cell>
          <table:covered-table-cell table:style-name="ce49"/>
          <table:covered-table-cell table:style-name="ce101"/>
          <table:covered-table-cell table:style-name="ce49"/>
          <table:covered-table-cell table:number-columns-repeated="4" table:style-name="ce101"/>
          <table:table-cell table:style-name="ce93" office:value-type="string" calcext:value-type="string" table:number-columns-spanned="5" table:number-rows-spanned="1">
            <text:p>POST</text:p>
          </table:table-cell>
          <table:covered-table-cell table:number-columns-repeated="4" table:style-name="ce101"/>
          <table:table-cell table:style-name="ce101" table:number-columns-repeated="29"/>
          <table:table-cell table:style-name="ce68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number-columns-repeated="2" table:style-name="ce49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5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62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1" office:value-type="string" calcext:value-type="string" table:number-columns-spanned="3" table:number-rows-spanned="1">
            <text:p>①</text:p>
          </table:table-cell>
          <table:covered-table-cell table:number-columns-repeated="2" table:style-name="ce49"/>
          <table:table-cell table:style-name="ce67" table:number-columns-spanned="2" table:number-rows-spanned="1"/>
          <table:covered-table-cell table:style-name="ce49"/>
          <table:table-cell table:style-name="ce93" office:value-type="string" calcext:value-type="string" table:number-columns-spanned="3" table:number-rows-spanned="1">
            <text:p>text</text:p>
          </table:table-cell>
          <table:covered-table-cell table:style-name="ce49"/>
          <table:covered-table-cell table:style-name="ce97"/>
          <table:table-cell table:style-name="ce97" office:value-type="string" calcext:value-type="string" table:number-columns-spanned="6" table:number-rows-spanned="1">
            <text:p>time_name</text:p>
          </table:table-cell>
          <table:covered-table-cell table:number-columns-repeated="5" table:style-name="ce49"/>
          <table:table-cell table:style-name="ce93" table:number-columns-spanned="14" table:number-rows-spanned="1"/>
          <table:covered-table-cell table:number-columns-repeated="13" table:style-name="ce49"/>
          <table:table-cell table:style-name="ce63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85" table:number-columns-spanned="30" table:number-rows-spanned="1"/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5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62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2" office:value-type="string" calcext:value-type="string" table:number-columns-spanned="3" table:number-rows-spanned="1">
            <text:p>②</text:p>
          </table:table-cell>
          <table:covered-table-cell table:number-columns-repeated="2" table:style-name="ce74"/>
          <table:table-cell table:style-name="ce76" table:number-columns-spanned="2" table:number-rows-spanned="1"/>
          <table:covered-table-cell table:style-name="ce74"/>
          <table:table-cell table:style-name="ce116" office:value-type="string" calcext:value-type="string" table:number-columns-spanned="3" table:number-rows-spanned="1">
            <text:p>submit</text:p>
          </table:table-cell>
          <table:covered-table-cell table:style-name="ce74"/>
          <table:covered-table-cell table:style-name="ce121"/>
          <table:table-cell table:style-name="ce121" table:number-columns-spanned="6" table:number-rows-spanned="1"/>
          <table:covered-table-cell table:number-columns-repeated="5" table:style-name="ce74"/>
          <table:table-cell table:style-name="ce116" table:number-columns-spanned="14" table:number-rows-spanned="1"/>
          <table:covered-table-cell table:number-columns-repeated="13" table:style-name="ce74"/>
          <table:table-cell table:style-name="ce126" table:number-columns-spanned="3" table:number-rows-spanned="1"/>
          <table:covered-table-cell table:number-columns-repeated="2" table:style-name="ce74"/>
          <table:table-cell table:style-name="ce126" table:number-columns-spanned="2" table:number-rows-spanned="1"/>
          <table:covered-table-cell table:style-name="ce74"/>
          <table:table-cell table:style-name="ce65" table:number-columns-spanned="30" table:number-rows-spanned="1"/>
          <table:covered-table-cell table:number-columns-repeated="28" table:style-name="ce74"/>
          <table:covered-table-cell table:style-name="ce86"/>
        </table:table-row>
      </table:table>
      <table:table table:name="関係性" table:style-name="ta1">
        <table:shapes>
          <draw:custom-shape draw:z-index="0" draw:style-name="gr2" draw:text-style-name="P4" svg:width="0.306cm" svg:height="0.368cm" svg:x="5.218cm" svg:y="6.358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2" draw:text-style-name="P4" svg:width="0.306cm" svg:height="0.368cm" svg:x="5.206cm" svg:y="6.805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2" draw:text-style-name="P4" svg:width="0.306cm" svg:height="0.368cm" svg:x="5.219cm" svg:y="7.268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2" draw:text-style-name="P4" svg:width="0.306cm" svg:height="0.368cm" svg:x="14.188cm" svg:y="7.261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2" draw:text-style-name="P4" svg:width="0.306cm" svg:height="0.368cm" svg:x="14.176cm" svg:y="7.708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2" draw:text-style-name="P4" svg:width="0.306cm" svg:height="0.368cm" svg:x="14.189cm" svg:y="8.171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" draw:style-name="gr2" draw:text-style-name="P4" svg:width="0.306cm" svg:height="0.368cm" svg:x="5.218cm" svg:y="6.358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" draw:style-name="gr2" draw:text-style-name="P4" svg:width="0.306cm" svg:height="0.368cm" svg:x="5.206cm" svg:y="6.805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" draw:style-name="gr2" draw:text-style-name="P4" svg:width="0.306cm" svg:height="0.368cm" svg:x="5.219cm" svg:y="7.268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" draw:style-name="gr2" draw:text-style-name="P4" svg:width="0.306cm" svg:height="0.368cm" svg:x="14.188cm" svg:y="7.261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" draw:style-name="gr2" draw:text-style-name="P4" svg:width="0.306cm" svg:height="0.368cm" svg:x="14.176cm" svg:y="7.708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" draw:style-name="gr2" draw:text-style-name="P4" svg:width="0.306cm" svg:height="0.368cm" svg:x="14.189cm" svg:y="8.171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2" table:default-cell-style-name="Default"/>
        <table:table-column table:style-name="co2" table:number-columns-repeated="2" table:default-cell-style-name="ce2"/>
        <table:table-column table:style-name="co2" table:number-columns-repeated="3" table:default-cell-style-name="ce7"/>
        <table:table-column table:style-name="co2" table:number-columns-repeated="8" table:default-cell-style-name="Default"/>
        <table:table-column table:style-name="co2" table:default-cell-style-name="ce7"/>
        <table:table-column table:style-name="co2" table:default-cell-style-name="ce31"/>
        <table:table-column table:style-name="co2" table:default-cell-style-name="ce7"/>
        <table:table-column table:style-name="co2" table:default-cell-style-name="ce2"/>
        <table:table-column table:style-name="co2" table:default-cell-style-name="ce7"/>
        <table:table-column table:style-name="co2" table:number-columns-repeated="11" table:default-cell-style-name="Default"/>
        <table:table-column table:style-name="co2" table:default-cell-style-name="ce31"/>
        <table:table-column table:style-name="co2" table:default-cell-style-name="Default"/>
        <table:table-column table:style-name="co2" table:default-cell-style-name="ce7"/>
        <table:table-column table:style-name="co2" table:number-columns-repeated="9" table:default-cell-style-name="Default"/>
        <table:table-column table:style-name="co2" table:number-columns-repeated="2" table:default-cell-style-name="ce7"/>
        <table:table-column table:style-name="co2" table:number-columns-repeated="19" table:default-cell-style-name="Default"/>
        <table:table-column table:style-name="co2" table:default-cell-style-name="ce31"/>
        <table:table-row table:style-name="ro1">
          <table:table-cell/>
          <table:table-cell table:style-name="Default" table:number-columns-repeated="5"/>
          <table:table-cell table:number-columns-repeated="8"/>
          <table:table-cell table:style-name="Default" table:number-columns-repeated="5"/>
          <table:table-cell table:number-columns-repeated="11"/>
          <table:table-cell table:style-name="Default"/>
          <table:table-cell/>
          <table:table-cell table:style-name="Default"/>
          <table:table-cell table:number-columns-repeated="9"/>
          <table:table-cell table:style-name="Default" table:number-columns-repeated="2"/>
          <table:table-cell table:number-columns-repeated="19"/>
          <table:table-cell table:style-name="Default"/>
        </table:table-row>
        <table:table-row table:style-name="ro1">
          <table:table-cell/>
          <table:table-cell table:style-name="ce30" office:value-type="string" calcext:value-type="string" table:number-columns-spanned="17" table:number-rows-spanned="1">
            <text:p>論理画面名</text:p>
          </table:table-cell>
          <table:covered-table-cell table:number-columns-repeated="15" table:style-name="ce5"/>
          <table:covered-table-cell table:style-name="ce10"/>
          <table:table-cell table:style-name="ce30" office:value-type="string" calcext:value-type="string" table:number-columns-spanned="17" table:number-rows-spanned="1">
            <text:p>物理画面名</text:p>
          </table:table-cell>
          <table:covered-table-cell table:number-columns-repeated="15" table:style-name="ce5"/>
          <table:covered-table-cell table:style-name="ce10"/>
          <table:table-cell table:style-name="ce44" office:value-type="string" calcext:value-type="string" table:number-columns-spanned="6" table:number-rows-spanned="1">
            <text:p>日付</text:p>
          </table:table-cell>
          <table:covered-table-cell table:number-columns-repeated="5" table:style-name="ce36"/>
          <table:table-cell table:style-name="ce5" table:number-columns-repeated="22"/>
          <table:table-cell table:style-name="ce10"/>
        </table:table-row>
        <table:table-row table:style-name="ro1">
          <table:table-cell/>
          <table:table-cell table:style-name="ce44" office:value-type="string" calcext:value-type="string" table:number-columns-spanned="17" table:number-rows-spanned="1">
            <text:p>時系列画面</text:p>
          </table:table-cell>
          <table:covered-table-cell table:number-columns-repeated="15" table:style-name="ce6"/>
          <table:covered-table-cell table:style-name="ce12"/>
          <table:table-cell table:style-name="ce44" office:value-type="string" calcext:value-type="string" table:number-columns-spanned="17" table:number-rows-spanned="1">
            <text:p>create_time.php</text:p>
          </table:table-cell>
          <table:covered-table-cell table:number-columns-repeated="15" table:style-name="ce6"/>
          <table:covered-table-cell table:style-name="ce12"/>
          <table:table-cell table:style-name="ce37" office:value-type="date" office:date-value="2021-01-15" calcext:value-type="date" table:number-columns-spanned="6" table:number-rows-spanned="1">
            <text:p>2021年1月15日</text:p>
          </table:table-cell>
          <table:covered-table-cell table:number-columns-repeated="5" table:style-name="ce36"/>
          <table:table-cell table:style-name="ce6" table:number-columns-repeated="22"/>
          <table:table-cell table:style-name="ce12"/>
        </table:table-row>
        <table:table-row table:style-name="ro1">
          <table:table-cell/>
          <table:table-cell table:style-name="ce3"/>
          <table:table-cell table:style-name="ce73"/>
          <table:table-cell table:style-name="ce5" table:number-columns-repeated="60"/>
          <table:table-cell table:style-name="ce10"/>
        </table:table-row>
        <table:table-row table:style-name="ro1">
          <table:table-cell/>
          <table:table-cell table:style-name="ce90"/>
          <table:table-cell table:style-name="ce48"/>
          <table:table-cell table:style-name="ce5" table:number-columns-repeated="2"/>
          <table:table-cell table:style-name="ce55" table:number-columns-spanned="3" table:number-rows-spanned="1"/>
          <table:covered-table-cell table:number-columns-repeated="2" table:style-name="ce5"/>
          <table:table-cell table:style-name="ce55" table:number-columns-spanned="3" table:number-rows-spanned="1"/>
          <table:covered-table-cell table:number-columns-repeated="2" table:style-name="ce5"/>
          <table:table-cell table:style-name="ce5" table:number-columns-repeated="4"/>
          <table:table-cell table:style-name="ce10"/>
          <table:table-cell table:style-name="ce2"/>
          <table:table-cell table:style-name="ce48"/>
          <table:table-cell table:style-name="ce5" table:number-columns-repeated="2"/>
          <table:table-cell table:style-name="ce55" table:number-columns-spanned="3" table:number-rows-spanned="1"/>
          <table:covered-table-cell table:number-columns-repeated="2" table:style-name="ce5"/>
          <table:table-cell table:style-name="ce55" table:number-columns-spanned="3" table:number-rows-spanned="1"/>
          <table:covered-table-cell table:number-columns-repeated="2" table:style-name="ce5"/>
          <table:table-cell table:style-name="ce5" table:number-columns-repeated="4"/>
          <table:table-cell table:style-name="ce10"/>
          <table:table-cell table:style-name="ce7"/>
          <table:table-cell table:number-columns-repeated="10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90"/>
          <table:table-cell table:number-columns-repeated="5"/>
          <table:table-cell office:value-type="string" calcext:value-type="string">
            <text:p>関係性</text:p>
          </table:table-cell>
          <table:table-cell table:style-name="ce7" table:number-columns-repeated="6"/>
          <table:table-cell table:number-columns-repeated="2"/>
          <table:table-cell table:style-name="ce2"/>
          <table:table-cell table:number-columns-repeated="2"/>
          <table:table-cell table:style-name="ce7" table:number-columns-repeated="2"/>
          <table:table-cell/>
          <table:table-cell office:value-type="string" calcext:value-type="string">
            <text:p>関係性</text:p>
          </table:table-cell>
          <table:table-cell table:style-name="ce7" table:number-columns-repeated="7"/>
          <table:table-cell/>
          <table:table-cell table:style-name="ce7"/>
          <table:table-cell/>
          <table:table-cell table:style-name="ce7" table:number-columns-repeated="9"/>
          <table:table-cell table:number-columns-repeated="22"/>
        </table:table-row>
        <table:table-row table:style-name="ro1">
          <table:table-cell/>
          <table:table-cell table:style-name="ce90"/>
          <table:table-cell table:number-columns-repeated="2"/>
          <table:table-cell table:style-name="ce6" table:number-columns-repeated="9"/>
          <table:table-cell table:style-name="ce7"/>
          <table:table-cell table:number-columns-repeated="2"/>
          <table:table-cell table:style-name="ce2"/>
          <table:table-cell table:number-columns-repeated="11"/>
          <table:table-cell table:style-name="ce7" table:number-columns-repeated="2"/>
          <table:table-cell/>
          <table:table-cell table:style-name="ce7"/>
          <table:table-cell/>
          <table:table-cell table:style-name="ce7" table:number-columns-repeated="9"/>
          <table:table-cell table:number-columns-repeated="22"/>
        </table:table-row>
        <table:table-row table:style-name="ro1">
          <table:table-cell/>
          <table:table-cell table:style-name="ce90"/>
          <table:table-cell table:number-columns-repeated="2"/>
          <table:table-cell table:style-name="Default" table:number-columns-repeated="2"/>
          <table:table-cell table:number-columns-repeated="7"/>
          <table:table-cell table:style-name="ce7"/>
          <table:table-cell table:number-columns-repeated="2"/>
          <table:table-cell table:style-name="ce2"/>
          <table:table-cell table:number-columns-repeated="2"/>
          <table:table-cell table:style-name="ce51" office:value-type="string" calcext:value-type="string">
            <text:p>関係性名は100文字以内で入力してください</text:p>
          </table:table-cell>
          <table:table-cell table:number-columns-repeated="8"/>
          <table:table-cell table:style-name="ce7" table:number-columns-repeated="2"/>
          <table:table-cell table:number-columns-repeated="34"/>
        </table:table-row>
        <table:table-row table:style-name="ro1">
          <table:table-cell/>
          <table:table-cell table:style-name="ce90"/>
          <table:table-cell table:number-columns-repeated="2"/>
          <table:table-cell office:value-type="string" calcext:value-type="string">
            <text:p>関係性名</text:p>
          </table:table-cell>
          <table:table-cell/>
          <table:table-cell table:style-name="ce7" table:number-columns-repeated="2"/>
          <table:table-cell table:style-name="ce9"/>
          <table:table-cell table:style-name="ce58" table:number-columns-repeated="3"/>
          <table:table-cell table:style-name="ce13"/>
          <table:table-cell table:style-name="ce7"/>
          <table:table-cell table:number-columns-repeated="2"/>
          <table:table-cell table:style-name="ce2"/>
          <table:table-cell table:number-columns-repeated="2"/>
          <table:table-cell table:style-name="ce6" table:number-columns-repeated="9"/>
          <table:table-cell table:style-name="ce7" table:number-columns-repeated="2"/>
          <table:table-cell table:number-columns-repeated="34"/>
        </table:table-row>
        <table:table-row table:style-name="ro1">
          <table:table-cell/>
          <table:table-cell table:style-name="ce90"/>
          <table:table-cell table:number-columns-repeated="4"/>
          <table:table-cell table:style-name="ce7" table:number-columns-repeated="8"/>
          <table:table-cell table:number-columns-repeated="2"/>
          <table:table-cell table:style-name="ce2"/>
          <table:table-cell table:number-columns-repeated="11"/>
          <table:table-cell table:style-name="ce7" table:number-columns-repeated="2"/>
          <table:table-cell table:number-columns-repeated="34"/>
        </table:table-row>
        <table:table-row table:style-name="ro1">
          <table:table-cell/>
          <table:table-cell table:style-name="ce90"/>
          <table:table-cell table:number-columns-repeated="4"/>
          <table:table-cell table:style-name="ce7"/>
          <table:table-cell table:style-name="ce44" office:value-type="string" calcext:value-type="string" table:number-columns-spanned="2" table:number-rows-spanned="1">
            <text:p>送信</text:p>
          </table:table-cell>
          <table:covered-table-cell table:style-name="ce7"/>
          <table:table-cell table:style-name="ce7" table:number-columns-repeated="5"/>
          <table:table-cell table:number-columns-repeated="2"/>
          <table:table-cell table:style-name="ce2"/>
          <table:table-cell table:number-columns-repeated="2"/>
          <table:table-cell table:style-name="ce7" office:value-type="string" calcext:value-type="string">
            <text:p>関係性名</text:p>
          </table:table-cell>
          <table:table-cell table:style-name="ce7" table:number-columns-repeated="3"/>
          <table:table-cell table:style-name="ce9"/>
          <table:table-cell table:style-name="ce58" table:number-columns-repeated="3"/>
          <table:table-cell table:style-name="ce13"/>
          <table:table-cell table:style-name="ce7" table:number-columns-repeated="2"/>
          <table:table-cell table:number-columns-repeated="34"/>
        </table:table-row>
        <table:table-row table:style-name="ro1">
          <table:table-cell table:number-columns-repeated="3"/>
          <table:table-cell table:style-name="ce50"/>
          <table:table-cell table:style-name="ce6" table:number-columns-repeated="9"/>
          <table:table-cell table:style-name="ce7"/>
          <table:table-cell table:number-columns-repeated="5"/>
          <table:table-cell table:style-name="ce7" table:number-columns-repeated="11"/>
          <table:table-cell table:number-columns-repeated="3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table:style-name="ce7"/>
          <table:table-cell table:number-columns-repeated="5"/>
          <table:table-cell table:style-name="ce7" table:number-columns-repeated="3"/>
          <table:table-cell table:style-name="ce44" office:value-type="string" calcext:value-type="string" table:number-columns-spanned="2" table:number-rows-spanned="1">
            <text:p>送信</text:p>
          </table:table-cell>
          <table:covered-table-cell table:style-name="ce7"/>
          <table:table-cell table:style-name="ce7" table:number-columns-repeated="4"/>
          <table:table-cell table:number-columns-repeated="36"/>
        </table:table-row>
        <table:table-row table:style-name="ro1">
          <table:table-cell table:number-columns-repeated="4"/>
          <table:table-cell table:style-name="ce44" office:value-type="string" calcext:value-type="string" table:number-columns-spanned="4" table:number-rows-spanned="1">
            <text:p>関係性名</text:p>
          </table:table-cell>
          <table:covered-table-cell table:number-columns-repeated="3" table:style-name="ce36"/>
          <table:table-cell table:style-name="ce44" office:value-type="string" calcext:value-type="string" table:number-columns-spanned="2" table:number-rows-spanned="1">
            <text:p>削除</text:p>
          </table:table-cell>
          <table:covered-table-cell table:style-name="ce36"/>
          <table:table-cell table:style-name="ce50" table:number-columns-spanned="3" table:number-rows-spanned="1"/>
          <table:covered-table-cell table:number-columns-repeated="2" table:style-name="ce7"/>
          <table:table-cell/>
          <table:table-cell table:style-name="Default"/>
          <table:table-cell table:number-columns-repeated="3"/>
          <table:table-cell table:style-name="ce50"/>
          <table:table-cell table:style-name="ce6" table:number-columns-repeated="9"/>
          <table:table-cell table:style-name="ce7" table:number-columns-repeated="2"/>
          <table:table-cell table:number-columns-repeated="34"/>
        </table:table-row>
        <table:table-row table:style-name="ro1">
          <table:table-cell table:number-columns-repeated="4"/>
          <table:table-cell table:style-name="ce44" office:value-type="string" calcext:value-type="string" table:number-columns-spanned="4" table:number-rows-spanned="1">
            <text:p>～</text:p>
          </table:table-cell>
          <table:covered-table-cell table:number-columns-repeated="3" table:style-name="ce36"/>
          <table:table-cell table:style-name="ce44" table:number-columns-spanned="2" table:number-rows-spanned="1"/>
          <table:covered-table-cell table:style-name="ce36"/>
          <table:table-cell table:style-name="ce50" table:number-columns-spanned="3" table:number-rows-spanned="1"/>
          <table:covered-table-cell table:number-columns-repeated="2" table:style-name="ce7"/>
          <table:table-cell/>
          <table:table-cell table:style-name="Default"/>
          <table:table-cell table:number-columns-repeated="13"/>
          <table:table-cell table:style-name="ce7" table:number-columns-repeated="2"/>
          <table:table-cell table:number-columns-repeated="34"/>
        </table:table-row>
        <table:table-row table:style-name="ro1">
          <table:table-cell table:number-columns-repeated="4"/>
          <table:table-cell table:style-name="ce44" office:value-type="string" calcext:value-type="string" table:number-columns-spanned="4" table:number-rows-spanned="1">
            <text:p>～</text:p>
          </table:table-cell>
          <table:covered-table-cell table:number-columns-repeated="3" table:style-name="ce36"/>
          <table:table-cell table:style-name="ce44" table:number-columns-spanned="2" table:number-rows-spanned="1"/>
          <table:covered-table-cell table:style-name="ce36"/>
          <table:table-cell table:style-name="ce50" table:number-columns-spanned="3" table:number-rows-spanned="1"/>
          <table:covered-table-cell table:number-columns-repeated="2" table:style-name="ce7"/>
          <table:table-cell/>
          <table:table-cell table:style-name="Default"/>
          <table:table-cell table:number-columns-repeated="4"/>
          <table:table-cell table:style-name="ce44" office:value-type="string" calcext:value-type="string" table:number-columns-spanned="4" table:number-rows-spanned="1">
            <text:p>関係性名</text:p>
          </table:table-cell>
          <table:covered-table-cell table:number-columns-repeated="3" table:style-name="ce36"/>
          <table:table-cell table:style-name="ce44" office:value-type="string" calcext:value-type="string" table:number-columns-spanned="2" table:number-rows-spanned="1">
            <text:p>削除</text:p>
          </table:table-cell>
          <table:covered-table-cell table:style-name="ce36"/>
          <table:table-cell table:style-name="ce50" table:number-columns-spanned="3" table:number-rows-spanned="1"/>
          <table:covered-table-cell table:number-columns-repeated="2" table:style-name="ce7"/>
          <table:table-cell table:number-columns-repeated="36"/>
        </table:table-row>
        <table:table-row table:style-name="ro1">
          <table:table-cell table:number-columns-repeated="4"/>
          <table:table-cell table:style-name="ce44" office:value-type="string" calcext:value-type="string" table:number-columns-spanned="4" table:number-rows-spanned="1">
            <text:p>～</text:p>
          </table:table-cell>
          <table:covered-table-cell table:number-columns-repeated="3" table:style-name="ce36"/>
          <table:table-cell table:style-name="ce44" table:number-columns-spanned="2" table:number-rows-spanned="1"/>
          <table:covered-table-cell table:style-name="ce36"/>
          <table:table-cell table:style-name="ce50" table:number-columns-spanned="3" table:number-rows-spanned="1"/>
          <table:covered-table-cell table:number-columns-repeated="2" table:style-name="ce7"/>
          <table:table-cell/>
          <table:table-cell table:style-name="Default"/>
          <table:table-cell table:number-columns-repeated="4"/>
          <table:table-cell table:style-name="ce44" office:value-type="string" calcext:value-type="string" table:number-columns-spanned="4" table:number-rows-spanned="1">
            <text:p>～</text:p>
          </table:table-cell>
          <table:covered-table-cell table:number-columns-repeated="3" table:style-name="ce36"/>
          <table:table-cell table:style-name="ce44" table:number-columns-spanned="2" table:number-rows-spanned="1"/>
          <table:covered-table-cell table:style-name="ce36"/>
          <table:table-cell table:style-name="ce50" table:number-columns-spanned="3" table:number-rows-spanned="1"/>
          <table:covered-table-cell table:number-columns-repeated="2" table:style-name="ce7"/>
          <table:table-cell table:number-columns-repeated="36"/>
        </table:table-row>
        <table:table-row table:style-name="ro1">
          <table:table-cell table:number-columns-repeated="2"/>
          <table:table-cell table:style-name="ce4"/>
          <table:table-cell table:style-name="ce6" table:number-columns-repeated="12"/>
          <table:table-cell table:style-name="ce12"/>
          <table:table-cell table:number-columns-repeated="3"/>
          <table:table-cell table:style-name="ce44" office:value-type="string" calcext:value-type="string" table:number-columns-spanned="4" table:number-rows-spanned="1">
            <text:p>～</text:p>
          </table:table-cell>
          <table:covered-table-cell table:number-columns-repeated="3" table:style-name="ce36"/>
          <table:table-cell table:style-name="ce44" table:number-columns-spanned="2" table:number-rows-spanned="1"/>
          <table:covered-table-cell table:style-name="ce36"/>
          <table:table-cell table:style-name="ce50" table:number-columns-spanned="3" table:number-rows-spanned="1"/>
          <table:covered-table-cell table:number-columns-repeated="2" table:style-name="ce7"/>
          <table:table-cell table:number-columns-repeated="36"/>
        </table:table-row>
        <table:table-row table:style-name="ro1">
          <table:table-cell table:number-columns-repeated="2"/>
          <table:table-cell table:style-name="ce7"/>
          <table:table-cell/>
          <table:table-cell table:style-name="ce50"/>
          <table:table-cell table:number-columns-repeated="2"/>
          <table:table-cell table:style-name="ce50" table:number-columns-spanned="2" table:number-rows-spanned="1"/>
          <table:covered-table-cell table:style-name="ce7"/>
          <table:table-cell table:style-name="ce7" table:number-columns-repeated="2"/>
          <table:table-cell table:style-name="ce50" table:number-columns-spanned="2" table:number-rows-spanned="1"/>
          <table:covered-table-cell table:style-name="ce7"/>
          <table:table-cell table:number-columns-repeated="2"/>
          <table:table-cell table:style-name="ce7"/>
          <table:table-cell table:number-columns-repeated="3"/>
          <table:table-cell table:style-name="ce44" office:value-type="string" calcext:value-type="string" table:number-columns-spanned="4" table:number-rows-spanned="1">
            <text:p>～</text:p>
          </table:table-cell>
          <table:covered-table-cell table:number-columns-repeated="3" table:style-name="ce36"/>
          <table:table-cell table:style-name="ce44" table:number-columns-spanned="2" table:number-rows-spanned="1"/>
          <table:covered-table-cell table:style-name="ce36"/>
          <table:table-cell table:style-name="ce50" table:number-columns-spanned="3" table:number-rows-spanned="1"/>
          <table:covered-table-cell table:number-columns-repeated="2" table:style-name="ce7"/>
          <table:table-cell table:number-columns-repeated="36"/>
        </table:table-row>
        <table:table-row table:style-name="ro1">
          <table:table-cell table:number-columns-repeated="2"/>
          <table:table-cell table:style-name="ce7"/>
          <table:table-cell table:number-columns-repeated="3"/>
          <table:table-cell table:style-name="ce7" table:number-columns-repeated="8"/>
          <table:table-cell/>
          <table:table-cell table:style-name="ce7"/>
          <table:table-cell/>
          <table:table-cell table:style-name="ce4"/>
          <table:table-cell table:style-name="ce6" table:number-columns-repeated="12"/>
          <table:table-cell table:style-name="ce12"/>
          <table:table-cell table:number-columns-repeated="33"/>
        </table:table-row>
        <table:table-row table:style-name="ro1">
          <table:table-cell table:number-columns-repeated="2"/>
          <table:table-cell table:style-name="ce7"/>
          <table:table-cell table:number-columns-repeated="3"/>
          <table:table-cell table:style-name="ce7"/>
          <table:table-cell table:number-columns-repeated="8"/>
          <table:table-cell table:style-name="Default"/>
          <table:table-cell/>
          <table:table-cell table:style-name="Default" table:number-columns-repeated="2"/>
          <table:table-cell table:number-columns-repeated="11"/>
          <table:table-cell table:style-name="Default"/>
          <table:table-cell table:number-columns-repeated="3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 table:number-columns-repeated="11"/>
          <table:table-cell table:style-name="Default"/>
          <table:table-cell table:number-columns-repeated="3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 table:number-columns-repeated="11"/>
          <table:table-cell table:style-name="Default"/>
          <table:table-cell/>
          <table:table-cell table:style-name="Default"/>
          <table:table-cell table:number-columns-repeated="31"/>
        </table:table-row>
        <table:table-row table:style-name="ro1" table:number-rows-repeated="2">
          <table:table-cell table:number-columns-repeated="2"/>
          <table:table-cell table:style-name="ce7"/>
          <table:table-cell/>
          <table:table-cell table:style-name="Default" table:number-columns-repeated="2"/>
          <table:table-cell table:number-columns-repeated="8"/>
          <table:table-cell table:style-name="Default"/>
          <table:table-cell table:style-name="ce7"/>
          <table:table-cell/>
          <table:table-cell table:style-name="Default" table:number-columns-repeated="2"/>
          <table:table-cell table:number-columns-repeated="11"/>
          <table:table-cell table:style-name="Default"/>
          <table:table-cell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7"/>
          <table:table-cell table:number-columns-repeated="3"/>
          <table:table-cell table:style-name="ce7" table:number-columns-repeated="2"/>
          <table:table-cell table:number-columns-repeated="3"/>
          <table:table-cell table:style-name="ce7" table:number-columns-repeated="3"/>
          <table:table-cell/>
          <table:table-cell table:style-name="ce7"/>
          <table:table-cell/>
          <table:table-cell table:style-name="Default" table:number-columns-repeated="2"/>
          <table:table-cell table:number-columns-repeated="11"/>
          <table:table-cell table:style-name="Default"/>
          <table:table-cell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7"/>
          <table:table-cell/>
          <table:table-cell table:style-name="ce50"/>
          <table:table-cell table:number-columns-repeated="2"/>
          <table:table-cell table:style-name="ce50" table:number-columns-spanned="2" table:number-rows-spanned="1"/>
          <table:covered-table-cell table:style-name="ce7"/>
          <table:table-cell table:style-name="ce7" table:number-columns-repeated="2"/>
          <table:table-cell table:style-name="ce50" table:number-columns-spanned="2" table:number-rows-spanned="1"/>
          <table:covered-table-cell table:style-name="ce7"/>
          <table:table-cell table:number-columns-repeated="2"/>
          <table:table-cell table:style-name="ce7"/>
          <table:table-cell/>
          <table:table-cell table:style-name="Default" table:number-columns-repeated="2"/>
          <table:table-cell table:number-columns-repeated="11"/>
          <table:table-cell table:style-name="Default"/>
          <table:table-cell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7"/>
          <table:table-cell table:number-columns-repeated="3"/>
          <table:table-cell table:style-name="ce7" table:number-columns-repeated="8"/>
          <table:table-cell/>
          <table:table-cell table:style-name="ce7"/>
          <table:table-cell/>
          <table:table-cell table:style-name="Default" table:number-columns-repeated="2"/>
          <table:table-cell table:number-columns-repeated="11"/>
          <table:table-cell table:style-name="Default"/>
          <table:table-cell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7"/>
          <table:table-cell table:number-columns-repeated="3"/>
          <table:table-cell table:style-name="ce7"/>
          <table:table-cell table:number-columns-repeated="8"/>
          <table:table-cell table:style-name="Default"/>
          <table:table-cell/>
          <table:table-cell table:style-name="Default" table:number-columns-repeated="2"/>
          <table:table-cell table:number-columns-repeated="11"/>
          <table:table-cell table:style-name="Default"/>
          <table:table-cell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5"/>
          <table:table-cell table:number-columns-repeated="11"/>
          <table:table-cell table:style-name="Default"/>
          <table:table-cell/>
          <table:table-cell table:style-name="Default"/>
          <table:table-cell table:number-columns-repeated="9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action</text:p>
          </table:table-cell>
          <table:covered-table-cell table:number-columns-repeated="2" table:style-name="ce49"/>
          <table:table-cell table:style-name="ce67" office:value-type="string" calcext:value-type="string" table:number-columns-spanned="17" table:number-rows-spanned="1">
            <text:p>CreateRelControler.php</text:p>
          </table:table-cell>
          <table:covered-table-cell table:number-columns-repeated="5" table:style-name="ce56"/>
          <table:covered-table-cell table:style-name="ce59"/>
          <table:covered-table-cell table:number-columns-repeated="10" table:style-name="ce49"/>
          <table:table-cell table:style-name="ce45" office:value-type="string" calcext:value-type="string" table:number-columns-spanned="8" table:number-rows-spanned="1">
            <text:p>method</text:p>
          </table:table-cell>
          <table:covered-table-cell table:style-name="ce49"/>
          <table:covered-table-cell table:style-name="ce101"/>
          <table:covered-table-cell table:style-name="ce49"/>
          <table:covered-table-cell table:number-columns-repeated="4" table:style-name="ce101"/>
          <table:table-cell table:style-name="ce93" office:value-type="string" calcext:value-type="string" table:number-columns-spanned="5" table:number-rows-spanned="1">
            <text:p>POST</text:p>
          </table:table-cell>
          <table:covered-table-cell table:number-columns-repeated="4" table:style-name="ce101"/>
          <table:table-cell table:style-name="ce101" table:number-columns-repeated="29"/>
          <table:table-cell table:style-name="ce68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number-columns-repeated="2" table:style-name="ce49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5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62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1" office:value-type="string" calcext:value-type="string" table:number-columns-spanned="3" table:number-rows-spanned="1">
            <text:p>①</text:p>
          </table:table-cell>
          <table:covered-table-cell table:number-columns-repeated="2" table:style-name="ce49"/>
          <table:table-cell table:style-name="ce67" table:number-columns-spanned="2" table:number-rows-spanned="1"/>
          <table:covered-table-cell table:style-name="ce49"/>
          <table:table-cell table:style-name="ce93" office:value-type="string" calcext:value-type="string" table:number-columns-spanned="3" table:number-rows-spanned="1">
            <text:p>text</text:p>
          </table:table-cell>
          <table:covered-table-cell table:style-name="ce49"/>
          <table:covered-table-cell table:style-name="ce97"/>
          <table:table-cell table:style-name="ce97" office:value-type="string" calcext:value-type="string" table:number-columns-spanned="6" table:number-rows-spanned="1">
            <text:p>rel_name</text:p>
          </table:table-cell>
          <table:covered-table-cell table:number-columns-repeated="5" table:style-name="ce49"/>
          <table:table-cell table:style-name="ce93" table:number-columns-spanned="14" table:number-rows-spanned="1"/>
          <table:covered-table-cell table:number-columns-repeated="13" table:style-name="ce49"/>
          <table:table-cell table:style-name="ce63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85" table:number-columns-spanned="30" table:number-rows-spanned="1"/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5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62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2" office:value-type="string" calcext:value-type="string" table:number-columns-spanned="3" table:number-rows-spanned="1">
            <text:p>②</text:p>
          </table:table-cell>
          <table:covered-table-cell table:number-columns-repeated="2" table:style-name="ce74"/>
          <table:table-cell table:style-name="ce76" table:number-columns-spanned="2" table:number-rows-spanned="1"/>
          <table:covered-table-cell table:style-name="ce74"/>
          <table:table-cell table:style-name="ce116" office:value-type="string" calcext:value-type="string" table:number-columns-spanned="3" table:number-rows-spanned="1">
            <text:p>submit</text:p>
          </table:table-cell>
          <table:covered-table-cell table:style-name="ce74"/>
          <table:covered-table-cell table:style-name="ce121"/>
          <table:table-cell table:style-name="ce121" table:number-columns-spanned="6" table:number-rows-spanned="1"/>
          <table:covered-table-cell table:number-columns-repeated="5" table:style-name="ce74"/>
          <table:table-cell table:style-name="ce116" table:number-columns-spanned="14" table:number-rows-spanned="1"/>
          <table:covered-table-cell table:number-columns-repeated="13" table:style-name="ce74"/>
          <table:table-cell table:style-name="ce126" table:number-columns-spanned="3" table:number-rows-spanned="1"/>
          <table:covered-table-cell table:number-columns-repeated="2" table:style-name="ce74"/>
          <table:table-cell table:style-name="ce126" table:number-columns-spanned="2" table:number-rows-spanned="1"/>
          <table:covered-table-cell table:style-name="ce74"/>
          <table:table-cell table:style-name="ce65" table:number-columns-spanned="30" table:number-rows-spanned="1"/>
          <table:covered-table-cell table:number-columns-repeated="28" table:style-name="ce74"/>
          <table:covered-table-cell table:style-name="ce86"/>
        </table:table-row>
      </table:table>
      <table:table table:name="相関図" table:style-name="ta1">
        <table:shapes>
          <draw:line draw:z-index="0" draw:style-name="gr3" draw:text-style-name="P5" svg:x1="4.416cm" svg:y1="3.59cm" svg:x2="4.411cm" svg:y2="3.339cm">
            <text:p/>
          </draw:line>
          <draw:line draw:z-index="1" draw:style-name="gr3" draw:text-style-name="P5" svg:x1="4.418cm" svg:y1="3.346cm" svg:x2="7.106cm" svg:y2="3.342cm">
            <text:p/>
          </draw:line>
          <draw:line draw:z-index="2" draw:style-name="gr3" draw:text-style-name="P5" svg:x1="8.946cm" svg:y1="3.364cm" svg:x2="11.725cm" svg:y2="3.38cm">
            <text:p/>
          </draw:line>
          <draw:line draw:z-index="3" draw:style-name="gr3" draw:text-style-name="P5" svg:x1="11.732cm" svg:y1="3.374cm" svg:x2="11.734cm" svg:y2="3.585cm">
            <text:p/>
          </draw:line>
          <draw:line draw:z-index="4" draw:style-name="gr3" draw:text-style-name="P5" svg:x1="11.752cm" svg:y1="4.516cm" svg:x2="11.755cm" svg:y2="4.899cm">
            <text:p/>
          </draw:line>
          <draw:line draw:z-index="5" draw:style-name="gr3" draw:text-style-name="P5" svg:x1="11.76cm" svg:y1="4.894cm" svg:x2="8.969cm" svg:y2="4.877cm">
            <text:p/>
          </draw:line>
          <draw:line draw:z-index="6" draw:style-name="gr3" draw:text-style-name="P5" svg:x1="7.129cm" svg:y1="4.877cm" svg:x2="4.425cm" svg:y2="4.885cm">
            <text:p/>
          </draw:line>
          <draw:line draw:z-index="7" draw:style-name="gr3" draw:text-style-name="P5" svg:x1="4.416cm" svg:y1="4.516cm" svg:x2="4.425cm" svg:y2="4.892cm">
            <text:p/>
          </draw:line>
          <draw:custom-shape draw:z-index="8" draw:style-name="gr1" draw:text-style-name="P2" svg:width="1.014cm" svg:height="0.589cm" svg:x="27.805cm" svg:y="1.988cm">
            <text:p text:style-name="P1"><text:span text:style-name="T1">④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9" draw:style-name="gr1" draw:text-style-name="P2" svg:width="1.014cm" svg:height="0.589cm" svg:x="2.254cm" svg:y="3.027cm">
            <text:p text:style-name="P1"><text:span text:style-name="T1">①</text:span></text:p>
            <draw:enhanced-geometry svg:viewBox="0 0 21600 21600" draw:text-areas="800 800 20800 20800" draw:type="round-rectangular-callout" draw:modifiers="3915.66502463054 -14058.30508474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0" draw:style-name="gr1" draw:text-style-name="P2" svg:width="1.014cm" svg:height="0.589cm" svg:x="8.394cm" svg:y="2.147cm">
            <text:p text:style-name="P1"><text:span text:style-name="T1">②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1" draw:style-name="gr1" draw:text-style-name="P2" svg:width="1.014cm" svg:height="0.589cm" svg:x="12.35cm" svg:y="2.575cm">
            <text:p text:style-name="P1"><text:span text:style-name="T1">③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2" draw:style-name="gr1" draw:text-style-name="P2" svg:width="1.014cm" svg:height="0.589cm" svg:x="27.805cm" svg:y="2.959cm">
            <text:p text:style-name="P1"><text:span text:style-name="T1">⑤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3" draw:style-name="gr1" draw:text-style-name="P2" svg:width="1.014cm" svg:height="0.589cm" svg:x="27.759cm" svg:y="3.862cm">
            <text:p text:style-name="P1"><text:span text:style-name="T1">⑥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4" draw:style-name="gr1" draw:text-style-name="P2" svg:width="1.014cm" svg:height="0.589cm" svg:x="26.241cm" svg:y="5.307cm">
            <text:p text:style-name="P1"><text:span text:style-name="T1">⑦</text:span></text:p>
            <draw:enhanced-geometry svg:viewBox="0 0 21600 21600" draw:text-areas="800 800 20800 20800" draw:type="round-rectangular-callout" draw:modifiers="-10278.6206896552 15705.76271186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2" table:default-cell-style-name="Default"/>
        <table:table-column table:style-name="co2" table:number-columns-repeated="3" table:default-cell-style-name="ce2"/>
        <table:table-column table:style-name="co2" table:default-cell-style-name="ce7"/>
        <table:table-column table:style-name="co2" table:default-cell-style-name="Default"/>
        <table:table-column table:style-name="co2" table:default-cell-style-name="ce7"/>
        <table:table-column table:style-name="co2" table:number-columns-repeated="2" table:default-cell-style-name="Default"/>
        <table:table-column table:style-name="co2" table:number-columns-repeated="2" table:default-cell-style-name="ce7"/>
        <table:table-column table:style-name="co2" table:number-columns-repeated="3" table:default-cell-style-name="Default"/>
        <table:table-column table:style-name="co2" table:number-columns-repeated="2" table:default-cell-style-name="ce7"/>
        <table:table-column table:style-name="co2" table:number-columns-repeated="17" table:default-cell-style-name="Default"/>
        <table:table-column table:style-name="co2" table:number-columns-repeated="2" table:default-cell-style-name="ce31"/>
        <table:table-column table:style-name="co2" table:number-columns-repeated="7" table:default-cell-style-name="Default"/>
        <table:table-column table:style-name="co2" table:number-columns-repeated="2" table:default-cell-style-name="ce7"/>
        <table:table-column table:style-name="co2" table:number-columns-repeated="19" table:default-cell-style-name="Default"/>
        <table:table-column table:style-name="co2" table:default-cell-style-name="ce31"/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7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9"/>
          <table:table-cell table:style-name="Default"/>
        </table:table-row>
        <table:table-row table:style-name="ro1">
          <table:table-cell/>
          <table:table-cell table:style-name="ce30" office:value-type="string" calcext:value-type="string" table:number-columns-spanned="17" table:number-rows-spanned="1">
            <text:p>論理画面名</text:p>
          </table:table-cell>
          <table:covered-table-cell table:number-columns-repeated="15" table:style-name="ce5"/>
          <table:covered-table-cell table:style-name="ce10"/>
          <table:table-cell table:style-name="ce30" office:value-type="string" calcext:value-type="string" table:number-columns-spanned="17" table:number-rows-spanned="1">
            <text:p>物理画面名</text:p>
          </table:table-cell>
          <table:covered-table-cell table:number-columns-repeated="15" table:style-name="ce5"/>
          <table:covered-table-cell table:style-name="ce10"/>
          <table:table-cell table:style-name="ce44" office:value-type="string" calcext:value-type="string" table:number-columns-spanned="6" table:number-rows-spanned="1">
            <text:p>日付</text:p>
          </table:table-cell>
          <table:covered-table-cell table:number-columns-repeated="5" table:style-name="ce36"/>
          <table:table-cell table:style-name="ce5" table:number-columns-repeated="22"/>
          <table:table-cell table:style-name="ce10"/>
        </table:table-row>
        <table:table-row table:style-name="ro1">
          <table:table-cell/>
          <table:table-cell table:style-name="ce44" office:value-type="string" calcext:value-type="string" table:number-columns-spanned="17" table:number-rows-spanned="1">
            <text:p>相関図画面</text:p>
          </table:table-cell>
          <table:covered-table-cell table:number-columns-repeated="15" table:style-name="ce6"/>
          <table:covered-table-cell table:style-name="ce12"/>
          <table:table-cell table:style-name="ce44" office:value-type="string" calcext:value-type="string" table:number-columns-spanned="17" table:number-rows-spanned="1">
            <text:p>rel_diagram_view.php</text:p>
          </table:table-cell>
          <table:covered-table-cell table:number-columns-repeated="15" table:style-name="ce6"/>
          <table:covered-table-cell table:style-name="ce12"/>
          <table:table-cell table:style-name="ce37" office:value-type="date" office:date-value="2021-01-10" calcext:value-type="date" table:number-columns-spanned="6" table:number-rows-spanned="1">
            <text:p>2021年1月10日</text:p>
          </table:table-cell>
          <table:covered-table-cell table:number-columns-repeated="5" table:style-name="ce36"/>
          <table:table-cell table:style-name="ce6" table:number-columns-repeated="22"/>
          <table:table-cell table:style-name="ce12"/>
        </table:table-row>
        <table:table-row table:style-name="ro1">
          <table:table-cell table:number-columns-repeated="2"/>
          <table:table-cell table:style-name="ce32"/>
          <table:table-cell table:style-name="ce7"/>
          <table:table-cell/>
          <table:table-cell table:style-name="ce7"/>
          <table:table-cell/>
          <table:table-cell table:style-name="ce7" table:number-columns-repeated="2"/>
          <table:table-cell table:number-columns-repeated="2"/>
          <table:table-cell table:style-name="ce7" table:number-columns-repeated="3"/>
          <table:table-cell/>
          <table:table-cell table:style-name="Default"/>
          <table:table-cell table:number-columns-repeated="17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48"/>
          <table:table-cell table:style-name="ce5" table:number-columns-repeated="2"/>
          <table:table-cell table:style-name="ce55" table:number-columns-spanned="3" table:number-rows-spanned="1"/>
          <table:covered-table-cell table:number-columns-repeated="2" table:style-name="ce5"/>
          <table:table-cell table:style-name="ce55" table:number-columns-spanned="3" table:number-rows-spanned="1"/>
          <table:covered-table-cell table:number-columns-repeated="2" table:style-name="ce5"/>
          <table:table-cell table:style-name="ce5" table:number-columns-repeated="23"/>
          <table:table-cell table:style-name="ce10"/>
          <table:table-cell/>
          <table:table-cell table:style-name="ce3"/>
          <table:table-cell table:style-name="ce5" table:number-columns-repeated="10"/>
          <table:table-cell table:style-name="ce10"/>
          <table:table-cell table:number-columns-repeated="16"/>
        </table:table-row>
        <table:table-row table:style-name="ro1">
          <table:table-cell table:number-columns-repeated="3"/>
          <table:table-cell table:style-name="ce44" office:value-type="string" calcext:value-type="string" table:number-columns-spanned="3" table:number-rows-spanned="1">
            <text:p>時系列1</text:p>
          </table:table-cell>
          <table:covered-table-cell table:number-columns-repeated="2" table:style-name="ce36"/>
          <table:table-cell table:style-name="ce44" office:value-type="string" calcext:value-type="string" table:number-columns-spanned="3" table:number-rows-spanned="1">
            <text:p>時系列2</text:p>
          </table:table-cell>
          <table:covered-table-cell table:number-columns-repeated="2" table:style-name="ce36"/>
          <table:table-cell table:style-name="ce44" office:value-type="string" calcext:value-type="string" table:number-columns-spanned="3" table:number-rows-spanned="1">
            <text:p>時系列3</text:p>
          </table:table-cell>
          <table:covered-table-cell table:number-columns-repeated="2" table:style-name="ce36"/>
          <table:table-cell table:style-name="ce7" table:number-columns-repeated="2"/>
          <table:table-cell table:number-columns-repeated="2"/>
          <table:table-cell table:style-name="ce7" table:number-columns-repeated="18"/>
          <table:table-cell/>
          <table:table-cell table:style-name="ce7"/>
          <table:table-cell table:style-name="ce2"/>
          <table:table-cell table:style-name="ce7" table:number-columns-repeated="5"/>
          <table:table-cell table:number-columns-repeated="5"/>
          <table:table-cell table:style-name="ce31"/>
          <table:table-cell table:number-columns-repeated="16"/>
        </table:table-row>
        <table:table-row table:style-name="ro1">
          <table:table-cell table:number-columns-repeated="3"/>
          <table:table-cell table:style-name="ce3"/>
          <table:table-cell table:style-name="ce5" table:number-columns-repeated="29"/>
          <table:table-cell table:style-name="ce10"/>
          <table:table-cell/>
          <table:table-cell table:style-name="ce7"/>
          <table:table-cell table:style-name="ce2"/>
          <table:table-cell table:style-name="ce7"/>
          <table:table-cell office:value-type="string" calcext:value-type="string">
            <text:p>登場人物</text:p>
          </table:table-cell>
          <table:table-cell table:style-name="ce7" table:number-columns-repeated="2"/>
          <table:table-cell table:style-name="ce9"/>
          <table:table-cell table:style-name="ce58" table:number-columns-repeated="3"/>
          <table:table-cell table:style-name="ce13"/>
          <table:table-cell/>
          <table:table-cell table:style-name="ce31"/>
          <table:table-cell table:number-columns-repeated="16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44" office:value-type="string" calcext:value-type="string" table:number-columns-spanned="3" table:number-rows-spanned="2">
            <text:p>関係性1</text:p>
          </table:table-cell>
          <table:covered-table-cell table:style-name="ce7"/>
          <table:covered-table-cell/>
          <table:table-cell table:number-columns-repeated="17"/>
          <table:table-cell table:style-name="ce7"/>
          <table:table-cell table:number-columns-repeated="3"/>
          <table:table-cell table:style-name="ce2"/>
          <table:table-cell table:number-columns-repeated="2"/>
          <table:table-cell table:style-name="ce7"/>
          <table:table-cell table:number-columns-repeated="7"/>
          <table:table-cell table:style-name="ce31"/>
          <table:table-cell table:number-columns-repeated="16"/>
        </table:table-row>
        <table:table-row table:style-name="ro1">
          <table:table-cell table:number-columns-repeated="5"/>
          <table:table-cell table:style-name="ce50"/>
          <table:table-cell table:style-name="ce44" office:value-type="string" calcext:value-type="string" table:number-columns-spanned="3" table:number-rows-spanned="2">
            <text:p>登場人物1</text:p>
          </table:table-cell>
          <table:covered-table-cell table:number-columns-repeated="2" table:style-name="ce7"/>
          <table:table-cell table:number-columns-repeated="2"/>
          <table:table-cell table:style-name="ce7"/>
          <table:covered-table-cell/>
          <table:covered-table-cell table:style-name="ce7"/>
          <table:covered-table-cell/>
          <table:table-cell table:number-columns-repeated="3"/>
          <table:table-cell table:style-name="ce44" office:value-type="string" calcext:value-type="string" table:number-columns-spanned="3" table:number-rows-spanned="2">
            <text:p>登場人物2</text:p>
          </table:table-cell>
          <table:covered-table-cell table:number-columns-repeated="2"/>
          <table:table-cell table:number-columns-repeated="11"/>
          <table:table-cell table:style-name="ce7"/>
          <table:table-cell table:number-columns-repeated="3"/>
          <table:table-cell table:style-name="ce2"/>
          <table:table-cell/>
          <table:table-cell office:value-type="string" calcext:value-type="string">
            <text:p>関係</text:p>
          </table:table-cell>
          <table:table-cell table:style-name="ce7"/>
          <table:table-cell/>
          <table:table-cell table:style-name="ce9"/>
          <table:table-cell table:style-name="ce58" table:number-columns-repeated="3"/>
          <table:table-cell table:style-name="ce13"/>
          <table:table-cell/>
          <table:table-cell table:style-name="ce31"/>
          <table:table-cell table:number-columns-repeated="16"/>
        </table:table-row>
        <table:table-row table:style-name="ro1">
          <table:table-cell table:number-columns-repeated="5"/>
          <table:table-cell table:style-name="ce7"/>
          <table:covered-table-cell/>
          <table:covered-table-cell table:number-columns-repeated="2" table:style-name="ce7"/>
          <table:table-cell table:number-columns-repeated="2"/>
          <table:table-cell table:style-name="ce7" table:number-columns-repeated="3"/>
          <table:table-cell table:number-columns-repeated="4"/>
          <table:covered-table-cell table:number-columns-repeated="3" table:style-name="ce7"/>
          <table:table-cell table:style-name="ce7"/>
          <table:table-cell table:number-columns-repeated="10"/>
          <table:table-cell table:style-name="ce7"/>
          <table:table-cell table:number-columns-repeated="3"/>
          <table:table-cell table:style-name="ce2"/>
          <table:table-cell table:number-columns-repeated="10"/>
          <table:table-cell table:style-name="ce31"/>
          <table:table-cell table:number-columns-repeated="16"/>
        </table:table-row>
        <table:table-row table:style-name="ro1">
          <table:table-cell table:number-columns-repeated="5"/>
          <table:table-cell table:style-name="ce50"/>
          <table:table-cell/>
          <table:table-cell table:style-name="ce7" table:number-columns-repeated="2"/>
          <table:table-cell table:number-columns-repeated="2"/>
          <table:table-cell table:style-name="ce7"/>
          <table:table-cell table:style-name="ce44" office:value-type="string" calcext:value-type="string" table:number-columns-spanned="3" table:number-rows-spanned="2">
            <text:p>関係性2</text:p>
          </table:table-cell>
          <table:covered-table-cell table:number-columns-repeated="2"/>
          <table:table-cell/>
          <table:table-cell table:style-name="ce7" table:number-columns-repeated="2"/>
          <table:table-cell table:style-name="ce50"/>
          <table:table-cell table:number-columns-repeated="2"/>
          <table:table-cell table:style-name="ce7"/>
          <table:table-cell table:number-columns-repeated="10"/>
          <table:table-cell table:style-name="ce7"/>
          <table:table-cell table:number-columns-repeated="3"/>
          <table:table-cell table:style-name="ce2"/>
          <table:table-cell/>
          <table:table-cell office:value-type="string" calcext:value-type="string">
            <text:p>対象</text:p>
          </table:table-cell>
          <table:table-cell table:style-name="ce7"/>
          <table:table-cell/>
          <table:table-cell table:style-name="ce9"/>
          <table:table-cell table:style-name="ce58" table:number-columns-repeated="3"/>
          <table:table-cell table:style-name="ce13"/>
          <table:table-cell/>
          <table:table-cell table:style-name="ce31"/>
          <table:table-cell table:number-columns-repeated="16"/>
        </table:table-row>
        <table:table-row table:style-name="ro1">
          <table:table-cell table:number-columns-repeated="5"/>
          <table:table-cell table:style-name="ce7"/>
          <table:table-cell/>
          <table:table-cell table:style-name="ce7"/>
          <table:table-cell/>
          <table:table-cell table:style-name="Default" table:number-columns-repeated="2"/>
          <table:table-cell table:style-name="ce7"/>
          <table:covered-table-cell table:number-columns-repeated="2" table:style-name="ce7"/>
          <table:covered-table-cell/>
          <table:table-cell table:number-columns-repeated="3"/>
          <table:table-cell table:style-name="ce7" table:number-columns-repeated="4"/>
          <table:table-cell/>
          <table:table-cell table:style-name="ce50"/>
          <table:table-cell table:number-columns-repeated="8"/>
          <table:table-cell table:style-name="ce7"/>
          <table:table-cell table:number-columns-repeated="3"/>
          <table:table-cell table:style-name="ce2"/>
          <table:table-cell table:number-columns-repeated="10"/>
          <table:table-cell table:style-name="ce31"/>
          <table:table-cell table:number-columns-repeated="16"/>
        </table:table-row>
        <table:table-row table:style-name="ro1">
          <table:table-cell table:number-columns-repeated="4"/>
          <table:table-cell table:style-name="ce50" table:number-columns-repeated="2"/>
          <table:table-cell table:style-name="Default"/>
          <table:table-cell table:style-name="ce50"/>
          <table:table-cell table:style-name="ce7"/>
          <table:table-cell table:number-columns-repeated="2"/>
          <table:table-cell table:style-name="ce50"/>
          <table:table-cell table:style-name="ce7" table:number-columns-repeated="2"/>
          <table:table-cell table:number-columns-repeated="18"/>
          <table:table-cell table:style-name="ce7"/>
          <table:table-cell table:number-columns-repeated="3"/>
          <table:table-cell table:style-name="ce2"/>
          <table:table-cell table:number-columns-repeated="4"/>
          <table:table-cell table:style-name="ce89" office:value-type="string" calcext:value-type="string" table:number-columns-spanned="2" table:number-rows-spanned="1">
            <text:p>送信</text:p>
          </table:table-cell>
          <table:covered-table-cell/>
          <table:table-cell table:number-columns-repeated="4"/>
          <table:table-cell table:style-name="ce31"/>
          <table:table-cell table:number-columns-repeated="16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7" table:number-columns-repeated="2"/>
          <table:table-cell table:number-columns-repeated="18"/>
          <table:table-cell table:style-name="ce7"/>
          <table:table-cell table:number-columns-repeated="3"/>
          <table:table-cell table:style-name="ce4"/>
          <table:table-cell table:style-name="ce6" table:number-columns-repeated="10"/>
          <table:table-cell table:style-name="ce12"/>
          <table:table-cell table:number-columns-repeated="16"/>
        </table:table-row>
        <table:table-row table:style-name="ro1">
          <table:table-cell table:number-columns-repeated="5"/>
          <table:table-cell table:style-name="ce50"/>
          <table:table-cell/>
          <table:table-cell table:style-name="ce7" table:number-columns-repeated="2"/>
          <table:table-cell table:number-columns-repeated="2"/>
          <table:table-cell table:style-name="ce7" table:number-columns-repeated="3"/>
          <table:table-cell table:number-columns-repeated="18"/>
          <table:table-cell table:style-name="ce7"/>
          <table:table-cell table:number-columns-repeated="31"/>
        </table:table-row>
        <table:table-row table:style-name="ro1">
          <table:table-cell table:number-columns-repeated="5"/>
          <table:table-cell table:style-name="ce7"/>
          <table:table-cell/>
          <table:table-cell table:style-name="ce7" table:number-columns-repeated="2"/>
          <table:table-cell table:number-columns-repeated="2"/>
          <table:table-cell table:style-name="ce7" table:number-columns-repeated="3"/>
          <table:table-cell table:number-columns-repeated="18"/>
          <table:table-cell table:style-name="ce7"/>
          <table:table-cell table:number-columns-repeated="31"/>
        </table:table-row>
        <table:table-row table:style-name="ro1">
          <table:table-cell table:number-columns-repeated="2"/>
          <table:table-cell table:style-name="ce88"/>
          <table:table-cell table:number-columns-repeated="2"/>
          <table:table-cell table:style-name="ce50"/>
          <table:table-cell/>
          <table:table-cell table:style-name="ce7"/>
          <table:table-cell table:style-name="ce50"/>
          <table:table-cell table:number-columns-repeated="2"/>
          <table:table-cell table:style-name="ce7" table:number-columns-repeated="3"/>
          <table:table-cell table:number-columns-repeated="18"/>
          <table:table-cell table:style-name="ce7"/>
          <table:table-cell table:number-columns-repeated="31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6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3"/>
          <table:table-cell table:style-name="ce3"/>
          <table:table-cell table:style-name="ce5" table:number-columns-repeated="10"/>
          <table:table-cell table:style-name="ce10"/>
          <table:table-cell table:style-name="Default"/>
          <table:table-cell table:number-columns-repeated="26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5"/>
          <table:table-cell table:style-name="ce7"/>
          <table:table-cell/>
          <table:table-cell table:style-name="ce7" table:number-columns-repeated="2"/>
          <table:table-cell table:number-columns-repeated="5"/>
          <table:table-cell table:style-name="ce31"/>
          <table:table-cell table:style-name="Default"/>
          <table:table-cell table:number-columns-repeated="26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登場人物</text:p>
          </table:table-cell>
          <table:table-cell/>
          <table:table-cell table:style-name="ce7"/>
          <table:table-cell table:style-name="ce9"/>
          <table:table-cell table:style-name="ce58" table:number-columns-repeated="3"/>
          <table:table-cell table:style-name="ce13"/>
          <table:table-cell/>
          <table:table-cell table:style-name="ce31"/>
          <table:table-cell table:style-name="Default"/>
          <table:table-cell table:number-columns-repeated="26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4"/>
          <table:table-cell table:style-name="Default"/>
          <table:table-cell table:number-columns-repeated="9"/>
          <table:table-cell table:style-name="ce31"/>
          <table:table-cell table:style-name="Default"/>
          <table:table-cell table:number-columns-repeated="26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関係</text:p>
          </table:table-cell>
          <table:table-cell table:number-columns-repeated="2"/>
          <table:table-cell table:style-name="ce9"/>
          <table:table-cell table:style-name="ce58" table:number-columns-repeated="3"/>
          <table:table-cell table:style-name="ce13"/>
          <table:table-cell/>
          <table:table-cell table:style-name="ce31"/>
          <table:table-cell table:style-name="Default"/>
          <table:table-cell table:number-columns-repeated="26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7"/>
          <table:table-cell table:style-name="ce31"/>
          <table:table-cell table:style-name="Default"/>
          <table:table-cell table:number-columns-repeated="26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対象</text:p>
          </table:table-cell>
          <table:table-cell table:number-columns-repeated="2"/>
          <table:table-cell table:style-name="ce9"/>
          <table:table-cell table:style-name="ce58" table:number-columns-repeated="3"/>
          <table:table-cell table:style-name="ce13"/>
          <table:table-cell/>
          <table:table-cell table:style-name="ce31"/>
          <table:table-cell table:style-name="Default"/>
          <table:table-cell table:number-columns-repeated="26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7"/>
          <table:table-cell table:style-name="ce31"/>
          <table:table-cell table:number-columns-repeated="49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89" office:value-type="string" calcext:value-type="string" table:number-columns-spanned="2" table:number-rows-spanned="1">
            <text:p>送信</text:p>
          </table:table-cell>
          <table:covered-table-cell/>
          <table:table-cell table:number-columns-repeated="4"/>
          <table:table-cell table:style-name="ce31"/>
          <table:table-cell table:number-columns-repeated="49"/>
        </table:table-row>
        <table:table-row table:style-name="ro1">
          <table:table-cell table:number-columns-repeated="3"/>
          <table:table-cell table:style-name="ce4"/>
          <table:table-cell table:style-name="ce6" table:number-columns-repeated="10"/>
          <table:table-cell table:style-name="ce12"/>
          <table:table-cell table:style-name="ce6" table:number-columns-repeated="18"/>
          <table:table-cell table:style-name="ce12"/>
          <table:table-cell table:number-columns-repeated="30"/>
        </table:table-row>
        <table:table-row table:style-name="ro1">
          <table:table-cell table:number-columns-repeated="2"/>
          <table:table-cell table:style-name="ce4"/>
          <table:table-cell table:style-name="ce6" table:number-columns-repeated="31"/>
          <table:table-cell table:style-name="ce12"/>
          <table:table-cell table:number-columns-repeated="29"/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number-columns-repeated="3"/>
          <table:table-cell table:style-name="Default" table:number-columns-repeated="2"/>
          <table:table-cell table:number-columns-repeated="4"/>
          <table:table-cell table:style-name="Default"/>
          <table:table-cell table:number-columns-repeated="17"/>
          <table:table-cell table:style-name="Default" table:number-columns-repeated="2"/>
          <table:table-cell table:number-columns-repeated="29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5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87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1" office:value-type="string" calcext:value-type="string" table:number-columns-spanned="3" table:number-rows-spanned="1">
            <text:p>①</text:p>
          </table:table-cell>
          <table:covered-table-cell table:number-columns-repeated="2" table:style-name="ce49"/>
          <table:table-cell table:style-name="ce67" table:number-columns-spanned="2" table:number-rows-spanned="1"/>
          <table:covered-table-cell table:style-name="ce49"/>
          <table:table-cell table:style-name="ce93" office:value-type="string" calcext:value-type="string" table:number-columns-spanned="3" table:number-rows-spanned="1">
            <text:p>button</text:p>
          </table:table-cell>
          <table:covered-table-cell table:style-name="ce49"/>
          <table:covered-table-cell table:style-name="ce97"/>
          <table:table-cell table:style-name="ce97" table:number-columns-spanned="6" table:number-rows-spanned="1"/>
          <table:covered-table-cell table:number-columns-repeated="5" table:style-name="ce49"/>
          <table:table-cell table:style-name="ce93" table:number-columns-spanned="14" table:number-rows-spanned="1"/>
          <table:covered-table-cell table:number-columns-repeated="13" table:style-name="ce49"/>
          <table:table-cell table:style-name="ce63" table:number-columns-spanned="3" table:number-rows-spanned="1"/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85" office:value-type="string" calcext:value-type="string" table:number-columns-spanned="30" table:number-rows-spanned="1">
            <text:p>rel_diagram_acter.php?{グループID}に遷移する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5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87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1" office:value-type="string" calcext:value-type="string" table:number-columns-spanned="3" table:number-rows-spanned="1">
            <text:p>①</text:p>
          </table:table-cell>
          <table:covered-table-cell table:number-columns-repeated="2" table:style-name="ce49"/>
          <table:table-cell table:style-name="ce67" table:number-columns-spanned="2" table:number-rows-spanned="1"/>
          <table:covered-table-cell table:style-name="ce49"/>
          <table:table-cell table:style-name="ce93" office:value-type="string" calcext:value-type="string" table:number-columns-spanned="3" table:number-rows-spanned="1">
            <text:p>button</text:p>
          </table:table-cell>
          <table:covered-table-cell table:style-name="ce49"/>
          <table:covered-table-cell table:style-name="ce97"/>
          <table:table-cell table:style-name="ce97" table:number-columns-spanned="6" table:number-rows-spanned="1"/>
          <table:covered-table-cell table:number-columns-repeated="5" table:style-name="ce49"/>
          <table:table-cell table:style-name="ce93" table:number-columns-spanned="14" table:number-rows-spanned="1"/>
          <table:covered-table-cell table:number-columns-repeated="13" table:style-name="ce49"/>
          <table:table-cell table:style-name="ce63" table:number-columns-spanned="3" table:number-rows-spanned="1"/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85" office:value-type="string" calcext:value-type="string" table:number-columns-spanned="30" table:number-rows-spanned="1">
            <text:p>rel_diagram_time.php?{グループID}に遷移する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5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87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1" office:value-type="string" calcext:value-type="string" table:number-columns-spanned="3" table:number-rows-spanned="1">
            <text:p>①</text:p>
          </table:table-cell>
          <table:covered-table-cell table:number-columns-repeated="2" table:style-name="ce49"/>
          <table:table-cell table:style-name="ce67" table:number-columns-spanned="2" table:number-rows-spanned="1"/>
          <table:covered-table-cell table:style-name="ce49"/>
          <table:table-cell table:style-name="ce93" office:value-type="string" calcext:value-type="string" table:number-columns-spanned="3" table:number-rows-spanned="1">
            <text:p>button</text:p>
          </table:table-cell>
          <table:covered-table-cell table:style-name="ce49"/>
          <table:covered-table-cell table:style-name="ce97"/>
          <table:table-cell table:style-name="ce97" table:number-columns-spanned="6" table:number-rows-spanned="1"/>
          <table:covered-table-cell table:number-columns-repeated="5" table:style-name="ce49"/>
          <table:table-cell table:style-name="ce93" table:number-columns-spanned="14" table:number-rows-spanned="1"/>
          <table:covered-table-cell table:number-columns-repeated="13" table:style-name="ce49"/>
          <table:table-cell table:style-name="ce63" table:number-columns-spanned="3" table:number-rows-spanned="1"/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85" office:value-type="string" calcext:value-type="string" table:number-columns-spanned="30" table:number-rows-spanned="1">
            <text:p>rel_diagram_rel.php?{グループID}に遷移する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49"/>
          <table:table-cell table:style-name="ce53" office:value-type="string" calcext:value-type="string" table:number-columns-spanned="2" table:number-rows-spanned="1">
            <text:p>ラベル</text:p>
          </table:table-cell>
          <table:covered-table-cell table:style-name="ce49"/>
          <table:table-cell table:style-name="ce45" office:value-type="string" calcext:value-type="string" table:number-columns-spanned="3" table:number-rows-spanned="1">
            <text:p>type</text:p>
          </table:table-cell>
          <table:covered-table-cell table:style-name="ce49"/>
          <table:covered-table-cell table:style-name="ce45"/>
          <table:table-cell table:style-name="ce45" office:value-type="string" calcext:value-type="string" table:number-columns-spanned="6" table:number-rows-spanned="1">
            <text:p>name</text:p>
          </table:table-cell>
          <table:covered-table-cell table:number-columns-repeated="5" table:style-name="ce49"/>
          <table:table-cell table:style-name="ce45" office:value-type="string" calcext:value-type="string" table:number-columns-spanned="14" table:number-rows-spanned="1">
            <text:p>value</text:p>
          </table:table-cell>
          <table:covered-table-cell table:number-columns-repeated="13" table:style-name="ce49"/>
          <table:table-cell table:style-name="ce87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49"/>
          <table:table-cell table:style-name="ce64" office:value-type="string" calcext:value-type="string" table:number-columns-spanned="2" table:number-rows-spanned="1">
            <text:p>size</text:p>
          </table:table-cell>
          <table:covered-table-cell table:style-name="ce49"/>
          <table:table-cell table:style-name="ce84" office:value-type="string" calcext:value-type="string" table:number-columns-spanned="30" table:number-rows-spanned="1">
            <text:p>備考</text:p>
          </table:table-cell>
          <table:covered-table-cell table:number-columns-repeated="28" table:style-name="ce49"/>
          <table:covered-table-cell table:style-name="ce69"/>
        </table:table-row>
        <table:table-row table:style-name="ro1">
          <table:table-cell/>
          <table:table-cell table:style-name="ce71" office:value-type="string" calcext:value-type="string" table:number-columns-spanned="3" table:number-rows-spanned="1">
            <text:p>①</text:p>
          </table:table-cell>
          <table:covered-table-cell table:number-columns-repeated="2" table:style-name="ce49"/>
          <table:table-cell table:style-name="ce67" table:number-columns-spanned="2" table:number-rows-spanned="1"/>
          <table:covered-table-cell table:style-name="ce49"/>
          <table:table-cell table:style-name="ce93" office:value-type="string" calcext:value-type="string" table:number-columns-spanned="3" table:number-rows-spanned="1">
            <text:p>button</text:p>
          </table:table-cell>
          <table:covered-table-cell table:style-name="ce49"/>
          <table:covered-table-cell table:style-name="ce97"/>
          <table:table-cell table:style-name="ce97" table:number-columns-spanned="6" table:number-rows-spanned="1"/>
          <table:covered-table-cell table:number-columns-repeated="5" table:style-name="ce49"/>
          <table:table-cell table:style-name="ce93" table:number-columns-spanned="14" table:number-rows-spanned="1"/>
          <table:covered-table-cell table:number-columns-repeated="13" table:style-name="ce49"/>
          <table:table-cell table:style-name="ce63" table:number-columns-spanned="3" table:number-rows-spanned="1"/>
          <table:covered-table-cell table:number-columns-repeated="2" table:style-name="ce49"/>
          <table:table-cell table:style-name="ce63" table:number-columns-spanned="2" table:number-rows-spanned="1"/>
          <table:covered-table-cell table:style-name="ce49"/>
          <table:table-cell table:style-name="ce85" office:value-type="string" calcext:value-type="string" table:number-columns-spanned="30" table:number-rows-spanned="1">
            <text:p>rel_diagram_view.php?{グループID}に遷移する</text:p>
          </table:table-cell>
          <table:covered-table-cell table:number-columns-repeated="28" table:style-name="ce49"/>
          <table:covered-table-cell table:style-name="ce69"/>
        </table:table-row>
        <table:table-row table:style-name="ro1" table:number-rows-repeated="2">
          <table:table-cell/>
          <table:table-cell table:style-name="ce7"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7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9"/>
          <table:table-cell table:style-name="ce7"/>
        </table:table-row>
        <table:table-row table:style-name="ro1">
          <table:table-cell/>
          <table:table-cell table:style-name="ce7" table:number-columns-repeated="3"/>
          <table:table-cell/>
          <table:table-cell table:style-name="ce7"/>
          <table:table-cell/>
          <table:table-cell table:style-name="ce7" table:number-columns-repeated="2"/>
          <table:table-cell table:number-columns-repeated="2"/>
          <table:table-cell table:style-name="ce7" table:number-columns-repeated="3"/>
          <table:table-cell table:number-columns-repeated="2"/>
          <table:table-cell table:style-name="ce7" table:number-columns-repeated="26"/>
          <table:table-cell table:number-columns-repeated="2"/>
          <table:table-cell table:style-name="ce7" table:number-columns-repeated="20"/>
        </table:table-row>
      </table:table>
      <table:table table:name="Sheet1_2" table:style-name="ta1">
        <table:table-column table:style-name="co2" table:default-cell-style-name="Default"/>
        <table:table-column table:style-name="co2" table:number-columns-repeated="3" table:default-cell-style-name="ce2"/>
        <table:table-column table:style-name="co2" table:default-cell-style-name="ce7"/>
        <table:table-column table:style-name="co2" table:number-columns-repeated="7" table:default-cell-style-name="Default"/>
        <table:table-column table:style-name="co2" table:number-columns-repeated="3" table:default-cell-style-name="ce7"/>
        <table:table-column table:style-name="co2" table:number-columns-repeated="27" table:default-cell-style-name="Default"/>
        <table:table-column table:style-name="co2" table:number-columns-repeated="2" table:default-cell-style-name="ce31"/>
        <table:table-column table:style-name="co2" table:number-columns-repeated="19" table:default-cell-style-name="Default"/>
        <table:table-column table:style-name="co2" table:default-cell-style-name="ce31"/>
        <table:table-row table:style-name="ro1">
          <table:table-cell/>
          <table:table-cell table:style-name="Default" table:number-columns-repeated="4"/>
          <table:table-cell table:number-columns-repeated="7"/>
          <table:table-cell table:style-name="Default" table:number-columns-repeated="3"/>
          <table:table-cell table:number-columns-repeated="27"/>
          <table:table-cell table:style-name="Default" table:number-columns-repeated="2"/>
          <table:table-cell table:number-columns-repeated="19"/>
          <table:table-cell table:style-name="Default"/>
        </table:table-row>
        <table:table-row table:style-name="ro1">
          <table:table-cell/>
          <table:table-cell table:style-name="ce30" office:value-type="string" calcext:value-type="string" table:number-columns-spanned="17" table:number-rows-spanned="1">
            <text:p>画面名</text:p>
          </table:table-cell>
          <table:covered-table-cell table:number-columns-repeated="15" table:style-name="ce5"/>
          <table:covered-table-cell table:style-name="ce10"/>
          <table:table-cell table:style-name="ce44" office:value-type="string" calcext:value-type="string" table:number-columns-spanned="6" table:number-rows-spanned="1">
            <text:p>日付</text:p>
          </table:table-cell>
          <table:covered-table-cell table:number-columns-repeated="5" table:style-name="ce36"/>
          <table:table-cell table:style-name="ce39"/>
          <table:table-cell table:style-name="ce5" table:number-columns-repeated="38"/>
          <table:table-cell table:style-name="ce10"/>
        </table:table-row>
        <table:table-row table:style-name="ro1">
          <table:table-cell/>
          <table:table-cell table:style-name="ce44" table:number-columns-spanned="17" table:number-rows-spanned="1"/>
          <table:covered-table-cell table:number-columns-repeated="15" table:style-name="ce6"/>
          <table:covered-table-cell table:style-name="ce12"/>
          <table:table-cell table:style-name="ce37" office:value-type="date" office:date-value="2021-01-09" calcext:value-type="date" table:number-columns-spanned="6" table:number-rows-spanned="1">
            <text:p>2021年1月9日</text:p>
          </table:table-cell>
          <table:covered-table-cell table:number-columns-repeated="5" table:style-name="ce36"/>
          <table:table-cell table:style-name="ce92"/>
          <table:table-cell table:style-name="ce6" table:number-columns-repeated="38"/>
          <table:table-cell table:style-name="ce12"/>
        </table:table-row>
        <table:table-row table:style-name="ro1">
          <table:table-cell table:number-columns-repeated="2"/>
          <table:table-cell table:style-name="ce32"/>
          <table:table-cell table:style-name="ce7"/>
          <table:table-cell/>
          <table:table-cell table:style-name="ce7" table:number-columns-repeated="7"/>
          <table:table-cell table:number-columns-repeated="30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33" office:value-type="string" calcext:value-type="string" table:number-columns-spanned="3" table:number-rows-spanned="1">
            <text:p>過去</text:p>
          </table:table-cell>
          <table:covered-table-cell table:number-columns-repeated="2" table:style-name="Default"/>
          <table:table-cell table:style-name="ce44" office:value-type="string" calcext:value-type="string" table:number-columns-spanned="3" table:number-rows-spanned="1">
            <text:p>現在</text:p>
          </table:table-cell>
          <table:covered-table-cell table:number-columns-repeated="2" table:style-name="ce36"/>
          <table:table-cell table:style-name="ce44" office:value-type="string" calcext:value-type="string" table:number-columns-spanned="3" table:number-rows-spanned="1">
            <text:p>未来</text:p>
          </table:table-cell>
          <table:covered-table-cell table:number-columns-repeated="2" table:style-name="ce36"/>
          <table:table-cell/>
          <table:table-cell table:style-name="Default" table:number-columns-repeated="2"/>
          <table:table-cell table:number-columns-repeated="28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3" office:value-type="string" calcext:value-type="string">
            <text:p>div row</text:p>
          </table:table-cell>
          <table:table-cell table:style-name="ce5" table:number-columns-repeated="40"/>
          <table:table-cell table:style-name="ce10"/>
          <table:table-cell table:number-columns-repeated="20"/>
        </table:table-row>
        <table:table-row table:style-name="ro1">
          <table:table-cell table:number-columns-repeated="3"/>
          <table:table-cell table:style-name="ce3" office:value-type="string" calcext:value-type="string">
            <text:p>canvas width height</text:p>
          </table:table-cell>
          <table:table-cell table:style-name="ce5" table:number-columns-repeated="38"/>
          <table:table-cell table:style-name="ce10"/>
          <table:table-cell table:number-columns-repeated="21"/>
        </table:table-row>
        <table:table-row table:style-name="ro1">
          <table:table-cell table:number-columns-repeated="5"/>
          <table:table-cell table:style-name="ce7" table:number-columns-repeated="7"/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3" office:value-type="string" calcext:value-type="string">
            <text:p>span </text:p>
          </table:table-cell>
          <table:table-cell table:style-name="ce5" table:number-columns-repeated="2"/>
          <table:table-cell table:style-name="ce10"/>
          <table:table-cell table:number-columns-repeated="3"/>
          <table:table-cell table:style-name="ce3" office:value-type="string" calcext:value-type="string">
            <text:p>span</text:p>
          </table:table-cell>
          <table:table-cell table:style-name="ce5" table:number-columns-repeated="2"/>
          <table:table-cell table:style-name="ce10"/>
          <table:table-cell table:number-columns-repeated="3"/>
          <table:table-cell table:style-name="ce3" office:value-type="string" calcext:value-type="string">
            <text:p>span</text:p>
          </table:table-cell>
          <table:table-cell table:style-name="ce5" table:number-columns-repeated="2"/>
          <table:table-cell table:style-name="ce10"/>
          <table:table-cell table:number-columns-repeated="42"/>
        </table:table-row>
        <table:table-row table:style-name="ro1">
          <table:table-cell table:number-columns-repeated="4"/>
          <table:table-cell table:style-name="ce88" office:value-type="string" calcext:value-type="string" table:number-columns-spanned="3" table:number-rows-spanned="1">
            <text:p>ホゲホゲ</text:p>
          </table:table-cell>
          <table:covered-table-cell table:number-columns-repeated="2" table:style-name="ce7"/>
          <table:table-cell table:style-name="ce31"/>
          <table:table-cell table:style-name="ce5" table:number-columns-repeated="3"/>
          <table:table-cell table:style-name="ce88" office:value-type="string" calcext:value-type="string" table:number-columns-spanned="2" table:number-rows-spanned="1">
            <text:p>友達</text:p>
          </table:table-cell>
          <table:covered-table-cell/>
          <table:table-cell table:style-name="Default"/>
          <table:table-cell table:style-name="ce31"/>
          <table:table-cell table:style-name="ce5" table:number-columns-repeated="3"/>
          <table:table-cell table:style-name="ce88" office:value-type="string" calcext:value-type="string" table:number-columns-spanned="3" table:number-rows-spanned="1">
            <text:p>フガフガ</text:p>
          </table:table-cell>
          <table:covered-table-cell table:number-columns-repeated="2"/>
          <table:table-cell table:style-name="ce31"/>
          <table:table-cell table:number-columns-repeated="42"/>
        </table:table-row>
        <table:table-row table:style-name="ro1">
          <table:table-cell table:number-columns-repeated="4"/>
          <table:table-cell table:style-name="ce4"/>
          <table:table-cell table:style-name="ce6" table:number-columns-repeated="2"/>
          <table:table-cell table:style-name="ce12"/>
          <table:table-cell table:style-name="ce7"/>
          <table:table-cell/>
          <table:table-cell table:style-name="ce7"/>
          <table:table-cell table:style-name="ce4"/>
          <table:table-cell table:style-name="ce6" table:number-columns-repeated="2"/>
          <table:table-cell table:style-name="ce12"/>
          <table:table-cell table:number-columns-repeated="3"/>
          <table:table-cell table:style-name="ce4"/>
          <table:table-cell table:style-name="ce6" table:number-columns-repeated="2"/>
          <table:table-cell table:style-name="ce12"/>
          <table:table-cell/>
          <table:table-cell table:style-name="ce50" table:number-columns-spanned="3" table:number-rows-spanned="1"/>
          <table:covered-table-cell table:number-columns-repeated="2"/>
          <table:table-cell table:number-columns-repeated="38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 table:number-columns-repeated="5"/>
          <table:table-cell table:style-name="ce7" table:number-columns-repeated="7"/>
          <table:table-cell table:number-columns-repeated="52"/>
        </table:table-row>
        <table:table-row table:style-name="ro1" table:number-rows-repeated="4">
          <table:table-cell table:number-columns-repeated="64"/>
        </table:table-row>
        <table:table-row table:style-name="ro1" table:number-rows-repeated="3">
          <table:table-cell table:number-columns-repeated="5"/>
          <table:table-cell table:style-name="ce7" table:number-columns-repeated="7"/>
          <table:table-cell table:number-columns-repeated="52"/>
        </table:table-row>
        <table:table-row table:style-name="ro1" table:number-rows-repeated="4">
          <table:table-cell table:number-columns-repeated="5"/>
          <table:table-cell table:style-name="ce7" table:number-columns-repeated="2"/>
          <table:table-cell table:number-columns-repeated="5"/>
          <table:table-cell table:style-name="Default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ce4"/>
          <table:table-cell table:style-name="ce6" table:number-columns-repeated="38"/>
          <table:table-cell table:style-name="ce12"/>
          <table:table-cell table:number-columns-repeated="21"/>
        </table:table-row>
        <table:table-row table:style-name="ro1">
          <table:table-cell table:number-columns-repeated="2"/>
          <table:table-cell table:style-name="ce4"/>
          <table:table-cell table:style-name="ce6" table:number-columns-repeated="40"/>
          <table:table-cell table:style-name="ce12"/>
          <table:table-cell table:number-columns-repeated="20"/>
        </table:table-row>
        <table:table-row table:style-name="ro1">
          <table:table-cell table:number-columns-repeated="2"/>
          <table:table-cell table:style-name="ce7"/>
          <table:table-cell table:style-name="Default" table:number-columns-repeated="2"/>
          <table:table-cell table:style-name="ce7" table:number-columns-repeated="2"/>
          <table:table-cell table:number-columns-repeated="5"/>
          <table:table-cell table:style-name="Default" table:number-columns-repeated="2"/>
          <table:table-cell table:number-columns-repeated="28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7"/>
          <table:table-cell table:style-name="ce34"/>
          <table:table-cell table:style-name="Default"/>
          <table:table-cell table:style-name="ce7" table:number-columns-repeated="2"/>
          <table:table-cell table:number-columns-repeated="5"/>
          <table:table-cell table:style-name="Default" table:number-columns-repeated="2"/>
          <table:table-cell table:number-columns-repeated="28"/>
          <table:table-cell table:style-name="Default" table:number-columns-repeated="2"/>
          <table:table-cell table:number-columns-repeated="20"/>
        </table:table-row>
        <table:table-row table:style-name="ro1" table:number-rows-repeated="3">
          <table:table-cell table:number-columns-repeated="2"/>
          <table:table-cell table:style-name="ce7"/>
          <table:table-cell table:style-name="Default" table:number-columns-repeated="2"/>
          <table:table-cell table:style-name="ce7" table:number-columns-repeated="2"/>
          <table:table-cell table:number-columns-repeated="5"/>
          <table:table-cell table:style-name="Default" table:number-columns-repeated="2"/>
          <table:table-cell table:number-columns-repeated="28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 table:number-columns-repeated="7"/>
          <table:table-cell table:number-columns-repeated="30"/>
          <table:table-cell table:style-name="Default" table:number-columns-repeated="2"/>
          <table:table-cell table:number-columns-repeated="20"/>
        </table:table-row>
        <table:table-row table:style-name="ro1" table:number-rows-repeated="7">
          <table:table-cell table:number-columns-repeated="2"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27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4"/>
          <table:table-cell table:style-name="ce6" table:number-columns-repeated="61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0">
      <number:year number:style="long"/>
      <number:text>年</number:text>
      <number:month/>
      <number:text>月</number:text>
      <number:day/>
      <number:text>日</number:text>
    </number:date-style>
    <number:number-style style:name="N112P0" style:volatile="true">
      <number:text>¥</number:text>
      <number:number number:decimal-places="0" number:min-decimal-places="0" number:min-integer-digits="1" number:grouping="true"/>
    </number:number-style>
    <number:number-style style:name="N112">
      <number:text>-¥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number:min-decimal-places="2" number:min-integer-digits="1" number:grouping="true"/>
    </number:number-style>
    <number:number-style style:name="N115">
      <number:text>-¥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date-style style:name="N130">
      <number:month number:style="long"/>
      <number:text>/</number:text>
      <number:day number:style="long"/>
      <number:text>/</number:text>
      <number:year/>
    </number:date-style>
    <number:date-style style:name="N131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32">
      <number:hours/>
      <number:text>時</number:text>
      <number:minutes number:style="long"/>
      <number:text>分</number:text>
    </number:time-style>
    <number:time-style style:name="N133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34">
      <number:year number:style="long"/>
      <number:text>年</number:text>
      <number:month number:style="long"/>
      <number:text>月</number:text>
    </number:date-style>
    <number:date-style style:name="N135">
      <number:month number:style="long"/>
      <number:text>月</number:text>
      <number:day number:style="long"/>
      <number:text>日</number:text>
    </number:date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¥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>
      <number:month/>
      <number:text>/</number:text>
      <number:day/>
    </number:date-style>
    <number:date-style style:name="N1011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00/00/00</text:date>, <text:time style:data-style-name="N2" text:time-value="22:49:22.396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9T00:06:16.512000000</meta:creation-date>
    <dc:date>2021-01-16T00:38:23.874000000</dc:date>
    <meta:editing-duration>PT16H11M25S</meta:editing-duration>
    <meta:editing-cycles>43</meta:editing-cycles>
    <meta:generator>LibreOffice/7.0.0.3$Windows_X86_64 LibreOffice_project/8061b3e9204bef6b321a21033174034a5e2ea88e</meta:generator>
    <meta:document-statistic meta:table-count="13" meta:cell-count="649" meta:object-count="68"/>
  </office:meta>
</office:document-meta>
</file>